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14"/>
    <style:style style:name="ce7" style:family="table-cell" style:parent-style-name="Default" style:data-style-name="N4"/>
    <style:style style:name="ce8" style:family="table-cell" style:parent-style-name="Percent" style:data-style-name="N13">
      <style:text-properties style:font-name="Liberation Sans" style:font-name-asian="Liberation Sans" style:font-name-complex="Liberation Sans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28.2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iv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emonstrações Financeiras</text:p>
          </table:table-cell>
          <table:table-cell table:style-name="ce1"/>
          <table:table-cell office:value-type="string" table:style-name="ce2">
            <text:p>PORTOBELLO S/A</text:p>
          </table:table-cell>
          <table:table-cell table:style-name="ce3"/>
          <table:table-cell office:value-type="string" table:style-name="ce2">
            <text:p>2013-06-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emonstrações Individuais: Balanço patrimonial 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Fim Exer. Anter.</text:p>
          </table:table-cell>
          <table:table-cell office:value-type="string" table:style-name="ce5">
            <text:p>Evoluçã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</text:p>
          </table:table-cell>
          <table:table-cell office:value-type="string" table:style-name="ce1">
            <text:p>Ativo Total</text:p>
          </table:table-cell>
          <table:table-cell office:value-type="float" office:value="885351" table:style-name="ce3">
            <text:p>885,351</text:p>
          </table:table-cell>
          <table:table-cell office:value-type="float" office:value="735162" table:style-name="ce3">
            <text:p>735,162</text:p>
          </table:table-cell>
          <table:table-cell office:value-type="percentage" office:value="0.2042937475005509" table:formula="of:=(INDIRECT(&quot;RC[-2]&quot;;0)-INDIRECT(&quot;RC[-1]&quot;;0))/INDIRECT(&quot;RC[-1]&quot;;0)" table:style-name="ce6">
            <text:p>20.43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</text:p>
          </table:table-cell>
          <table:table-cell office:value-type="string" table:style-name="ce1">
            <text:p>Ativo Circulante</text:p>
          </table:table-cell>
          <table:table-cell office:value-type="float" office:value="385168" table:style-name="ce3">
            <text:p>385,168</text:p>
          </table:table-cell>
          <table:table-cell office:value-type="float" office:value="363766" table:style-name="ce3">
            <text:p>363,766</text:p>
          </table:table-cell>
          <table:table-cell office:value-type="percentage" office:value="5.8834525491662223E-2" table:formula="of:=(INDIRECT(&quot;RC[-2]&quot;;0)-INDIRECT(&quot;RC[-1]&quot;;0))/INDIRECT(&quot;RC[-1]&quot;;0)" table:style-name="ce6">
            <text:p>5.88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1</text:p>
          </table:table-cell>
          <table:table-cell office:value-type="string" table:style-name="ce1">
            <text:p>Caixa e Equivalentes de Caixa</text:p>
          </table:table-cell>
          <table:table-cell office:value-type="float" office:value="916" table:style-name="ce3">
            <text:p>916</text:p>
          </table:table-cell>
          <table:table-cell office:value-type="float" office:value="56576" table:style-name="ce3">
            <text:p>56,576</text:p>
          </table:table-cell>
          <table:table-cell office:value-type="percentage" office:value="-0.9838093891402715" table:formula="of:=(INDIRECT(&quot;RC[-2]&quot;;0)-INDIRECT(&quot;RC[-1]&quot;;0))/INDIRECT(&quot;RC[-1]&quot;;0)" table:style-name="ce6">
            <text:p>-98.38%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string" table:style-name="ce1">
            <text:p>1.01.03</text:p>
          </table:table-cell>
          <table:table-cell office:value-type="string" table:style-name="ce1">
            <text:p>Contas a Receber</text:p>
          </table:table-cell>
          <table:table-cell office:value-type="float" office:value="160567" table:style-name="ce3">
            <text:p>160,567</text:p>
          </table:table-cell>
          <table:table-cell office:value-type="float" office:value="137626" table:style-name="ce3">
            <text:p>137,626</text:p>
          </table:table-cell>
          <table:table-cell office:value-type="percentage" office:value="0.16669088689637132" table:formula="of:=(INDIRECT(&quot;RC[-2]&quot;;0)-INDIRECT(&quot;RC[-1]&quot;;0))/INDIRECT(&quot;RC[-1]&quot;;0)" table:style-name="ce6">
            <text:p>16.67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3.01</text:p>
          </table:table-cell>
          <table:table-cell office:value-type="string" table:style-name="ce1">
            <text:p>Clientes</text:p>
          </table:table-cell>
          <table:table-cell office:value-type="float" office:value="160567" table:style-name="ce3">
            <text:p>160,567</text:p>
          </table:table-cell>
          <table:table-cell office:value-type="float" office:value="137626" table:style-name="ce3">
            <text:p>137,626</text:p>
          </table:table-cell>
          <table:table-cell office:value-type="percentage" office:value="0.16669088689637132" table:formula="of:=(INDIRECT(&quot;RC[-2]&quot;;0)-INDIRECT(&quot;RC[-1]&quot;;0))/INDIRECT(&quot;RC[-1]&quot;;0)" table:style-name="ce6">
            <text:p>16.67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4</text:p>
          </table:table-cell>
          <table:table-cell office:value-type="string" table:style-name="ce1">
            <text:p>Estoques</text:p>
          </table:table-cell>
          <table:table-cell office:value-type="float" office:value="137515" table:style-name="ce3">
            <text:p>137,515</text:p>
          </table:table-cell>
          <table:table-cell office:value-type="float" office:value="119932" table:style-name="ce3">
            <text:p>119,932</text:p>
          </table:table-cell>
          <table:table-cell office:value-type="percentage" office:value="0.14660807791081612" table:formula="of:=(INDIRECT(&quot;RC[-2]&quot;;0)-INDIRECT(&quot;RC[-1]&quot;;0))/INDIRECT(&quot;RC[-1]&quot;;0)" table:style-name="ce6">
            <text:p>14.66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6</text:p>
          </table:table-cell>
          <table:table-cell office:value-type="string" table:style-name="ce1">
            <text:p>Tributos a Recuperar</text:p>
          </table:table-cell>
          <table:table-cell office:value-type="float" office:value="1869" table:style-name="ce3">
            <text:p>1,869</text:p>
          </table:table-cell>
          <table:table-cell office:value-type="float" office:value="1450" table:style-name="ce3">
            <text:p>1,450</text:p>
          </table:table-cell>
          <table:table-cell office:value-type="percentage" office:value="0.28896551724137931" table:formula="of:=(INDIRECT(&quot;RC[-2]&quot;;0)-INDIRECT(&quot;RC[-1]&quot;;0))/INDIRECT(&quot;RC[-1]&quot;;0)" table:style-name="ce6">
            <text:p>28.90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6.01</text:p>
          </table:table-cell>
          <table:table-cell office:value-type="string" table:style-name="ce1">
            <text:p>Tributos Correntes a Recuperar</text:p>
          </table:table-cell>
          <table:table-cell office:value-type="float" office:value="1869" table:style-name="ce3">
            <text:p>1,869</text:p>
          </table:table-cell>
          <table:table-cell office:value-type="float" office:value="1450" table:style-name="ce3">
            <text:p>1,450</text:p>
          </table:table-cell>
          <table:table-cell office:value-type="percentage" office:value="0.28896551724137931" table:formula="of:=(INDIRECT(&quot;RC[-2]&quot;;0)-INDIRECT(&quot;RC[-1]&quot;;0))/INDIRECT(&quot;RC[-1]&quot;;0)" table:style-name="ce6">
            <text:p>28.90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6.01.02</text:p>
          </table:table-cell>
          <table:table-cell office:value-type="string" table:style-name="ce1">
            <text:p>Demais Tributos Correntes a Recuperar</text:p>
          </table:table-cell>
          <table:table-cell office:value-type="float" office:value="1869" table:style-name="ce3">
            <text:p>1,869</text:p>
          </table:table-cell>
          <table:table-cell office:value-type="float" office:value="1450" table:style-name="ce3">
            <text:p>1,450</text:p>
          </table:table-cell>
          <table:table-cell office:value-type="percentage" office:value="0.28896551724137931" table:formula="of:=(INDIRECT(&quot;RC[-2]&quot;;0)-INDIRECT(&quot;RC[-1]&quot;;0))/INDIRECT(&quot;RC[-1]&quot;;0)" table:style-name="ce6">
            <text:p>28.90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8</text:p>
          </table:table-cell>
          <table:table-cell office:value-type="string" table:style-name="ce1">
            <text:p>Outros Ativos Circulantes</text:p>
          </table:table-cell>
          <table:table-cell office:value-type="float" office:value="84301" table:style-name="ce3">
            <text:p>84,301</text:p>
          </table:table-cell>
          <table:table-cell office:value-type="float" office:value="48182" table:style-name="ce3">
            <text:p>48,182</text:p>
          </table:table-cell>
          <table:table-cell office:value-type="percentage" office:value="0.74963679382341952" table:formula="of:=(INDIRECT(&quot;RC[-2]&quot;;0)-INDIRECT(&quot;RC[-1]&quot;;0))/INDIRECT(&quot;RC[-1]&quot;;0)" table:style-name="ce6">
            <text:p>74.96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8.03</text:p>
          </table:table-cell>
          <table:table-cell office:value-type="string" table:style-name="ce1">
            <text:p>Outros</text:p>
          </table:table-cell>
          <table:table-cell office:value-type="float" office:value="84301" table:style-name="ce3">
            <text:p>84,301</text:p>
          </table:table-cell>
          <table:table-cell office:value-type="float" office:value="48182" table:style-name="ce3">
            <text:p>48,182</text:p>
          </table:table-cell>
          <table:table-cell office:value-type="percentage" office:value="0.74963679382341952" table:formula="of:=(INDIRECT(&quot;RC[-2]&quot;;0)-INDIRECT(&quot;RC[-1]&quot;;0))/INDIRECT(&quot;RC[-1]&quot;;0)" table:style-name="ce6">
            <text:p>74.96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8.03.01</text:p>
          </table:table-cell>
          <table:table-cell office:value-type="string" table:style-name="ce1">
            <text:p>Dividendos a Receber</text:p>
          </table:table-cell>
          <table:table-cell office:value-type="float" office:value="2073" table:style-name="ce3">
            <text:p>2,073</text:p>
          </table:table-cell>
          <table:table-cell office:value-type="float" office:value="2073" table:style-name="ce3">
            <text:p>2,073</text:p>
          </table:table-cell>
          <table:table-cell office:value-type="percentage" office:value="0" table:formula="of:=(INDIRECT(&quot;RC[-2]&quot;;0)-INDIRECT(&quot;RC[-1]&quot;;0))/INDIRECT(&quot;RC[-1]&quot;;0)" table:style-name="ce6">
            <text:p>0.00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8.03.02</text:p>
          </table:table-cell>
          <table:table-cell office:value-type="string" table:style-name="ce1">
            <text:p>Créditos com Controlada</text:p>
          </table:table-cell>
          <table:table-cell office:value-type="float" office:value="70548" table:style-name="ce3">
            <text:p>70,548</text:p>
          </table:table-cell>
          <table:table-cell office:value-type="float" office:value="41839" table:style-name="ce3">
            <text:p>41,839</text:p>
          </table:table-cell>
          <table:table-cell office:value-type="percentage" office:value="0.68617796792466357" table:formula="of:=(INDIRECT(&quot;RC[-2]&quot;;0)-INDIRECT(&quot;RC[-1]&quot;;0))/INDIRECT(&quot;RC[-1]&quot;;0)" table:style-name="ce6">
            <text:p>68.62%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1.01.08.03.03</text:p>
          </table:table-cell>
          <table:table-cell office:value-type="string" table:style-name="ce1">
            <text:p>Adiantamento a Fornecedores</text:p>
          </table:table-cell>
          <table:table-cell office:value-type="float" office:value="9260" table:style-name="ce3">
            <text:p>9,260</text:p>
          </table:table-cell>
          <table:table-cell office:value-type="float" office:value="2156" table:style-name="ce3">
            <text:p>2,156</text:p>
          </table:table-cell>
          <table:table-cell office:value-type="percentage" office:value="3.2949907235621523" table:formula="of:=(INDIRECT(&quot;RC[-2]&quot;;0)-INDIRECT(&quot;RC[-1]&quot;;0))/INDIRECT(&quot;RC[-1]&quot;;0)" table:style-name="ce6">
            <text:p>329.5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8.03.04</text:p>
          </table:table-cell>
          <table:table-cell office:value-type="string" table:style-name="ce1">
            <text:p>Outros</text:p>
          </table:table-cell>
          <table:table-cell office:value-type="float" office:value="2420" table:style-name="ce3">
            <text:p>2,420</text:p>
          </table:table-cell>
          <table:table-cell office:value-type="float" office:value="2114" table:style-name="ce3">
            <text:p>2,114</text:p>
          </table:table-cell>
          <table:table-cell office:value-type="percentage" office:value="0.14474929044465468" table:formula="of:=(INDIRECT(&quot;RC[-2]&quot;;0)-INDIRECT(&quot;RC[-1]&quot;;0))/INDIRECT(&quot;RC[-1]&quot;;0)" table:style-name="ce6">
            <text:p>14.4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</text:p>
          </table:table-cell>
          <table:table-cell office:value-type="string" table:style-name="ce1">
            <text:p>Ativo Não Circulante</text:p>
          </table:table-cell>
          <table:table-cell office:value-type="float" office:value="500183" table:style-name="ce3">
            <text:p>500,183</text:p>
          </table:table-cell>
          <table:table-cell office:value-type="float" office:value="371396" table:style-name="ce3">
            <text:p>371,396</text:p>
          </table:table-cell>
          <table:table-cell office:value-type="percentage" office:value="0.34676463936068241" table:formula="of:=(INDIRECT(&quot;RC[-2]&quot;;0)-INDIRECT(&quot;RC[-1]&quot;;0))/INDIRECT(&quot;RC[-1]&quot;;0)" table:style-name="ce6">
            <text:p>34.6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</text:p>
          </table:table-cell>
          <table:table-cell office:value-type="string" table:style-name="ce1">
            <text:p>Ativo Realizável a Longo Prazo</text:p>
          </table:table-cell>
          <table:table-cell office:value-type="float" office:value="216068" table:style-name="ce3">
            <text:p>216,068</text:p>
          </table:table-cell>
          <table:table-cell office:value-type="float" office:value="169757" table:style-name="ce3">
            <text:p>169,757</text:p>
          </table:table-cell>
          <table:table-cell office:value-type="percentage" office:value="0.27280760145384286" table:formula="of:=(INDIRECT(&quot;RC[-2]&quot;;0)-INDIRECT(&quot;RC[-1]&quot;;0))/INDIRECT(&quot;RC[-1]&quot;;0)" table:style-name="ce6">
            <text:p>27.2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8</text:p>
          </table:table-cell>
          <table:table-cell office:value-type="string" table:style-name="ce1">
            <text:p>Créditos com Partes Relacionadas</text:p>
          </table:table-cell>
          <table:table-cell office:value-type="float" office:value="143314" table:style-name="ce3">
            <text:p>143,314</text:p>
          </table:table-cell>
          <table:table-cell office:value-type="float" office:value="105767" table:style-name="ce3">
            <text:p>105,767</text:p>
          </table:table-cell>
          <table:table-cell office:value-type="percentage" office:value="0.35499730539771385" table:formula="of:=(INDIRECT(&quot;RC[-2]&quot;;0)-INDIRECT(&quot;RC[-1]&quot;;0))/INDIRECT(&quot;RC[-1]&quot;;0)" table:style-name="ce6">
            <text:p>35.5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8.02</text:p>
          </table:table-cell>
          <table:table-cell office:value-type="string" table:style-name="ce1">
            <text:p>Créditos com Controladas</text:p>
          </table:table-cell>
          <table:table-cell office:value-type="float" office:value="51726" table:style-name="ce3">
            <text:p>51,726</text:p>
          </table:table-cell>
          <table:table-cell office:value-type="float" office:value="5369" table:style-name="ce3">
            <text:p>5,369</text:p>
          </table:table-cell>
          <table:table-cell office:value-type="percentage" office:value="8.6341963121624143" table:formula="of:=(INDIRECT(&quot;RC[-2]&quot;;0)-INDIRECT(&quot;RC[-1]&quot;;0))/INDIRECT(&quot;RC[-1]&quot;;0)" table:style-name="ce6">
            <text:p>863.4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8.04</text:p>
          </table:table-cell>
          <table:table-cell office:value-type="string" table:style-name="ce1">
            <text:p>Créditos com Outras Partes Relacionadas</text:p>
          </table:table-cell>
          <table:table-cell office:value-type="float" office:value="91588" table:style-name="ce3">
            <text:p>91,588</text:p>
          </table:table-cell>
          <table:table-cell office:value-type="float" office:value="100398" table:style-name="ce3">
            <text:p>100,398</text:p>
          </table:table-cell>
          <table:table-cell office:value-type="percentage" office:value="-8.7750752007012087E-2" table:formula="of:=(INDIRECT(&quot;RC[-2]&quot;;0)-INDIRECT(&quot;RC[-1]&quot;;0))/INDIRECT(&quot;RC[-1]&quot;;0)" table:style-name="ce6">
            <text:p>-8.7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</text:p>
          </table:table-cell>
          <table:table-cell office:value-type="string" table:style-name="ce1">
            <text:p>Outros Ativos Não Circulantes</text:p>
          </table:table-cell>
          <table:table-cell office:value-type="float" office:value="72754" table:style-name="ce3">
            <text:p>72,754</text:p>
          </table:table-cell>
          <table:table-cell office:value-type="float" office:value="63990" table:style-name="ce3">
            <text:p>63,990</text:p>
          </table:table-cell>
          <table:table-cell office:value-type="percentage" office:value="0.13695889982809814" table:formula="of:=(INDIRECT(&quot;RC[-2]&quot;;0)-INDIRECT(&quot;RC[-1]&quot;;0))/INDIRECT(&quot;RC[-1]&quot;;0)" table:style-name="ce6">
            <text:p>13.7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3</text:p>
          </table:table-cell>
          <table:table-cell office:value-type="string" table:style-name="ce1">
            <text:p>Depósitos Judiciais</text:p>
          </table:table-cell>
          <table:table-cell office:value-type="float" office:value="9332" table:style-name="ce3">
            <text:p>9,332</text:p>
          </table:table-cell>
          <table:table-cell office:value-type="float" office:value="8457" table:style-name="ce3">
            <text:p>8,457</text:p>
          </table:table-cell>
          <table:table-cell office:value-type="percentage" office:value="0.1034645855504316" table:formula="of:=(INDIRECT(&quot;RC[-2]&quot;;0)-INDIRECT(&quot;RC[-1]&quot;;0))/INDIRECT(&quot;RC[-1]&quot;;0)" table:style-name="ce6">
            <text:p>10.3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4</text:p>
          </table:table-cell>
          <table:table-cell office:value-type="string" table:style-name="ce1">
            <text:p>Recebíveis da Eletrobrás</text:p>
          </table:table-cell>
          <table:table-cell office:value-type="float" office:value="40464" table:style-name="ce3">
            <text:p>40,464</text:p>
          </table:table-cell>
          <table:table-cell office:value-type="float" office:value="36819" table:style-name="ce3">
            <text:p>36,819</text:p>
          </table:table-cell>
          <table:table-cell office:value-type="percentage" office:value="9.8997800048887807E-2" table:formula="of:=(INDIRECT(&quot;RC[-2]&quot;;0)-INDIRECT(&quot;RC[-1]&quot;;0))/INDIRECT(&quot;RC[-1]&quot;;0)" table:style-name="ce6">
            <text:p>9.9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5</text:p>
          </table:table-cell>
          <table:table-cell office:value-type="string" table:style-name="ce1">
            <text:p>Tributos a Recuperar</text:p>
          </table:table-cell>
          <table:table-cell office:value-type="float" office:value="5483" table:style-name="ce3">
            <text:p>5,483</text:p>
          </table:table-cell>
          <table:table-cell office:value-type="float" office:value="1682" table:style-name="ce3">
            <text:p>1,682</text:p>
          </table:table-cell>
          <table:table-cell office:value-type="percentage" office:value="2.2598097502972649" table:formula="of:=(INDIRECT(&quot;RC[-2]&quot;;0)-INDIRECT(&quot;RC[-1]&quot;;0))/INDIRECT(&quot;RC[-1]&quot;;0)" table:style-name="ce6">
            <text:p>225.9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6</text:p>
          </table:table-cell>
          <table:table-cell office:value-type="string" table:style-name="ce1">
            <text:p>Ativo Tributário</text:p>
          </table:table-cell>
          <table:table-cell office:value-type="float" office:value="13315" table:style-name="ce3">
            <text:p>13,315</text:p>
          </table:table-cell>
          <table:table-cell office:value-type="float" office:value="12872" table:style-name="ce3">
            <text:p>12,872</text:p>
          </table:table-cell>
          <table:table-cell office:value-type="percentage" office:value="3.4415786202610314E-2" table:formula="of:=(INDIRECT(&quot;RC[-2]&quot;;0)-INDIRECT(&quot;RC[-1]&quot;;0))/INDIRECT(&quot;RC[-1]&quot;;0)" table:style-name="ce6">
            <text:p>3.4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7</text:p>
          </table:table-cell>
          <table:table-cell office:value-type="string" table:style-name="ce1">
            <text:p>Ativo Atuarial</text:p>
          </table:table-cell>
          <table:table-cell office:value-type="float" office:value="3641" table:style-name="ce3">
            <text:p>3,641</text:p>
          </table:table-cell>
          <table:table-cell office:value-type="float" office:value="3641" table:style-name="ce3">
            <text:p>3,641</text:p>
          </table:table-cell>
          <table:table-cell office:value-type="percentage" office:value="0" table:formula="of:=(INDIRECT(&quot;RC[-2]&quot;;0)-INDIRECT(&quot;RC[-1]&quot;;0))/INDIRECT(&quot;RC[-1]&quot;;0)" table:style-name="ce6">
            <text:p>0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8</text:p>
          </table:table-cell>
          <table:table-cell office:value-type="string" table:style-name="ce1">
            <text:p>Outros</text:p>
          </table:table-cell>
          <table:table-cell office:value-type="float" office:value="519" table:style-name="ce3">
            <text:p>519</text:p>
          </table:table-cell>
          <table:table-cell office:value-type="float" office:value="519" table:style-name="ce3">
            <text:p>519</text:p>
          </table:table-cell>
          <table:table-cell office:value-type="percentage" office:value="0" table:formula="of:=(INDIRECT(&quot;RC[-2]&quot;;0)-INDIRECT(&quot;RC[-1]&quot;;0))/INDIRECT(&quot;RC[-1]&quot;;0)" table:style-name="ce6">
            <text:p>0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2</text:p>
          </table:table-cell>
          <table:table-cell office:value-type="string" table:style-name="ce1">
            <text:p>Investimentos</text:p>
          </table:table-cell>
          <table:table-cell office:value-type="float" office:value="7732" table:style-name="ce3">
            <text:p>7,732</text:p>
          </table:table-cell>
          <table:table-cell office:value-type="float" office:value="678" table:style-name="ce3">
            <text:p>678</text:p>
          </table:table-cell>
          <table:table-cell office:value-type="percentage" office:value="10.404129793510325" table:formula="of:=(INDIRECT(&quot;RC[-2]&quot;;0)-INDIRECT(&quot;RC[-1]&quot;;0))/INDIRECT(&quot;RC[-1]&quot;;0)" table:style-name="ce6">
            <text:p>1040.4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2.01</text:p>
          </table:table-cell>
          <table:table-cell office:value-type="string" table:style-name="ce1">
            <text:p>Participações Societárias</text:p>
          </table:table-cell>
          <table:table-cell office:value-type="float" office:value="7732" table:style-name="ce3">
            <text:p>7,732</text:p>
          </table:table-cell>
          <table:table-cell office:value-type="float" office:value="678" table:style-name="ce3">
            <text:p>678</text:p>
          </table:table-cell>
          <table:table-cell office:value-type="percentage" office:value="10.404129793510325" table:formula="of:=(INDIRECT(&quot;RC[-2]&quot;;0)-INDIRECT(&quot;RC[-1]&quot;;0))/INDIRECT(&quot;RC[-1]&quot;;0)" table:style-name="ce6">
            <text:p>1040.4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2.01.02</text:p>
          </table:table-cell>
          <table:table-cell office:value-type="string" table:style-name="ce1">
            <text:p>Participações em Controladas</text:p>
          </table:table-cell>
          <table:table-cell office:value-type="float" office:value="7534" table:style-name="ce3">
            <text:p>7,534</text:p>
          </table:table-cell>
          <table:table-cell office:value-type="float" office:value="480" table:style-name="ce3">
            <text:p>480</text:p>
          </table:table-cell>
          <table:table-cell office:value-type="percentage" office:value="14.695833333333333" table:formula="of:=(INDIRECT(&quot;RC[-2]&quot;;0)-INDIRECT(&quot;RC[-1]&quot;;0))/INDIRECT(&quot;RC[-1]&quot;;0)" table:style-name="ce6">
            <text:p>1469.5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2.01.04</text:p>
          </table:table-cell>
          <table:table-cell office:value-type="string" table:style-name="ce1">
            <text:p>Outras Participações Societárias</text:p>
          </table:table-cell>
          <table:table-cell office:value-type="float" office:value="198" table:style-name="ce3">
            <text:p>198</text:p>
          </table:table-cell>
          <table:table-cell office:value-type="float" office:value="198" table:style-name="ce3">
            <text:p>198</text:p>
          </table:table-cell>
          <table:table-cell office:value-type="percentage" office:value="0" table:formula="of:=(INDIRECT(&quot;RC[-2]&quot;;0)-INDIRECT(&quot;RC[-1]&quot;;0))/INDIRECT(&quot;RC[-1]&quot;;0)" table:style-name="ce6">
            <text:p>0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3</text:p>
          </table:table-cell>
          <table:table-cell office:value-type="string" table:style-name="ce1">
            <text:p>Imobilizado</text:p>
          </table:table-cell>
          <table:table-cell office:value-type="float" office:value="258134" table:style-name="ce3">
            <text:p>258,134</text:p>
          </table:table-cell>
          <table:table-cell office:value-type="float" office:value="185841" table:style-name="ce3">
            <text:p>185,841</text:p>
          </table:table-cell>
          <table:table-cell office:value-type="percentage" office:value="0.38900457918328035" table:formula="of:=(INDIRECT(&quot;RC[-2]&quot;;0)-INDIRECT(&quot;RC[-1]&quot;;0))/INDIRECT(&quot;RC[-1]&quot;;0)" table:style-name="ce6">
            <text:p>38.9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4</text:p>
          </table:table-cell>
          <table:table-cell office:value-type="string" table:style-name="ce1">
            <text:p>Intangível</text:p>
          </table:table-cell>
          <table:table-cell office:value-type="float" office:value="18249" table:style-name="ce3">
            <text:p>18,249</text:p>
          </table:table-cell>
          <table:table-cell office:value-type="float" office:value="15120" table:style-name="ce3">
            <text:p>15,120</text:p>
          </table:table-cell>
          <table:table-cell office:value-type="percentage" office:value="0.20694444444444443" table:formula="of:=(INDIRECT(&quot;RC[-2]&quot;;0)-INDIRECT(&quot;RC[-1]&quot;;0))/INDIRECT(&quot;RC[-1]&quot;;0)" table:style-name="ce6">
            <text:p>20.6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monstrações Consolidadas: Balanço patrimonial 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Fim Exer. Anter.</text:p>
          </table:table-cell>
          <table:table-cell office:value-type="string" table:style-name="ce5">
            <text:p>Evolu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c</text:p>
          </table:table-cell>
          <table:table-cell office:value-type="string" table:style-name="ce1">
            <text:p>Ativo Total</text:p>
          </table:table-cell>
          <table:table-cell office:value-type="float" office:value="835542" table:style-name="ce3">
            <text:p>835,542</text:p>
          </table:table-cell>
          <table:table-cell office:value-type="float" office:value="695321" table:style-name="ce3">
            <text:p>695,321</text:p>
          </table:table-cell>
          <table:table-cell office:value-type="percentage" office:value="0.20166369202138293" table:formula="of:=(INDIRECT(&quot;RC[-2]&quot;;0)-INDIRECT(&quot;RC[-1]&quot;;0))/INDIRECT(&quot;RC[-1]&quot;;0)" table:style-name="ce6">
            <text:p>20.1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c</text:p>
          </table:table-cell>
          <table:table-cell office:value-type="string" table:style-name="ce1">
            <text:p>Ativo Circulante</text:p>
          </table:table-cell>
          <table:table-cell office:value-type="float" office:value="393201" table:style-name="ce3">
            <text:p>393,201</text:p>
          </table:table-cell>
          <table:table-cell office:value-type="float" office:value="328230" table:style-name="ce3">
            <text:p>328,230</text:p>
          </table:table-cell>
          <table:table-cell office:value-type="percentage" office:value="0.19794351521798739" table:formula="of:=(INDIRECT(&quot;RC[-2]&quot;;0)-INDIRECT(&quot;RC[-1]&quot;;0))/INDIRECT(&quot;RC[-1]&quot;;0)" table:style-name="ce6">
            <text:p>19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1c</text:p>
          </table:table-cell>
          <table:table-cell office:value-type="string" table:style-name="ce1">
            <text:p>Caixa e Equivalentes de Caixa</text:p>
          </table:table-cell>
          <table:table-cell office:value-type="float" office:value="73347" table:style-name="ce3">
            <text:p>73,347</text:p>
          </table:table-cell>
          <table:table-cell office:value-type="float" office:value="58870" table:style-name="ce3">
            <text:p>58,870</text:p>
          </table:table-cell>
          <table:table-cell office:value-type="percentage" office:value="0.24591472736538134" table:formula="of:=(INDIRECT(&quot;RC[-2]&quot;;0)-INDIRECT(&quot;RC[-1]&quot;;0))/INDIRECT(&quot;RC[-1]&quot;;0)" table:style-name="ce6">
            <text:p>24.5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3c</text:p>
          </table:table-cell>
          <table:table-cell office:value-type="string" table:style-name="ce1">
            <text:p>Contas a Receber</text:p>
          </table:table-cell>
          <table:table-cell office:value-type="float" office:value="166513" table:style-name="ce3">
            <text:p>166,513</text:p>
          </table:table-cell>
          <table:table-cell office:value-type="float" office:value="142678" table:style-name="ce3">
            <text:p>142,678</text:p>
          </table:table-cell>
          <table:table-cell office:value-type="percentage" office:value="0.16705448632585262" table:formula="of:=(INDIRECT(&quot;RC[-2]&quot;;0)-INDIRECT(&quot;RC[-1]&quot;;0))/INDIRECT(&quot;RC[-1]&quot;;0)" table:style-name="ce6">
            <text:p>16.7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3.01c</text:p>
          </table:table-cell>
          <table:table-cell office:value-type="string" table:style-name="ce1">
            <text:p>Clientes</text:p>
          </table:table-cell>
          <table:table-cell office:value-type="float" office:value="166513" table:style-name="ce3">
            <text:p>166,513</text:p>
          </table:table-cell>
          <table:table-cell office:value-type="float" office:value="142678" table:style-name="ce3">
            <text:p>142,678</text:p>
          </table:table-cell>
          <table:table-cell office:value-type="percentage" office:value="0.16705448632585262" table:formula="of:=(INDIRECT(&quot;RC[-2]&quot;;0)-INDIRECT(&quot;RC[-1]&quot;;0))/INDIRECT(&quot;RC[-1]&quot;;0)" table:style-name="ce6">
            <text:p>16.7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4c</text:p>
          </table:table-cell>
          <table:table-cell office:value-type="string" table:style-name="ce1">
            <text:p>Estoques</text:p>
          </table:table-cell>
          <table:table-cell office:value-type="float" office:value="137701" table:style-name="ce3">
            <text:p>137,701</text:p>
          </table:table-cell>
          <table:table-cell office:value-type="float" office:value="120045" table:style-name="ce3">
            <text:p>120,045</text:p>
          </table:table-cell>
          <table:table-cell office:value-type="percentage" office:value="0.14707817901620227" table:formula="of:=(INDIRECT(&quot;RC[-2]&quot;;0)-INDIRECT(&quot;RC[-1]&quot;;0))/INDIRECT(&quot;RC[-1]&quot;;0)" table:style-name="ce6">
            <text:p>14.7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6c</text:p>
          </table:table-cell>
          <table:table-cell office:value-type="string" table:style-name="ce1">
            <text:p>Tributos a Recuperar</text:p>
          </table:table-cell>
          <table:table-cell office:value-type="float" office:value="2568" table:style-name="ce3">
            <text:p>2,568</text:p>
          </table:table-cell>
          <table:table-cell office:value-type="float" office:value="2064" table:style-name="ce3">
            <text:p>2,064</text:p>
          </table:table-cell>
          <table:table-cell office:value-type="percentage" office:value="0.2441860465116279" table:formula="of:=(INDIRECT(&quot;RC[-2]&quot;;0)-INDIRECT(&quot;RC[-1]&quot;;0))/INDIRECT(&quot;RC[-1]&quot;;0)" table:style-name="ce6">
            <text:p>24.4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6.01c</text:p>
          </table:table-cell>
          <table:table-cell office:value-type="string" table:style-name="ce1">
            <text:p>Tributos Correntes a Recuperar</text:p>
          </table:table-cell>
          <table:table-cell office:value-type="float" office:value="2568" table:style-name="ce3">
            <text:p>2,568</text:p>
          </table:table-cell>
          <table:table-cell office:value-type="float" office:value="2064" table:style-name="ce3">
            <text:p>2,064</text:p>
          </table:table-cell>
          <table:table-cell office:value-type="percentage" office:value="0.2441860465116279" table:formula="of:=(INDIRECT(&quot;RC[-2]&quot;;0)-INDIRECT(&quot;RC[-1]&quot;;0))/INDIRECT(&quot;RC[-1]&quot;;0)" table:style-name="ce6">
            <text:p>24.4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6.01.01c</text:p>
          </table:table-cell>
          <table:table-cell office:value-type="string" table:style-name="ce1">
            <text:p>Imposto de Renda e Contribuição Social a Recuperar</text:p>
          </table:table-cell>
          <table:table-cell office:value-type="float" office:value="456" table:style-name="ce3">
            <text:p>456</text:p>
          </table:table-cell>
          <table:table-cell office:value-type="float" office:value="459" table:style-name="ce3">
            <text:p>459</text:p>
          </table:table-cell>
          <table:table-cell office:value-type="percentage" office:value="-6.5359477124183009E-3" table:formula="of:=(INDIRECT(&quot;RC[-2]&quot;;0)-INDIRECT(&quot;RC[-1]&quot;;0))/INDIRECT(&quot;RC[-1]&quot;;0)" table:style-name="ce6">
            <text:p>-0.6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6.01.02c</text:p>
          </table:table-cell>
          <table:table-cell office:value-type="string" table:style-name="ce1">
            <text:p>Demais Tributos Correntes a Recuperar</text:p>
          </table:table-cell>
          <table:table-cell office:value-type="float" office:value="2112" table:style-name="ce3">
            <text:p>2,112</text:p>
          </table:table-cell>
          <table:table-cell office:value-type="float" office:value="1605" table:style-name="ce3">
            <text:p>1,605</text:p>
          </table:table-cell>
          <table:table-cell office:value-type="percentage" office:value="0.31588785046728973" table:formula="of:=(INDIRECT(&quot;RC[-2]&quot;;0)-INDIRECT(&quot;RC[-1]&quot;;0))/INDIRECT(&quot;RC[-1]&quot;;0)" table:style-name="ce6">
            <text:p>31.5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8c</text:p>
          </table:table-cell>
          <table:table-cell office:value-type="string" table:style-name="ce1">
            <text:p>Outros Ativos Circulantes</text:p>
          </table:table-cell>
          <table:table-cell office:value-type="float" office:value="13072" table:style-name="ce3">
            <text:p>13,072</text:p>
          </table:table-cell>
          <table:table-cell office:value-type="float" office:value="4573" table:style-name="ce3">
            <text:p>4,573</text:p>
          </table:table-cell>
          <table:table-cell office:value-type="percentage" office:value="1.8585173846490268" table:formula="of:=(INDIRECT(&quot;RC[-2]&quot;;0)-INDIRECT(&quot;RC[-1]&quot;;0))/INDIRECT(&quot;RC[-1]&quot;;0)" table:style-name="ce6">
            <text:p>185.8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8.03c</text:p>
          </table:table-cell>
          <table:table-cell office:value-type="string" table:style-name="ce1">
            <text:p>Outros</text:p>
          </table:table-cell>
          <table:table-cell office:value-type="float" office:value="13072" table:style-name="ce3">
            <text:p>13,072</text:p>
          </table:table-cell>
          <table:table-cell office:value-type="float" office:value="4573" table:style-name="ce3">
            <text:p>4,573</text:p>
          </table:table-cell>
          <table:table-cell office:value-type="percentage" office:value="1.8585173846490268" table:formula="of:=(INDIRECT(&quot;RC[-2]&quot;;0)-INDIRECT(&quot;RC[-1]&quot;;0))/INDIRECT(&quot;RC[-1]&quot;;0)" table:style-name="ce6">
            <text:p>185.8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8.03.03c</text:p>
          </table:table-cell>
          <table:table-cell office:value-type="string" table:style-name="ce1">
            <text:p>Adiantamento a Fornecedores</text:p>
          </table:table-cell>
          <table:table-cell office:value-type="float" office:value="8000" table:style-name="ce3">
            <text:p>8,000</text:p>
          </table:table-cell>
          <table:table-cell office:value-type="float" office:value="954" table:style-name="ce3">
            <text:p>954</text:p>
          </table:table-cell>
          <table:table-cell office:value-type="percentage" office:value="7.3857442348008382" table:formula="of:=(INDIRECT(&quot;RC[-2]&quot;;0)-INDIRECT(&quot;RC[-1]&quot;;0))/INDIRECT(&quot;RC[-1]&quot;;0)" table:style-name="ce6">
            <text:p>738.5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1.08.03.04c</text:p>
          </table:table-cell>
          <table:table-cell office:value-type="string" table:style-name="ce1">
            <text:p>Outros</text:p>
          </table:table-cell>
          <table:table-cell office:value-type="float" office:value="5072" table:style-name="ce3">
            <text:p>5,072</text:p>
          </table:table-cell>
          <table:table-cell office:value-type="float" office:value="3619" table:style-name="ce3">
            <text:p>3,619</text:p>
          </table:table-cell>
          <table:table-cell office:value-type="percentage" office:value="0.4014921248963802" table:formula="of:=(INDIRECT(&quot;RC[-2]&quot;;0)-INDIRECT(&quot;RC[-1]&quot;;0))/INDIRECT(&quot;RC[-1]&quot;;0)" table:style-name="ce6">
            <text:p>40.1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c</text:p>
          </table:table-cell>
          <table:table-cell office:value-type="string" table:style-name="ce1">
            <text:p>Ativo Não Circulante</text:p>
          </table:table-cell>
          <table:table-cell office:value-type="float" office:value="442341" table:style-name="ce3">
            <text:p>442,341</text:p>
          </table:table-cell>
          <table:table-cell office:value-type="float" office:value="367091" table:style-name="ce3">
            <text:p>367,091</text:p>
          </table:table-cell>
          <table:table-cell office:value-type="percentage" office:value="0.20499004334075202" table:formula="of:=(INDIRECT(&quot;RC[-2]&quot;;0)-INDIRECT(&quot;RC[-1]&quot;;0))/INDIRECT(&quot;RC[-1]&quot;;0)" table:style-name="ce6">
            <text:p>20.5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c</text:p>
          </table:table-cell>
          <table:table-cell office:value-type="string" table:style-name="ce1">
            <text:p>Ativo Realizável a Longo Prazo</text:p>
          </table:table-cell>
          <table:table-cell office:value-type="float" office:value="164379" table:style-name="ce3">
            <text:p>164,379</text:p>
          </table:table-cell>
          <table:table-cell office:value-type="float" office:value="164501" table:style-name="ce3">
            <text:p>164,501</text:p>
          </table:table-cell>
          <table:table-cell office:value-type="percentage" office:value="-7.4163682895544709E-4" table:formula="of:=(INDIRECT(&quot;RC[-2]&quot;;0)-INDIRECT(&quot;RC[-1]&quot;;0))/INDIRECT(&quot;RC[-1]&quot;;0)" table:style-name="ce6">
            <text:p>-0.0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8c</text:p>
          </table:table-cell>
          <table:table-cell office:value-type="string" table:style-name="ce1">
            <text:p>Créditos com Partes Relacionadas</text:p>
          </table:table-cell>
          <table:table-cell office:value-type="float" office:value="91588" table:style-name="ce3">
            <text:p>91,588</text:p>
          </table:table-cell>
          <table:table-cell office:value-type="float" office:value="100398" table:style-name="ce3">
            <text:p>100,398</text:p>
          </table:table-cell>
          <table:table-cell office:value-type="percentage" office:value="-8.7750752007012087E-2" table:formula="of:=(INDIRECT(&quot;RC[-2]&quot;;0)-INDIRECT(&quot;RC[-1]&quot;;0))/INDIRECT(&quot;RC[-1]&quot;;0)" table:style-name="ce6">
            <text:p>-8.7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8.04c</text:p>
          </table:table-cell>
          <table:table-cell office:value-type="string" table:style-name="ce1">
            <text:p>Créditos com Outras Partes Relacionadas</text:p>
          </table:table-cell>
          <table:table-cell office:value-type="float" office:value="91588" table:style-name="ce3">
            <text:p>91,588</text:p>
          </table:table-cell>
          <table:table-cell office:value-type="float" office:value="100398" table:style-name="ce3">
            <text:p>100,398</text:p>
          </table:table-cell>
          <table:table-cell office:value-type="percentage" office:value="-8.7750752007012087E-2" table:formula="of:=(INDIRECT(&quot;RC[-2]&quot;;0)-INDIRECT(&quot;RC[-1]&quot;;0))/INDIRECT(&quot;RC[-1]&quot;;0)" table:style-name="ce6">
            <text:p>-8.7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c</text:p>
          </table:table-cell>
          <table:table-cell office:value-type="string" table:style-name="ce1">
            <text:p>Outros Ativos Não Circulantes</text:p>
          </table:table-cell>
          <table:table-cell office:value-type="float" office:value="72791" table:style-name="ce3">
            <text:p>72,791</text:p>
          </table:table-cell>
          <table:table-cell office:value-type="float" office:value="64103" table:style-name="ce3">
            <text:p>64,103</text:p>
          </table:table-cell>
          <table:table-cell office:value-type="percentage" office:value="0.135531878383227" table:formula="of:=(INDIRECT(&quot;RC[-2]&quot;;0)-INDIRECT(&quot;RC[-1]&quot;;0))/INDIRECT(&quot;RC[-1]&quot;;0)" table:style-name="ce6">
            <text:p>13.5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3c</text:p>
          </table:table-cell>
          <table:table-cell office:value-type="string" table:style-name="ce1">
            <text:p>Depósitos Judiciais</text:p>
          </table:table-cell>
          <table:table-cell office:value-type="float" office:value="9369" table:style-name="ce3">
            <text:p>9,369</text:p>
          </table:table-cell>
          <table:table-cell office:value-type="float" office:value="8494" table:style-name="ce3">
            <text:p>8,494</text:p>
          </table:table-cell>
          <table:table-cell office:value-type="percentage" office:value="0.10301389215917119" table:formula="of:=(INDIRECT(&quot;RC[-2]&quot;;0)-INDIRECT(&quot;RC[-1]&quot;;0))/INDIRECT(&quot;RC[-1]&quot;;0)" table:style-name="ce6">
            <text:p>10.3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4c</text:p>
          </table:table-cell>
          <table:table-cell office:value-type="string" table:style-name="ce1">
            <text:p>Recebíveis da Eletrobrás</text:p>
          </table:table-cell>
          <table:table-cell office:value-type="float" office:value="40464" table:style-name="ce3">
            <text:p>40,464</text:p>
          </table:table-cell>
          <table:table-cell office:value-type="float" office:value="36819" table:style-name="ce3">
            <text:p>36,819</text:p>
          </table:table-cell>
          <table:table-cell office:value-type="percentage" office:value="9.8997800048887807E-2" table:formula="of:=(INDIRECT(&quot;RC[-2]&quot;;0)-INDIRECT(&quot;RC[-1]&quot;;0))/INDIRECT(&quot;RC[-1]&quot;;0)" table:style-name="ce6">
            <text:p>9.9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5c</text:p>
          </table:table-cell>
          <table:table-cell office:value-type="string" table:style-name="ce1">
            <text:p>Tributos a Recuperar</text:p>
          </table:table-cell>
          <table:table-cell office:value-type="float" office:value="5483" table:style-name="ce3">
            <text:p>5,483</text:p>
          </table:table-cell>
          <table:table-cell office:value-type="float" office:value="1682" table:style-name="ce3">
            <text:p>1,682</text:p>
          </table:table-cell>
          <table:table-cell office:value-type="percentage" office:value="2.2598097502972649" table:formula="of:=(INDIRECT(&quot;RC[-2]&quot;;0)-INDIRECT(&quot;RC[-1]&quot;;0))/INDIRECT(&quot;RC[-1]&quot;;0)" table:style-name="ce6">
            <text:p>225.9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6c</text:p>
          </table:table-cell>
          <table:table-cell office:value-type="string" table:style-name="ce1">
            <text:p>Ativo Tributário</text:p>
          </table:table-cell>
          <table:table-cell office:value-type="float" office:value="13315" table:style-name="ce3">
            <text:p>13,315</text:p>
          </table:table-cell>
          <table:table-cell office:value-type="float" office:value="12872" table:style-name="ce3">
            <text:p>12,872</text:p>
          </table:table-cell>
          <table:table-cell office:value-type="percentage" office:value="3.4415786202610314E-2" table:formula="of:=(INDIRECT(&quot;RC[-2]&quot;;0)-INDIRECT(&quot;RC[-1]&quot;;0))/INDIRECT(&quot;RC[-1]&quot;;0)" table:style-name="ce6">
            <text:p>3.4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7c</text:p>
          </table:table-cell>
          <table:table-cell office:value-type="string" table:style-name="ce1">
            <text:p>Ativo Atuarial</text:p>
          </table:table-cell>
          <table:table-cell office:value-type="float" office:value="3641" table:style-name="ce3">
            <text:p>3,641</text:p>
          </table:table-cell>
          <table:table-cell office:value-type="float" office:value="3641" table:style-name="ce3">
            <text:p>3,641</text:p>
          </table:table-cell>
          <table:table-cell office:value-type="percentage" office:value="0" table:formula="of:=(INDIRECT(&quot;RC[-2]&quot;;0)-INDIRECT(&quot;RC[-1]&quot;;0))/INDIRECT(&quot;RC[-1]&quot;;0)" table:style-name="ce6">
            <text:p>0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1.09.08c</text:p>
          </table:table-cell>
          <table:table-cell office:value-type="string" table:style-name="ce1">
            <text:p>Outros</text:p>
          </table:table-cell>
          <table:table-cell office:value-type="float" office:value="519" table:style-name="ce3">
            <text:p>519</text:p>
          </table:table-cell>
          <table:table-cell office:value-type="float" office:value="595" table:style-name="ce3">
            <text:p>595</text:p>
          </table:table-cell>
          <table:table-cell office:value-type="percentage" office:value="-0.12773109243697478" table:formula="of:=(INDIRECT(&quot;RC[-2]&quot;;0)-INDIRECT(&quot;RC[-1]&quot;;0))/INDIRECT(&quot;RC[-1]&quot;;0)" table:style-name="ce6">
            <text:p>-12.7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2c</text:p>
          </table:table-cell>
          <table:table-cell office:value-type="string" table:style-name="ce1">
            <text:p>Investimentos</text:p>
          </table:table-cell>
          <table:table-cell office:value-type="float" office:value="198" table:style-name="ce3">
            <text:p>198</text:p>
          </table:table-cell>
          <table:table-cell office:value-type="float" office:value="215" table:style-name="ce3">
            <text:p>215</text:p>
          </table:table-cell>
          <table:table-cell office:value-type="percentage" office:value="-7.9069767441860464E-2" table:formula="of:=(INDIRECT(&quot;RC[-2]&quot;;0)-INDIRECT(&quot;RC[-1]&quot;;0))/INDIRECT(&quot;RC[-1]&quot;;0)" table:style-name="ce6">
            <text:p>-7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2.01c</text:p>
          </table:table-cell>
          <table:table-cell office:value-type="string" table:style-name="ce1">
            <text:p>Participações Societárias</text:p>
          </table:table-cell>
          <table:table-cell office:value-type="float" office:value="198" table:style-name="ce3">
            <text:p>198</text:p>
          </table:table-cell>
          <table:table-cell office:value-type="float" office:value="215" table:style-name="ce3">
            <text:p>215</text:p>
          </table:table-cell>
          <table:table-cell office:value-type="percentage" office:value="-7.9069767441860464E-2" table:formula="of:=(INDIRECT(&quot;RC[-2]&quot;;0)-INDIRECT(&quot;RC[-1]&quot;;0))/INDIRECT(&quot;RC[-1]&quot;;0)" table:style-name="ce6">
            <text:p>-7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2.01.04c</text:p>
          </table:table-cell>
          <table:table-cell office:value-type="string" table:style-name="ce1">
            <text:p>Outras Participações Societárias</text:p>
          </table:table-cell>
          <table:table-cell office:value-type="float" office:value="198" table:style-name="ce3">
            <text:p>198</text:p>
          </table:table-cell>
          <table:table-cell office:value-type="float" office:value="215" table:style-name="ce3">
            <text:p>215</text:p>
          </table:table-cell>
          <table:table-cell office:value-type="percentage" office:value="-7.9069767441860464E-2" table:formula="of:=(INDIRECT(&quot;RC[-2]&quot;;0)-INDIRECT(&quot;RC[-1]&quot;;0))/INDIRECT(&quot;RC[-1]&quot;;0)" table:style-name="ce6">
            <text:p>-7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3c</text:p>
          </table:table-cell>
          <table:table-cell office:value-type="string" table:style-name="ce1">
            <text:p>Imobilizado</text:p>
          </table:table-cell>
          <table:table-cell office:value-type="float" office:value="259320" table:style-name="ce3">
            <text:p>259,320</text:p>
          </table:table-cell>
          <table:table-cell office:value-type="float" office:value="187056" table:style-name="ce3">
            <text:p>187,056</text:p>
          </table:table-cell>
          <table:table-cell office:value-type="percentage" office:value="0.38632281241981009" table:formula="of:=(INDIRECT(&quot;RC[-2]&quot;;0)-INDIRECT(&quot;RC[-1]&quot;;0))/INDIRECT(&quot;RC[-1]&quot;;0)" table:style-name="ce6">
            <text:p>38.6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1.02.04c</text:p>
          </table:table-cell>
          <table:table-cell office:value-type="string" table:style-name="ce1">
            <text:p>Intangível</text:p>
          </table:table-cell>
          <table:table-cell office:value-type="float" office:value="18444" table:style-name="ce3">
            <text:p>18,444</text:p>
          </table:table-cell>
          <table:table-cell office:value-type="float" office:value="15319" table:style-name="ce3">
            <text:p>15,319</text:p>
          </table:table-cell>
          <table:table-cell office:value-type="percentage" office:value="0.2039950388406554" table:formula="of:=(INDIRECT(&quot;RC[-2]&quot;;0)-INDIRECT(&quot;RC[-1]&quot;;0))/INDIRECT(&quot;RC[-1]&quot;;0)" table:style-name="ce6">
            <text:p>20.40%</text:p>
          </table:table-cell>
          <table:table-cell table:number-columns-repeated="16379"/>
        </table:table-row>
        <table:table-row table:number-rows-repeated="1048508" table:style-name="ro2">
          <table:table-cell table:number-columns-repeated="16384"/>
        </table:table-row>
      </table:table>
      <table:table table:name="Passiv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Demonstrações Individuais: Balanço patrimonial pass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Fim Exer. Anter.</text:p>
          </table:table-cell>
          <table:table-cell office:value-type="string" table:style-name="ce5">
            <text:p>Evolu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</text:p>
          </table:table-cell>
          <table:table-cell office:value-type="string" table:style-name="ce1">
            <text:p>Passivo Total</text:p>
          </table:table-cell>
          <table:table-cell office:value-type="float" office:value="885351" table:style-name="ce3">
            <text:p>885,351</text:p>
          </table:table-cell>
          <table:table-cell office:value-type="float" office:value="735162" table:style-name="ce3">
            <text:p>735,162</text:p>
          </table:table-cell>
          <table:table-cell office:value-type="percentage" office:value="0.2042937475005509" table:formula="of:=(INDIRECT(&quot;RC[-2]&quot;;0)-INDIRECT(&quot;RC[-1]&quot;;0))/INDIRECT(&quot;RC[-1]&quot;;0)" table:style-name="ce6">
            <text:p>20.4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</text:p>
          </table:table-cell>
          <table:table-cell office:value-type="string" table:style-name="ce1">
            <text:p>Passivo Circulante</text:p>
          </table:table-cell>
          <table:table-cell office:value-type="float" office:value="326234" table:style-name="ce3">
            <text:p>326,234</text:p>
          </table:table-cell>
          <table:table-cell office:value-type="float" office:value="331645" table:style-name="ce3">
            <text:p>331,645</text:p>
          </table:table-cell>
          <table:table-cell office:value-type="percentage" office:value="-1.6315638710066485E-2" table:formula="of:=(INDIRECT(&quot;RC[-2]&quot;;0)-INDIRECT(&quot;RC[-1]&quot;;0))/INDIRECT(&quot;RC[-1]&quot;;0)" table:style-name="ce6">
            <text:p>-1.6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1</text:p>
          </table:table-cell>
          <table:table-cell office:value-type="string" table:style-name="ce1">
            <text:p>Obrigações Sociais e Trabalhistas</text:p>
          </table:table-cell>
          <table:table-cell office:value-type="float" office:value="22456" table:style-name="ce3">
            <text:p>22,456</text:p>
          </table:table-cell>
          <table:table-cell office:value-type="float" office:value="17581" table:style-name="ce3">
            <text:p>17,581</text:p>
          </table:table-cell>
          <table:table-cell office:value-type="percentage" office:value="0.2772879813434958" table:formula="of:=(INDIRECT(&quot;RC[-2]&quot;;0)-INDIRECT(&quot;RC[-1]&quot;;0))/INDIRECT(&quot;RC[-1]&quot;;0)" table:style-name="ce6">
            <text:p>27.7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2</text:p>
          </table:table-cell>
          <table:table-cell office:value-type="string" table:style-name="ce1">
            <text:p>Fornecedores</text:p>
          </table:table-cell>
          <table:table-cell office:value-type="float" office:value="131082" table:style-name="ce3">
            <text:p>131,082</text:p>
          </table:table-cell>
          <table:table-cell office:value-type="float" office:value="120122" table:style-name="ce3">
            <text:p>120,122</text:p>
          </table:table-cell>
          <table:table-cell office:value-type="percentage" office:value="9.1240572085046864E-2" table:formula="of:=(INDIRECT(&quot;RC[-2]&quot;;0)-INDIRECT(&quot;RC[-1]&quot;;0))/INDIRECT(&quot;RC[-1]&quot;;0)" table:style-name="ce6">
            <text:p>9.1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</text:p>
          </table:table-cell>
          <table:table-cell office:value-type="string" table:style-name="ce1">
            <text:p>Obrigações Fiscais</text:p>
          </table:table-cell>
          <table:table-cell office:value-type="float" office:value="32926" table:style-name="ce3">
            <text:p>32,926</text:p>
          </table:table-cell>
          <table:table-cell office:value-type="float" office:value="32062" table:style-name="ce3">
            <text:p>32,062</text:p>
          </table:table-cell>
          <table:table-cell office:value-type="percentage" office:value="2.6947788659472272E-2" table:formula="of:=(INDIRECT(&quot;RC[-2]&quot;;0)-INDIRECT(&quot;RC[-1]&quot;;0))/INDIRECT(&quot;RC[-1]&quot;;0)" table:style-name="ce6">
            <text:p>2.6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.01</text:p>
          </table:table-cell>
          <table:table-cell office:value-type="string" table:style-name="ce1">
            <text:p>Obrigações Fiscais Federais</text:p>
          </table:table-cell>
          <table:table-cell office:value-type="float" office:value="32926" table:style-name="ce3">
            <text:p>32,926</text:p>
          </table:table-cell>
          <table:table-cell office:value-type="float" office:value="32062" table:style-name="ce3">
            <text:p>32,062</text:p>
          </table:table-cell>
          <table:table-cell office:value-type="percentage" office:value="2.6947788659472272E-2" table:formula="of:=(INDIRECT(&quot;RC[-2]&quot;;0)-INDIRECT(&quot;RC[-1]&quot;;0))/INDIRECT(&quot;RC[-1]&quot;;0)" table:style-name="ce6">
            <text:p>2.6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.01.01</text:p>
          </table:table-cell>
          <table:table-cell office:value-type="string" table:style-name="ce1">
            <text:p>Imposto de Renda e Contribuição Social a Pagar</text:p>
          </table:table-cell>
          <table:table-cell office:value-type="float" office:value="2707" table:style-name="ce3">
            <text:p>2,707</text:p>
          </table:table-cell>
          <table:table-cell office:value-type="float" office:value="3488" table:style-name="ce3">
            <text:p>3,488</text:p>
          </table:table-cell>
          <table:table-cell office:value-type="percentage" office:value="-0.22391055045871561" table:formula="of:=(INDIRECT(&quot;RC[-2]&quot;;0)-INDIRECT(&quot;RC[-1]&quot;;0))/INDIRECT(&quot;RC[-1]&quot;;0)" table:style-name="ce6">
            <text:p>-22.3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.01.02</text:p>
          </table:table-cell>
          <table:table-cell office:value-type="string" table:style-name="ce1">
            <text:p>Parcelamento de Obrigações Tributárias</text:p>
          </table:table-cell>
          <table:table-cell office:value-type="float" office:value="21373" table:style-name="ce3">
            <text:p>21,373</text:p>
          </table:table-cell>
          <table:table-cell office:value-type="float" office:value="22029" table:style-name="ce3">
            <text:p>22,029</text:p>
          </table:table-cell>
          <table:table-cell office:value-type="percentage" office:value="-2.9778927777021201E-2" table:formula="of:=(INDIRECT(&quot;RC[-2]&quot;;0)-INDIRECT(&quot;RC[-1]&quot;;0))/INDIRECT(&quot;RC[-1]&quot;;0)" table:style-name="ce6">
            <text:p>-2.9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.01.03</text:p>
          </table:table-cell>
          <table:table-cell office:value-type="string" table:style-name="ce1">
            <text:p>Impostos, Taxas e Contribuições</text:p>
          </table:table-cell>
          <table:table-cell office:value-type="float" office:value="8846" table:style-name="ce3">
            <text:p>8,846</text:p>
          </table:table-cell>
          <table:table-cell office:value-type="float" office:value="6545" table:style-name="ce3">
            <text:p>6,545</text:p>
          </table:table-cell>
          <table:table-cell office:value-type="percentage" office:value="0.3515660809778457" table:formula="of:=(INDIRECT(&quot;RC[-2]&quot;;0)-INDIRECT(&quot;RC[-1]&quot;;0))/INDIRECT(&quot;RC[-1]&quot;;0)" table:style-name="ce6">
            <text:p>35.1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4</text:p>
          </table:table-cell>
          <table:table-cell office:value-type="string" table:style-name="ce1">
            <text:p>Empréstimos e Financiamentos</text:p>
          </table:table-cell>
          <table:table-cell office:value-type="float" office:value="106209" table:style-name="ce3">
            <text:p>106,209</text:p>
          </table:table-cell>
          <table:table-cell office:value-type="float" office:value="75584" table:style-name="ce3">
            <text:p>75,584</text:p>
          </table:table-cell>
          <table:table-cell office:value-type="percentage" office:value="0.40517834462320068" table:formula="of:=(INDIRECT(&quot;RC[-2]&quot;;0)-INDIRECT(&quot;RC[-1]&quot;;0))/INDIRECT(&quot;RC[-1]&quot;;0)" table:style-name="ce6">
            <text:p>40.5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4.01</text:p>
          </table:table-cell>
          <table:table-cell office:value-type="string" table:style-name="ce1">
            <text:p>Empréstimos e Financiamentos</text:p>
          </table:table-cell>
          <table:table-cell office:value-type="float" office:value="106209" table:style-name="ce3">
            <text:p>106,209</text:p>
          </table:table-cell>
          <table:table-cell office:value-type="float" office:value="75584" table:style-name="ce3">
            <text:p>75,584</text:p>
          </table:table-cell>
          <table:table-cell office:value-type="percentage" office:value="0.40517834462320068" table:formula="of:=(INDIRECT(&quot;RC[-2]&quot;;0)-INDIRECT(&quot;RC[-1]&quot;;0))/INDIRECT(&quot;RC[-1]&quot;;0)" table:style-name="ce6">
            <text:p>40.5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</text:p>
          </table:table-cell>
          <table:table-cell office:value-type="string" table:style-name="ce1">
            <text:p>Outras Obrigações</text:p>
          </table:table-cell>
          <table:table-cell office:value-type="float" office:value="28800" table:style-name="ce3">
            <text:p>28,800</text:p>
          </table:table-cell>
          <table:table-cell office:value-type="float" office:value="38292" table:style-name="ce3">
            <text:p>38,292</text:p>
          </table:table-cell>
          <table:table-cell office:value-type="percentage" office:value="-0.24788467565026637" table:formula="of:=(INDIRECT(&quot;RC[-2]&quot;;0)-INDIRECT(&quot;RC[-1]&quot;;0))/INDIRECT(&quot;RC[-1]&quot;;0)" table:style-name="ce6">
            <text:p>-24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</text:p>
          </table:table-cell>
          <table:table-cell office:value-type="string" table:style-name="ce1">
            <text:p>Outros</text:p>
          </table:table-cell>
          <table:table-cell office:value-type="float" office:value="28800" table:style-name="ce3">
            <text:p>28,800</text:p>
          </table:table-cell>
          <table:table-cell office:value-type="float" office:value="38292" table:style-name="ce3">
            <text:p>38,292</text:p>
          </table:table-cell>
          <table:table-cell office:value-type="percentage" office:value="-0.24788467565026637" table:formula="of:=(INDIRECT(&quot;RC[-2]&quot;;0)-INDIRECT(&quot;RC[-1]&quot;;0))/INDIRECT(&quot;RC[-1]&quot;;0)" table:style-name="ce6">
            <text:p>-24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.04</text:p>
          </table:table-cell>
          <table:table-cell office:value-type="string" table:style-name="ce1">
            <text:p>Adiantamento de Clientes</text:p>
          </table:table-cell>
          <table:table-cell office:value-type="float" office:value="17245" table:style-name="ce3">
            <text:p>17,245</text:p>
          </table:table-cell>
          <table:table-cell office:value-type="float" office:value="20636" table:style-name="ce3">
            <text:p>20,636</text:p>
          </table:table-cell>
          <table:table-cell office:value-type="percentage" office:value="-0.16432448148866061" table:formula="of:=(INDIRECT(&quot;RC[-2]&quot;;0)-INDIRECT(&quot;RC[-1]&quot;;0))/INDIRECT(&quot;RC[-1]&quot;;0)" table:style-name="ce6">
            <text:p>-16.4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.06</text:p>
          </table:table-cell>
          <table:table-cell office:value-type="string" table:style-name="ce1">
            <text:p>Dividendos a Pagar</text:p>
          </table:table-cell>
          <table:table-cell office:value-type="float" office:value="248" table:style-name="ce3">
            <text:p>248</text:p>
          </table:table-cell>
          <table:table-cell office:value-type="float" office:value="8799" table:style-name="ce3">
            <text:p>8,799</text:p>
          </table:table-cell>
          <table:table-cell office:value-type="percentage" office:value="-0.97181497897488356" table:formula="of:=(INDIRECT(&quot;RC[-2]&quot;;0)-INDIRECT(&quot;RC[-1]&quot;;0))/INDIRECT(&quot;RC[-1]&quot;;0)" table:style-name="ce6">
            <text:p>-97.1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.07</text:p>
          </table:table-cell>
          <table:table-cell office:value-type="string" table:style-name="ce1">
            <text:p>Dividendos antecipados</text:p>
          </table:table-cell>
          <table:table-cell office:value-type="float" office:value="5100" table:style-name="ce3">
            <text:p>5,100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6</text:p>
          </table:table-cell>
          <table:table-cell office:value-type="string" table:style-name="ce1">
            <text:p>Provisões</text:p>
          </table:table-cell>
          <table:table-cell office:value-type="float" office:value="4761" table:style-name="ce3">
            <text:p>4,761</text:p>
          </table:table-cell>
          <table:table-cell office:value-type="float" office:value="48004" table:style-name="ce3">
            <text:p>48,004</text:p>
          </table:table-cell>
          <table:table-cell office:value-type="percentage" office:value="-0.90082076493625529" table:formula="of:=(INDIRECT(&quot;RC[-2]&quot;;0)-INDIRECT(&quot;RC[-1]&quot;;0))/INDIRECT(&quot;RC[-1]&quot;;0)" table:style-name="ce6">
            <text:p>-90.0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6.02</text:p>
          </table:table-cell>
          <table:table-cell office:value-type="string" table:style-name="ce1">
            <text:p>Outras Provisões</text:p>
          </table:table-cell>
          <table:table-cell office:value-type="float" office:value="4761" table:style-name="ce3">
            <text:p>4,761</text:p>
          </table:table-cell>
          <table:table-cell office:value-type="float" office:value="48004" table:style-name="ce3">
            <text:p>48,004</text:p>
          </table:table-cell>
          <table:table-cell office:value-type="percentage" office:value="-0.90082076493625529" table:formula="of:=(INDIRECT(&quot;RC[-2]&quot;;0)-INDIRECT(&quot;RC[-1]&quot;;0))/INDIRECT(&quot;RC[-1]&quot;;0)" table:style-name="ce6">
            <text:p>-90.0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6.02.05</text:p>
          </table:table-cell>
          <table:table-cell office:value-type="string" table:style-name="ce1">
            <text:p>Provisões para Contingências</text:p>
          </table:table-cell>
          <table:table-cell office:value-type="float" office:value="2102" table:style-name="ce3">
            <text:p>2,102</text:p>
          </table:table-cell>
          <table:table-cell office:value-type="float" office:value="1288" table:style-name="ce3">
            <text:p>1,288</text:p>
          </table:table-cell>
          <table:table-cell office:value-type="percentage" office:value="0.63198757763975155" table:formula="of:=(INDIRECT(&quot;RC[-2]&quot;;0)-INDIRECT(&quot;RC[-1]&quot;;0))/INDIRECT(&quot;RC[-1]&quot;;0)" table:style-name="ce6">
            <text:p>63.2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</text:p>
          </table:table-cell>
          <table:table-cell office:value-type="string" table:style-name="ce1">
            <text:p>Passivo Não Circulante</text:p>
          </table:table-cell>
          <table:table-cell office:value-type="float" office:value="406178" table:style-name="ce3">
            <text:p>406,178</text:p>
          </table:table-cell>
          <table:table-cell office:value-type="float" office:value="276398" table:style-name="ce3">
            <text:p>276,398</text:p>
          </table:table-cell>
          <table:table-cell office:value-type="percentage" office:value="0.46954030058104618" table:formula="of:=(INDIRECT(&quot;RC[-2]&quot;;0)-INDIRECT(&quot;RC[-1]&quot;;0))/INDIRECT(&quot;RC[-1]&quot;;0)" table:style-name="ce6">
            <text:p>46.9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1</text:p>
          </table:table-cell>
          <table:table-cell office:value-type="string" table:style-name="ce1">
            <text:p>Empréstimos e Financiamentos</text:p>
          </table:table-cell>
          <table:table-cell office:value-type="float" office:value="177534" table:style-name="ce3">
            <text:p>177,534</text:p>
          </table:table-cell>
          <table:table-cell office:value-type="float" office:value="90016" table:style-name="ce3">
            <text:p>90,016</text:p>
          </table:table-cell>
          <table:table-cell office:value-type="percentage" office:value="0.9722493778883754" table:formula="of:=(INDIRECT(&quot;RC[-2]&quot;;0)-INDIRECT(&quot;RC[-1]&quot;;0))/INDIRECT(&quot;RC[-1]&quot;;0)" table:style-name="ce6">
            <text:p>97.2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1.01</text:p>
          </table:table-cell>
          <table:table-cell office:value-type="string" table:style-name="ce1">
            <text:p>Empréstimos e Financiamentos</text:p>
          </table:table-cell>
          <table:table-cell office:value-type="float" office:value="177534" table:style-name="ce3">
            <text:p>177,534</text:p>
          </table:table-cell>
          <table:table-cell office:value-type="float" office:value="90016" table:style-name="ce3">
            <text:p>90,016</text:p>
          </table:table-cell>
          <table:table-cell office:value-type="percentage" office:value="0.9722493778883754" table:formula="of:=(INDIRECT(&quot;RC[-2]&quot;;0)-INDIRECT(&quot;RC[-1]&quot;;0))/INDIRECT(&quot;RC[-1]&quot;;0)" table:style-name="ce6">
            <text:p>97.2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2</text:p>
          </table:table-cell>
          <table:table-cell office:value-type="string" table:style-name="ce1">
            <text:p>Outras Obrigações</text:p>
          </table:table-cell>
          <table:table-cell office:value-type="float" office:value="104941" table:style-name="ce3">
            <text:p>104,941</text:p>
          </table:table-cell>
          <table:table-cell office:value-type="float" office:value="112479" table:style-name="ce3">
            <text:p>112,479</text:p>
          </table:table-cell>
          <table:table-cell office:value-type="percentage" office:value="-6.7016954275909285E-2" table:formula="of:=(INDIRECT(&quot;RC[-2]&quot;;0)-INDIRECT(&quot;RC[-1]&quot;;0))/INDIRECT(&quot;RC[-1]&quot;;0)" table:style-name="ce6">
            <text:p>-6.7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2.02</text:p>
          </table:table-cell>
          <table:table-cell office:value-type="string" table:style-name="ce1">
            <text:p>Outros</text:p>
          </table:table-cell>
          <table:table-cell office:value-type="float" office:value="104941" table:style-name="ce3">
            <text:p>104,941</text:p>
          </table:table-cell>
          <table:table-cell office:value-type="float" office:value="112479" table:style-name="ce3">
            <text:p>112,479</text:p>
          </table:table-cell>
          <table:table-cell office:value-type="percentage" office:value="-6.7016954275909285E-2" table:formula="of:=(INDIRECT(&quot;RC[-2]&quot;;0)-INDIRECT(&quot;RC[-1]&quot;;0))/INDIRECT(&quot;RC[-1]&quot;;0)" table:style-name="ce6">
            <text:p>-6.7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2.02.04</text:p>
          </table:table-cell>
          <table:table-cell office:value-type="string" table:style-name="ce1">
            <text:p>Plano de Previdência Privada</text:p>
          </table:table-cell>
          <table:table-cell office:value-type="float" office:value="2720" table:style-name="ce3">
            <text:p>2,720</text:p>
          </table:table-cell>
          <table:table-cell office:value-type="float" office:value="2918" table:style-name="ce3">
            <text:p>2,918</text:p>
          </table:table-cell>
          <table:table-cell office:value-type="percentage" office:value="-6.7854694996572998E-2" table:formula="of:=(INDIRECT(&quot;RC[-2]&quot;;0)-INDIRECT(&quot;RC[-1]&quot;;0))/INDIRECT(&quot;RC[-1]&quot;;0)" table:style-name="ce6">
            <text:p>-6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2.02.05</text:p>
          </table:table-cell>
          <table:table-cell office:value-type="string" table:style-name="ce1">
            <text:p>Parcelamento de Obrigações Tributárias</text:p>
          </table:table-cell>
          <table:table-cell office:value-type="float" office:value="102221" table:style-name="ce3">
            <text:p>102,221</text:p>
          </table:table-cell>
          <table:table-cell office:value-type="float" office:value="109561" table:style-name="ce3">
            <text:p>109,561</text:p>
          </table:table-cell>
          <table:table-cell office:value-type="percentage" office:value="-6.6994642254086759E-2" table:formula="of:=(INDIRECT(&quot;RC[-2]&quot;;0)-INDIRECT(&quot;RC[-1]&quot;;0))/INDIRECT(&quot;RC[-1]&quot;;0)" table:style-name="ce6">
            <text:p>-6.7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3</text:p>
          </table:table-cell>
          <table:table-cell office:value-type="string" table:style-name="ce1">
            <text:p>Tributos Diferidos</text:p>
          </table:table-cell>
          <table:table-cell office:value-type="float" office:value="16058" table:style-name="ce3">
            <text:p>16,058</text:p>
          </table:table-cell>
          <table:table-cell office:value-type="float" office:value="16309" table:style-name="ce3">
            <text:p>16,309</text:p>
          </table:table-cell>
          <table:table-cell office:value-type="percentage" office:value="-1.5390275308112085E-2" table:formula="of:=(INDIRECT(&quot;RC[-2]&quot;;0)-INDIRECT(&quot;RC[-1]&quot;;0))/INDIRECT(&quot;RC[-1]&quot;;0)" table:style-name="ce6">
            <text:p>-1.5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3.01</text:p>
          </table:table-cell>
          <table:table-cell office:value-type="string" table:style-name="ce1">
            <text:p>Imposto de Renda e Contribuição Social Diferidos</text:p>
          </table:table-cell>
          <table:table-cell office:value-type="float" office:value="16058" table:style-name="ce3">
            <text:p>16,058</text:p>
          </table:table-cell>
          <table:table-cell office:value-type="float" office:value="16309" table:style-name="ce3">
            <text:p>16,309</text:p>
          </table:table-cell>
          <table:table-cell office:value-type="percentage" office:value="-1.5390275308112085E-2" table:formula="of:=(INDIRECT(&quot;RC[-2]&quot;;0)-INDIRECT(&quot;RC[-1]&quot;;0))/INDIRECT(&quot;RC[-1]&quot;;0)" table:style-name="ce6">
            <text:p>-1.5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</text:p>
          </table:table-cell>
          <table:table-cell office:value-type="string" table:style-name="ce1">
            <text:p>Provisões</text:p>
          </table:table-cell>
          <table:table-cell office:value-type="float" office:value="107645" table:style-name="ce3">
            <text:p>107,645</text:p>
          </table:table-cell>
          <table:table-cell office:value-type="float" office:value="57594" table:style-name="ce3">
            <text:p>57,594</text:p>
          </table:table-cell>
          <table:table-cell office:value-type="percentage" office:value="0.86903149633642396" table:formula="of:=(INDIRECT(&quot;RC[-2]&quot;;0)-INDIRECT(&quot;RC[-1]&quot;;0))/INDIRECT(&quot;RC[-1]&quot;;0)" table:style-name="ce6">
            <text:p>86.9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.02</text:p>
          </table:table-cell>
          <table:table-cell office:value-type="string" table:style-name="ce1">
            <text:p>Outras Provisões</text:p>
          </table:table-cell>
          <table:table-cell office:value-type="float" office:value="107645" table:style-name="ce3">
            <text:p>107,645</text:p>
          </table:table-cell>
          <table:table-cell office:value-type="float" office:value="57594" table:style-name="ce3">
            <text:p>57,594</text:p>
          </table:table-cell>
          <table:table-cell office:value-type="percentage" office:value="0.86903149633642396" table:formula="of:=(INDIRECT(&quot;RC[-2]&quot;;0)-INDIRECT(&quot;RC[-1]&quot;;0))/INDIRECT(&quot;RC[-1]&quot;;0)" table:style-name="ce6">
            <text:p>86.9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.02.04</text:p>
          </table:table-cell>
          <table:table-cell office:value-type="string" table:style-name="ce1">
            <text:p>Provisão para Perda em Investimentos</text:p>
          </table:table-cell>
          <table:table-cell office:value-type="float" office:value="52506" table:style-name="ce3">
            <text:p>52,506</text:p>
          </table:table-cell>
          <table:table-cell office:value-type="float" office:value="5834" table:style-name="ce3">
            <text:p>5,834</text:p>
          </table:table-cell>
          <table:table-cell office:value-type="percentage" office:value="8" table:formula="of:=(INDIRECT(&quot;RC[-2]&quot;;0)-INDIRECT(&quot;RC[-1]&quot;;0))/INDIRECT(&quot;RC[-1]&quot;;0)" table:style-name="ce6">
            <text:p>800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.02.05</text:p>
          </table:table-cell>
          <table:table-cell office:value-type="string" table:style-name="ce1">
            <text:p>Provisões para Contigências</text:p>
          </table:table-cell>
          <table:table-cell office:value-type="float" office:value="52084" table:style-name="ce3">
            <text:p>52,084</text:p>
          </table:table-cell>
          <table:table-cell office:value-type="float" office:value="49584" table:style-name="ce3">
            <text:p>49,584</text:p>
          </table:table-cell>
          <table:table-cell office:value-type="percentage" office:value="5.0419490158115518E-2" table:formula="of:=(INDIRECT(&quot;RC[-2]&quot;;0)-INDIRECT(&quot;RC[-1]&quot;;0))/INDIRECT(&quot;RC[-1]&quot;;0)" table:style-name="ce6">
            <text:p>5.0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</text:p>
          </table:table-cell>
          <table:table-cell office:value-type="string" table:style-name="ce1">
            <text:p>Patrimônio Líquido</text:p>
          </table:table-cell>
          <table:table-cell office:value-type="float" office:value="152939" table:style-name="ce3">
            <text:p>152,939</text:p>
          </table:table-cell>
          <table:table-cell office:value-type="float" office:value="127119" table:style-name="ce3">
            <text:p>127,119</text:p>
          </table:table-cell>
          <table:table-cell office:value-type="percentage" office:value="0.20311676460639244" table:formula="of:=(INDIRECT(&quot;RC[-2]&quot;;0)-INDIRECT(&quot;RC[-1]&quot;;0))/INDIRECT(&quot;RC[-1]&quot;;0)" table:style-name="ce6">
            <text:p>20.3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1</text:p>
          </table:table-cell>
          <table:table-cell office:value-type="string" table:style-name="ce1">
            <text:p>Capital Social Realizado</text:p>
          </table:table-cell>
          <table:table-cell office:value-type="float" office:value="46065" table:style-name="ce3">
            <text:p>46,065</text:p>
          </table:table-cell>
          <table:table-cell office:value-type="float" office:value="40798" table:style-name="ce3">
            <text:p>40,798</text:p>
          </table:table-cell>
          <table:table-cell office:value-type="percentage" office:value="0.12909946566008138" table:formula="of:=(INDIRECT(&quot;RC[-2]&quot;;0)-INDIRECT(&quot;RC[-1]&quot;;0))/INDIRECT(&quot;RC[-1]&quot;;0)" table:style-name="ce6">
            <text:p>12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4</text:p>
          </table:table-cell>
          <table:table-cell office:value-type="string" table:style-name="ce1">
            <text:p>Reservas de Lucros</text:p>
          </table:table-cell>
          <table:table-cell office:value-type="float" office:value="45069" table:style-name="ce3">
            <text:p>45,069</text:p>
          </table:table-cell>
          <table:table-cell office:value-type="float" office:value="50069" table:style-name="ce3">
            <text:p>50,069</text:p>
          </table:table-cell>
          <table:table-cell office:value-type="percentage" office:value="-9.9862190177554974E-2" table:formula="of:=(INDIRECT(&quot;RC[-2]&quot;;0)-INDIRECT(&quot;RC[-1]&quot;;0))/INDIRECT(&quot;RC[-1]&quot;;0)" table:style-name="ce6">
            <text:p>-9.9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4.01</text:p>
          </table:table-cell>
          <table:table-cell office:value-type="string" table:style-name="ce1">
            <text:p>Reserva Legal</text:p>
          </table:table-cell>
          <table:table-cell office:value-type="float" office:value="3283" table:style-name="ce3">
            <text:p>3,283</text:p>
          </table:table-cell>
          <table:table-cell office:value-type="float" office:value="3283" table:style-name="ce3">
            <text:p>3,283</text:p>
          </table:table-cell>
          <table:table-cell office:value-type="percentage" office:value="0" table:formula="of:=(INDIRECT(&quot;RC[-2]&quot;;0)-INDIRECT(&quot;RC[-1]&quot;;0))/INDIRECT(&quot;RC[-1]&quot;;0)" table:style-name="ce6">
            <text:p>0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4.05</text:p>
          </table:table-cell>
          <table:table-cell office:value-type="string" table:style-name="ce1">
            <text:p>Reserva de Retenção de Lucros</text:p>
          </table:table-cell>
          <table:table-cell office:value-type="float" office:value="41786" table:style-name="ce3">
            <text:p>41,786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5</text:p>
          </table:table-cell>
          <table:table-cell office:value-type="string" table:style-name="ce1">
            <text:p>Lucros/Prejuízos Acumulados</text:p>
          </table:table-cell>
          <table:table-cell office:value-type="float" office:value="30107" table:style-name="ce3">
            <text:p>30,107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8</text:p>
          </table:table-cell>
          <table:table-cell office:value-type="string" table:style-name="ce1">
            <text:p>Outros Resultados Abrangentes</text:p>
          </table:table-cell>
          <table:table-cell office:value-type="float" office:value="31698" table:style-name="ce3">
            <text:p>31,698</text:p>
          </table:table-cell>
          <table:table-cell office:value-type="float" office:value="35985" table:style-name="ce3">
            <text:p>35,985</text:p>
          </table:table-cell>
          <table:table-cell office:value-type="percentage" office:value="-0.11913297207169654" table:formula="of:=(INDIRECT(&quot;RC[-2]&quot;;0)-INDIRECT(&quot;RC[-1]&quot;;0))/INDIRECT(&quot;RC[-1]&quot;;0)" table:style-name="ce6">
            <text:p>-11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6.02.06</text:p>
          </table:table-cell>
          <table:table-cell office:value-type="string" table:style-name="ce1">
            <text:p>Provisão para Participação nos Lucros</text:p>
          </table:table-cell>
          <table:table-cell office:value-type="float" office:value="2659" table:style-name="ce3">
            <text:p>2,659</text:p>
          </table:table-cell>
          <table:table-cell office:value-type="float" office:value="5220" table:style-name="ce3">
            <text:p>5,220</text:p>
          </table:table-cell>
          <table:table-cell office:value-type="percentage" office:value="-0.49061302681992336" table:formula="of:=(INDIRECT(&quot;RC[-2]&quot;;0)-INDIRECT(&quot;RC[-1]&quot;;0))/INDIRECT(&quot;RC[-1]&quot;;0)" table:style-name="ce6">
            <text:p>-49.0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.02.06</text:p>
          </table:table-cell>
          <table:table-cell office:value-type="string" table:style-name="ce1">
            <text:p>Provisão para Incentivo de Longo Prazo</text:p>
          </table:table-cell>
          <table:table-cell office:value-type="float" office:value="3055" table:style-name="ce3">
            <text:p>3,055</text:p>
          </table:table-cell>
          <table:table-cell office:value-type="float" office:value="2176" table:style-name="ce3">
            <text:p>2,176</text:p>
          </table:table-cell>
          <table:table-cell office:value-type="percentage" office:value="0.40395220588235292" table:formula="of:=(INDIRECT(&quot;RC[-2]&quot;;0)-INDIRECT(&quot;RC[-1]&quot;;0))/INDIRECT(&quot;RC[-1]&quot;;0)" table:style-name="ce6">
            <text:p>40.4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.08</text:p>
          </table:table-cell>
          <table:table-cell office:value-type="string" table:style-name="ce1">
            <text:p>Outros</text:p>
          </table:table-cell>
          <table:table-cell office:value-type="float" office:value="6207" table:style-name="ce3">
            <text:p>6,207</text:p>
          </table:table-cell>
          <table:table-cell office:value-type="float" office:value="8857" table:style-name="ce3">
            <text:p>8,857</text:p>
          </table:table-cell>
          <table:table-cell office:value-type="percentage" office:value="-0.29919837416732525" table:formula="of:=(INDIRECT(&quot;RC[-2]&quot;;0)-INDIRECT(&quot;RC[-1]&quot;;0))/INDIRECT(&quot;RC[-1]&quot;;0)" table:style-name="ce6">
            <text:p>-29.9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99.99.01</text:p>
          </table:table-cell>
          <table:table-cell office:value-type="string" table:style-name="ce1">
            <text:p>Dívida Bruta</text:p>
          </table:table-cell>
          <table:table-cell office:value-type="float" office:value="283743" table:formula="of:=(VLOOKUP(&quot;2.01.04&quot;;[Passivo.A1:.D10000];3;0)+VLOOKUP(&quot;2.02.01&quot;;[Passivo.A1:.D10000];3;0))" table:style-name="ce3">
            <text:p>283,743</text:p>
          </table:table-cell>
          <table:table-cell office:value-type="float" office:value="165600" table:formula="of:=(VLOOKUP(&quot;2.01.04&quot;;[Passivo.A1:.D10000];4;0)+VLOOKUP(&quot;2.02.01&quot;;[Passivo.A1:.D10000];4;0))" table:style-name="ce3">
            <text:p>165,600</text:p>
          </table:table-cell>
          <table:table-cell office:value-type="percentage" office:value="0.7134239130434783" table:formula="of:=(INDIRECT(&quot;RC[-2]&quot;;0)-INDIRECT(&quot;RC[-1]&quot;;0))/INDIRECT(&quot;RC[-1]&quot;;0)" table:style-name="ce6">
            <text:p>71.3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99.99.02</text:p>
          </table:table-cell>
          <table:table-cell office:value-type="string" table:style-name="ce1">
            <text:p>Dívida Líquida</text:p>
          </table:table-cell>
          <table:table-cell office:value-type="float" office:value="282827" table:formula="of:=(VLOOKUP(&quot;2.01.04&quot;;[Passivo.A1:.D10000];3;0)+VLOOKUP(&quot;2.02.01&quot;;[Passivo.A1:.D10000];3;0))-VLOOKUP(&quot;1.01.01&quot;;[Ativo.A1:.D10000];3;0)" table:style-name="ce3">
            <text:p>282,827</text:p>
          </table:table-cell>
          <table:table-cell office:value-type="float" office:value="109024" table:formula="of:=(VLOOKUP(&quot;2.01.04&quot;;[Passivo.A1:.D10000];4;0)+VLOOKUP(&quot;2.02.01&quot;;[Passivo.A1:.D10000];4;0))-VLOOKUP(&quot;1.01.01&quot;;[Ativo.A1:.D10000];4;0)" table:style-name="ce3">
            <text:p>109,024</text:p>
          </table:table-cell>
          <table:table-cell office:value-type="percentage" office:value="1.5941719254476079" table:formula="of:=(INDIRECT(&quot;RC[-2]&quot;;0)-INDIRECT(&quot;RC[-1]&quot;;0))/INDIRECT(&quot;RC[-1]&quot;;0)" table:style-name="ce6">
            <text:p>159.4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monstrações Consolidadas: Balanço patrimonial pass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Fim Exer. Anter.</text:p>
          </table:table-cell>
          <table:table-cell office:value-type="string" table:style-name="ce5">
            <text:p>Evolu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c</text:p>
          </table:table-cell>
          <table:table-cell office:value-type="string" table:style-name="ce1">
            <text:p>Passivo Total</text:p>
          </table:table-cell>
          <table:table-cell office:value-type="float" office:value="835542" table:style-name="ce3">
            <text:p>835,542</text:p>
          </table:table-cell>
          <table:table-cell office:value-type="float" office:value="695321" table:style-name="ce3">
            <text:p>695,321</text:p>
          </table:table-cell>
          <table:table-cell office:value-type="percentage" office:value="0.20166369202138293" table:formula="of:=(INDIRECT(&quot;RC[-2]&quot;;0)-INDIRECT(&quot;RC[-1]&quot;;0))/INDIRECT(&quot;RC[-1]&quot;;0)" table:style-name="ce6">
            <text:p>20.1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c</text:p>
          </table:table-cell>
          <table:table-cell office:value-type="string" table:style-name="ce1">
            <text:p>Passivo Circulante</text:p>
          </table:table-cell>
          <table:table-cell office:value-type="float" office:value="326749" table:style-name="ce3">
            <text:p>326,749</text:p>
          </table:table-cell>
          <table:table-cell office:value-type="float" office:value="295375" table:style-name="ce3">
            <text:p>295,375</text:p>
          </table:table-cell>
          <table:table-cell office:value-type="percentage" office:value="0.10621752010156581" table:formula="of:=(INDIRECT(&quot;RC[-2]&quot;;0)-INDIRECT(&quot;RC[-1]&quot;;0))/INDIRECT(&quot;RC[-1]&quot;;0)" table:style-name="ce6">
            <text:p>10.6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1c</text:p>
          </table:table-cell>
          <table:table-cell office:value-type="string" table:style-name="ce1">
            <text:p>Obrigações Sociais e Trabalhistas</text:p>
          </table:table-cell>
          <table:table-cell office:value-type="float" office:value="23554" table:style-name="ce3">
            <text:p>23,554</text:p>
          </table:table-cell>
          <table:table-cell office:value-type="float" office:value="18459" table:style-name="ce3">
            <text:p>18,459</text:p>
          </table:table-cell>
          <table:table-cell office:value-type="percentage" office:value="0.276017119020532" table:formula="of:=(INDIRECT(&quot;RC[-2]&quot;;0)-INDIRECT(&quot;RC[-1]&quot;;0))/INDIRECT(&quot;RC[-1]&quot;;0)" table:style-name="ce6">
            <text:p>27.6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2c</text:p>
          </table:table-cell>
          <table:table-cell office:value-type="string" table:style-name="ce1">
            <text:p>Fornecedores</text:p>
          </table:table-cell>
          <table:table-cell office:value-type="float" office:value="131805" table:style-name="ce3">
            <text:p>131,805</text:p>
          </table:table-cell>
          <table:table-cell office:value-type="float" office:value="121113" table:style-name="ce3">
            <text:p>121,113</text:p>
          </table:table-cell>
          <table:table-cell office:value-type="percentage" office:value="8.8281191944712789E-2" table:formula="of:=(INDIRECT(&quot;RC[-2]&quot;;0)-INDIRECT(&quot;RC[-1]&quot;;0))/INDIRECT(&quot;RC[-1]&quot;;0)" table:style-name="ce6">
            <text:p>8.8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c</text:p>
          </table:table-cell>
          <table:table-cell office:value-type="string" table:style-name="ce1">
            <text:p>Obrigações Fiscais</text:p>
          </table:table-cell>
          <table:table-cell office:value-type="float" office:value="34946" table:style-name="ce3">
            <text:p>34,946</text:p>
          </table:table-cell>
          <table:table-cell office:value-type="float" office:value="34348" table:style-name="ce3">
            <text:p>34,348</text:p>
          </table:table-cell>
          <table:table-cell office:value-type="percentage" office:value="1.7410038430185164E-2" table:formula="of:=(INDIRECT(&quot;RC[-2]&quot;;0)-INDIRECT(&quot;RC[-1]&quot;;0))/INDIRECT(&quot;RC[-1]&quot;;0)" table:style-name="ce6">
            <text:p>1.7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.01c</text:p>
          </table:table-cell>
          <table:table-cell office:value-type="string" table:style-name="ce1">
            <text:p>Obrigações Fiscais Federais</text:p>
          </table:table-cell>
          <table:table-cell office:value-type="float" office:value="34946" table:style-name="ce3">
            <text:p>34,946</text:p>
          </table:table-cell>
          <table:table-cell office:value-type="float" office:value="34348" table:style-name="ce3">
            <text:p>34,348</text:p>
          </table:table-cell>
          <table:table-cell office:value-type="percentage" office:value="1.7410038430185164E-2" table:formula="of:=(INDIRECT(&quot;RC[-2]&quot;;0)-INDIRECT(&quot;RC[-1]&quot;;0))/INDIRECT(&quot;RC[-1]&quot;;0)" table:style-name="ce6">
            <text:p>1.7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.01.01c</text:p>
          </table:table-cell>
          <table:table-cell office:value-type="string" table:style-name="ce1">
            <text:p>Imposto de Renda e Contribuição Social a Pagar</text:p>
          </table:table-cell>
          <table:table-cell office:value-type="float" office:value="3451" table:style-name="ce3">
            <text:p>3,451</text:p>
          </table:table-cell>
          <table:table-cell office:value-type="float" office:value="4142" table:style-name="ce3">
            <text:p>4,142</text:p>
          </table:table-cell>
          <table:table-cell office:value-type="percentage" office:value="-0.16682761950748431" table:formula="of:=(INDIRECT(&quot;RC[-2]&quot;;0)-INDIRECT(&quot;RC[-1]&quot;;0))/INDIRECT(&quot;RC[-1]&quot;;0)" table:style-name="ce6">
            <text:p>-16.6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.01.02c</text:p>
          </table:table-cell>
          <table:table-cell office:value-type="string" table:style-name="ce1">
            <text:p>Parcelamento de Obrigações Tributárias</text:p>
          </table:table-cell>
          <table:table-cell office:value-type="float" office:value="22123" table:style-name="ce3">
            <text:p>22,123</text:p>
          </table:table-cell>
          <table:table-cell office:value-type="float" office:value="22961" table:style-name="ce3">
            <text:p>22,961</text:p>
          </table:table-cell>
          <table:table-cell office:value-type="percentage" office:value="-3.6496668263577371E-2" table:formula="of:=(INDIRECT(&quot;RC[-2]&quot;;0)-INDIRECT(&quot;RC[-1]&quot;;0))/INDIRECT(&quot;RC[-1]&quot;;0)" table:style-name="ce6">
            <text:p>-3.6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3.01.03c</text:p>
          </table:table-cell>
          <table:table-cell office:value-type="string" table:style-name="ce1">
            <text:p>Impostos, Taxas e Contribuições</text:p>
          </table:table-cell>
          <table:table-cell office:value-type="float" office:value="9372" table:style-name="ce3">
            <text:p>9,372</text:p>
          </table:table-cell>
          <table:table-cell office:value-type="float" office:value="7245" table:style-name="ce3">
            <text:p>7,245</text:p>
          </table:table-cell>
          <table:table-cell office:value-type="percentage" office:value="0.29358178053830225" table:formula="of:=(INDIRECT(&quot;RC[-2]&quot;;0)-INDIRECT(&quot;RC[-1]&quot;;0))/INDIRECT(&quot;RC[-1]&quot;;0)" table:style-name="ce6">
            <text:p>29.3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4c</text:p>
          </table:table-cell>
          <table:table-cell office:value-type="string" table:style-name="ce1">
            <text:p>Empréstimos e Financiamentos</text:p>
          </table:table-cell>
          <table:table-cell office:value-type="float" office:value="106209" table:style-name="ce3">
            <text:p>106,209</text:p>
          </table:table-cell>
          <table:table-cell office:value-type="float" office:value="75584" table:style-name="ce3">
            <text:p>75,584</text:p>
          </table:table-cell>
          <table:table-cell office:value-type="percentage" office:value="0.40517834462320068" table:formula="of:=(INDIRECT(&quot;RC[-2]&quot;;0)-INDIRECT(&quot;RC[-1]&quot;;0))/INDIRECT(&quot;RC[-1]&quot;;0)" table:style-name="ce6">
            <text:p>40.5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4.01c</text:p>
          </table:table-cell>
          <table:table-cell office:value-type="string" table:style-name="ce1">
            <text:p>Empréstimos e Financiamentos</text:p>
          </table:table-cell>
          <table:table-cell office:value-type="float" office:value="106209" table:style-name="ce3">
            <text:p>106,209</text:p>
          </table:table-cell>
          <table:table-cell office:value-type="float" office:value="75584" table:style-name="ce3">
            <text:p>75,584</text:p>
          </table:table-cell>
          <table:table-cell office:value-type="percentage" office:value="0.40517834462320068" table:formula="of:=(INDIRECT(&quot;RC[-2]&quot;;0)-INDIRECT(&quot;RC[-1]&quot;;0))/INDIRECT(&quot;RC[-1]&quot;;0)" table:style-name="ce6">
            <text:p>40.5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c</text:p>
          </table:table-cell>
          <table:table-cell office:value-type="string" table:style-name="ce1">
            <text:p>Outras Obrigações</text:p>
          </table:table-cell>
          <table:table-cell office:value-type="float" office:value="24352" table:style-name="ce3">
            <text:p>24,352</text:p>
          </table:table-cell>
          <table:table-cell office:value-type="float" office:value="38707" table:style-name="ce3">
            <text:p>38,707</text:p>
          </table:table-cell>
          <table:table-cell office:value-type="percentage" office:value="-0.3708631513679696" table:formula="of:=(INDIRECT(&quot;RC[-2]&quot;;0)-INDIRECT(&quot;RC[-1]&quot;;0))/INDIRECT(&quot;RC[-1]&quot;;0)" table:style-name="ce6">
            <text:p>-37.0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c</text:p>
          </table:table-cell>
          <table:table-cell office:value-type="string" table:style-name="ce1">
            <text:p>Outros</text:p>
          </table:table-cell>
          <table:table-cell office:value-type="float" office:value="24352" table:style-name="ce3">
            <text:p>24,352</text:p>
          </table:table-cell>
          <table:table-cell office:value-type="float" office:value="38707" table:style-name="ce3">
            <text:p>38,707</text:p>
          </table:table-cell>
          <table:table-cell office:value-type="percentage" office:value="-0.3708631513679696" table:formula="of:=(INDIRECT(&quot;RC[-2]&quot;;0)-INDIRECT(&quot;RC[-1]&quot;;0))/INDIRECT(&quot;RC[-1]&quot;;0)" table:style-name="ce6">
            <text:p>-37.0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.04c</text:p>
          </table:table-cell>
          <table:table-cell office:value-type="string" table:style-name="ce1">
            <text:p>Adiantamento de Clientes</text:p>
          </table:table-cell>
          <table:table-cell office:value-type="float" office:value="17768" table:style-name="ce3">
            <text:p>17,768</text:p>
          </table:table-cell>
          <table:table-cell office:value-type="float" office:value="20813" table:style-name="ce3">
            <text:p>20,813</text:p>
          </table:table-cell>
          <table:table-cell office:value-type="percentage" office:value="-0.14630279152452794" table:formula="of:=(INDIRECT(&quot;RC[-2]&quot;;0)-INDIRECT(&quot;RC[-1]&quot;;0))/INDIRECT(&quot;RC[-1]&quot;;0)" table:style-name="ce6">
            <text:p>-14.6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.06c</text:p>
          </table:table-cell>
          <table:table-cell office:value-type="string" table:style-name="ce1">
            <text:p>Dividendos a Pagar</text:p>
          </table:table-cell>
          <table:table-cell office:value-type="float" office:value="260" table:style-name="ce3">
            <text:p>260</text:p>
          </table:table-cell>
          <table:table-cell office:value-type="float" office:value="8810" table:style-name="ce3">
            <text:p>8,810</text:p>
          </table:table-cell>
          <table:table-cell office:value-type="percentage" office:value="-0.97048808172531209" table:formula="of:=(INDIRECT(&quot;RC[-2]&quot;;0)-INDIRECT(&quot;RC[-1]&quot;;0))/INDIRECT(&quot;RC[-1]&quot;;0)" table:style-name="ce6">
            <text:p>-97.0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5.02.07c</text:p>
          </table:table-cell>
          <table:table-cell office:value-type="string" table:style-name="ce1">
            <text:p>Outros</text:p>
          </table:table-cell>
          <table:table-cell office:value-type="float" office:value="6324" table:style-name="ce3">
            <text:p>6,324</text:p>
          </table:table-cell>
          <table:table-cell office:value-type="float" office:value="9084" table:style-name="ce3">
            <text:p>9,084</text:p>
          </table:table-cell>
          <table:table-cell office:value-type="percentage" office:value="-0.3038309114927345" table:formula="of:=(INDIRECT(&quot;RC[-2]&quot;;0)-INDIRECT(&quot;RC[-1]&quot;;0))/INDIRECT(&quot;RC[-1]&quot;;0)" table:style-name="ce6">
            <text:p>-30.3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6c</text:p>
          </table:table-cell>
          <table:table-cell office:value-type="string" table:style-name="ce1">
            <text:p>Provisões</text:p>
          </table:table-cell>
          <table:table-cell office:value-type="float" office:value="5883" table:style-name="ce3">
            <text:p>5,883</text:p>
          </table:table-cell>
          <table:table-cell office:value-type="float" office:value="7164" table:style-name="ce3">
            <text:p>7,164</text:p>
          </table:table-cell>
          <table:table-cell office:value-type="percentage" office:value="-0.17881072026800671" table:formula="of:=(INDIRECT(&quot;RC[-2]&quot;;0)-INDIRECT(&quot;RC[-1]&quot;;0))/INDIRECT(&quot;RC[-1]&quot;;0)" table:style-name="ce6">
            <text:p>-17.8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6.02c</text:p>
          </table:table-cell>
          <table:table-cell office:value-type="string" table:style-name="ce1">
            <text:p>Outras Provisões</text:p>
          </table:table-cell>
          <table:table-cell office:value-type="float" office:value="5883" table:style-name="ce3">
            <text:p>5,883</text:p>
          </table:table-cell>
          <table:table-cell office:value-type="float" office:value="7164" table:style-name="ce3">
            <text:p>7,164</text:p>
          </table:table-cell>
          <table:table-cell office:value-type="percentage" office:value="-0.17881072026800671" table:formula="of:=(INDIRECT(&quot;RC[-2]&quot;;0)-INDIRECT(&quot;RC[-1]&quot;;0))/INDIRECT(&quot;RC[-1]&quot;;0)" table:style-name="ce6">
            <text:p>-17.8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6.02.05c</text:p>
          </table:table-cell>
          <table:table-cell office:value-type="string" table:style-name="ce1">
            <text:p>Provisões para Contingências</text:p>
          </table:table-cell>
          <table:table-cell office:value-type="float" office:value="3009" table:style-name="ce3">
            <text:p>3,009</text:p>
          </table:table-cell>
          <table:table-cell office:value-type="float" office:value="1322" table:style-name="ce3">
            <text:p>1,322</text:p>
          </table:table-cell>
          <table:table-cell office:value-type="percentage" office:value="1.2760968229954615" table:formula="of:=(INDIRECT(&quot;RC[-2]&quot;;0)-INDIRECT(&quot;RC[-1]&quot;;0))/INDIRECT(&quot;RC[-1]&quot;;0)" table:style-name="ce6">
            <text:p>127.6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c</text:p>
          </table:table-cell>
          <table:table-cell office:value-type="string" table:style-name="ce1">
            <text:p>Passivo Não Circulante</text:p>
          </table:table-cell>
          <table:table-cell office:value-type="float" office:value="355839" table:style-name="ce3">
            <text:p>355,839</text:p>
          </table:table-cell>
          <table:table-cell office:value-type="float" office:value="272819" table:style-name="ce3">
            <text:p>272,819</text:p>
          </table:table-cell>
          <table:table-cell office:value-type="percentage" office:value="0.30430431898071614" table:formula="of:=(INDIRECT(&quot;RC[-2]&quot;;0)-INDIRECT(&quot;RC[-1]&quot;;0))/INDIRECT(&quot;RC[-1]&quot;;0)" table:style-name="ce6">
            <text:p>30.4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1c</text:p>
          </table:table-cell>
          <table:table-cell office:value-type="string" table:style-name="ce1">
            <text:p>Empréstimos e Financiamentos</text:p>
          </table:table-cell>
          <table:table-cell office:value-type="float" office:value="178428" table:style-name="ce3">
            <text:p>178,428</text:p>
          </table:table-cell>
          <table:table-cell office:value-type="float" office:value="90931" table:style-name="ce3">
            <text:p>90,931</text:p>
          </table:table-cell>
          <table:table-cell office:value-type="percentage" office:value="0.96223510134057688" table:formula="of:=(INDIRECT(&quot;RC[-2]&quot;;0)-INDIRECT(&quot;RC[-1]&quot;;0))/INDIRECT(&quot;RC[-1]&quot;;0)" table:style-name="ce6">
            <text:p>96.2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1.01c</text:p>
          </table:table-cell>
          <table:table-cell office:value-type="string" table:style-name="ce1">
            <text:p>Empréstimos e Financiamentos</text:p>
          </table:table-cell>
          <table:table-cell office:value-type="float" office:value="178428" table:style-name="ce3">
            <text:p>178,428</text:p>
          </table:table-cell>
          <table:table-cell office:value-type="float" office:value="90931" table:style-name="ce3">
            <text:p>90,931</text:p>
          </table:table-cell>
          <table:table-cell office:value-type="percentage" office:value="0.96223510134057688" table:formula="of:=(INDIRECT(&quot;RC[-2]&quot;;0)-INDIRECT(&quot;RC[-1]&quot;;0))/INDIRECT(&quot;RC[-1]&quot;;0)" table:style-name="ce6">
            <text:p>96.2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2c</text:p>
          </table:table-cell>
          <table:table-cell office:value-type="string" table:style-name="ce1">
            <text:p>Outras Obrigações</text:p>
          </table:table-cell>
          <table:table-cell office:value-type="float" office:value="105579" table:style-name="ce3">
            <text:p>105,579</text:p>
          </table:table-cell>
          <table:table-cell office:value-type="float" office:value="113364" table:style-name="ce3">
            <text:p>113,364</text:p>
          </table:table-cell>
          <table:table-cell office:value-type="percentage" office:value="-6.8672594474436327E-2" table:formula="of:=(INDIRECT(&quot;RC[-2]&quot;;0)-INDIRECT(&quot;RC[-1]&quot;;0))/INDIRECT(&quot;RC[-1]&quot;;0)" table:style-name="ce6">
            <text:p>-6.8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2.02c</text:p>
          </table:table-cell>
          <table:table-cell office:value-type="string" table:style-name="ce1">
            <text:p>Outros</text:p>
          </table:table-cell>
          <table:table-cell office:value-type="float" office:value="105579" table:style-name="ce3">
            <text:p>105,579</text:p>
          </table:table-cell>
          <table:table-cell office:value-type="float" office:value="113364" table:style-name="ce3">
            <text:p>113,364</text:p>
          </table:table-cell>
          <table:table-cell office:value-type="percentage" office:value="-6.8672594474436327E-2" table:formula="of:=(INDIRECT(&quot;RC[-2]&quot;;0)-INDIRECT(&quot;RC[-1]&quot;;0))/INDIRECT(&quot;RC[-1]&quot;;0)" table:style-name="ce6">
            <text:p>-6.8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2.02.04c</text:p>
          </table:table-cell>
          <table:table-cell office:value-type="string" table:style-name="ce1">
            <text:p>Plano de Previdência Privada</text:p>
          </table:table-cell>
          <table:table-cell office:value-type="float" office:value="2720" table:style-name="ce3">
            <text:p>2,720</text:p>
          </table:table-cell>
          <table:table-cell office:value-type="float" office:value="2918" table:style-name="ce3">
            <text:p>2,918</text:p>
          </table:table-cell>
          <table:table-cell office:value-type="percentage" office:value="-6.7854694996572998E-2" table:formula="of:=(INDIRECT(&quot;RC[-2]&quot;;0)-INDIRECT(&quot;RC[-1]&quot;;0))/INDIRECT(&quot;RC[-1]&quot;;0)" table:style-name="ce6">
            <text:p>-6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2.02.05c</text:p>
          </table:table-cell>
          <table:table-cell office:value-type="string" table:style-name="ce1">
            <text:p>Parcelamento de Obrigações Tributárias</text:p>
          </table:table-cell>
          <table:table-cell office:value-type="float" office:value="102859" table:style-name="ce3">
            <text:p>102,859</text:p>
          </table:table-cell>
          <table:table-cell office:value-type="float" office:value="110446" table:style-name="ce3">
            <text:p>110,446</text:p>
          </table:table-cell>
          <table:table-cell office:value-type="percentage" office:value="-6.8694203502163959E-2" table:formula="of:=(INDIRECT(&quot;RC[-2]&quot;;0)-INDIRECT(&quot;RC[-1]&quot;;0))/INDIRECT(&quot;RC[-1]&quot;;0)" table:style-name="ce6">
            <text:p>-6.8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3c</text:p>
          </table:table-cell>
          <table:table-cell office:value-type="string" table:style-name="ce1">
            <text:p>Tributos Diferidos</text:p>
          </table:table-cell>
          <table:table-cell office:value-type="float" office:value="16058" table:style-name="ce3">
            <text:p>16,058</text:p>
          </table:table-cell>
          <table:table-cell office:value-type="float" office:value="16309" table:style-name="ce3">
            <text:p>16,309</text:p>
          </table:table-cell>
          <table:table-cell office:value-type="percentage" office:value="-1.5390275308112085E-2" table:formula="of:=(INDIRECT(&quot;RC[-2]&quot;;0)-INDIRECT(&quot;RC[-1]&quot;;0))/INDIRECT(&quot;RC[-1]&quot;;0)" table:style-name="ce6">
            <text:p>-1.5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3.01c</text:p>
          </table:table-cell>
          <table:table-cell office:value-type="string" table:style-name="ce1">
            <text:p>Imposto de Renda e Contribuição Social Diferidos</text:p>
          </table:table-cell>
          <table:table-cell office:value-type="float" office:value="16058" table:style-name="ce3">
            <text:p>16,058</text:p>
          </table:table-cell>
          <table:table-cell office:value-type="float" office:value="16309" table:style-name="ce3">
            <text:p>16,309</text:p>
          </table:table-cell>
          <table:table-cell office:value-type="percentage" office:value="-1.5390275308112085E-2" table:formula="of:=(INDIRECT(&quot;RC[-2]&quot;;0)-INDIRECT(&quot;RC[-1]&quot;;0))/INDIRECT(&quot;RC[-1]&quot;;0)" table:style-name="ce6">
            <text:p>-1.5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c</text:p>
          </table:table-cell>
          <table:table-cell office:value-type="string" table:style-name="ce1">
            <text:p>Provisões</text:p>
          </table:table-cell>
          <table:table-cell office:value-type="float" office:value="55774" table:style-name="ce3">
            <text:p>55,774</text:p>
          </table:table-cell>
          <table:table-cell office:value-type="float" office:value="52215" table:style-name="ce3">
            <text:p>52,215</text:p>
          </table:table-cell>
          <table:table-cell office:value-type="percentage" office:value="6.8160490280570724E-2" table:formula="of:=(INDIRECT(&quot;RC[-2]&quot;;0)-INDIRECT(&quot;RC[-1]&quot;;0))/INDIRECT(&quot;RC[-1]&quot;;0)" table:style-name="ce6">
            <text:p>6.8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.02c</text:p>
          </table:table-cell>
          <table:table-cell office:value-type="string" table:style-name="ce1">
            <text:p>Outras Provisões</text:p>
          </table:table-cell>
          <table:table-cell office:value-type="float" office:value="55774" table:style-name="ce3">
            <text:p>55,774</text:p>
          </table:table-cell>
          <table:table-cell office:value-type="float" office:value="52215" table:style-name="ce3">
            <text:p>52,215</text:p>
          </table:table-cell>
          <table:table-cell office:value-type="percentage" office:value="6.8160490280570724E-2" table:formula="of:=(INDIRECT(&quot;RC[-2]&quot;;0)-INDIRECT(&quot;RC[-1]&quot;;0))/INDIRECT(&quot;RC[-1]&quot;;0)" table:style-name="ce6">
            <text:p>6.8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.02.05c</text:p>
          </table:table-cell>
          <table:table-cell office:value-type="string" table:style-name="ce1">
            <text:p>Provisões para Contingências</text:p>
          </table:table-cell>
          <table:table-cell office:value-type="float" office:value="52092" table:style-name="ce3">
            <text:p>52,092</text:p>
          </table:table-cell>
          <table:table-cell office:value-type="float" office:value="49592" table:style-name="ce3">
            <text:p>49,592</text:p>
          </table:table-cell>
          <table:table-cell office:value-type="percentage" office:value="5.0411356670430715E-2" table:formula="of:=(INDIRECT(&quot;RC[-2]&quot;;0)-INDIRECT(&quot;RC[-1]&quot;;0))/INDIRECT(&quot;RC[-1]&quot;;0)" table:style-name="ce6">
            <text:p>5.0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c</text:p>
          </table:table-cell>
          <table:table-cell office:value-type="string" table:style-name="ce1">
            <text:p>Patrimônio Líquido Consolidado</text:p>
          </table:table-cell>
          <table:table-cell office:value-type="float" office:value="152954" table:style-name="ce3">
            <text:p>152,954</text:p>
          </table:table-cell>
          <table:table-cell office:value-type="float" office:value="127127" table:style-name="ce3">
            <text:p>127,127</text:p>
          </table:table-cell>
          <table:table-cell office:value-type="percentage" office:value="0.20315904567873072" table:formula="of:=(INDIRECT(&quot;RC[-2]&quot;;0)-INDIRECT(&quot;RC[-1]&quot;;0))/INDIRECT(&quot;RC[-1]&quot;;0)" table:style-name="ce6">
            <text:p>20.3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1c</text:p>
          </table:table-cell>
          <table:table-cell office:value-type="string" table:style-name="ce1">
            <text:p>Capital Social Realizado</text:p>
          </table:table-cell>
          <table:table-cell office:value-type="float" office:value="46065" table:style-name="ce3">
            <text:p>46,065</text:p>
          </table:table-cell>
          <table:table-cell office:value-type="float" office:value="40798" table:style-name="ce3">
            <text:p>40,798</text:p>
          </table:table-cell>
          <table:table-cell office:value-type="percentage" office:value="0.12909946566008138" table:formula="of:=(INDIRECT(&quot;RC[-2]&quot;;0)-INDIRECT(&quot;RC[-1]&quot;;0))/INDIRECT(&quot;RC[-1]&quot;;0)" table:style-name="ce6">
            <text:p>12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4c</text:p>
          </table:table-cell>
          <table:table-cell office:value-type="string" table:style-name="ce1">
            <text:p>Reservas de Lucros</text:p>
          </table:table-cell>
          <table:table-cell office:value-type="float" office:value="45069" table:style-name="ce3">
            <text:p>45,069</text:p>
          </table:table-cell>
          <table:table-cell office:value-type="float" office:value="50069" table:style-name="ce3">
            <text:p>50,069</text:p>
          </table:table-cell>
          <table:table-cell office:value-type="percentage" office:value="-9.9862190177554974E-2" table:formula="of:=(INDIRECT(&quot;RC[-2]&quot;;0)-INDIRECT(&quot;RC[-1]&quot;;0))/INDIRECT(&quot;RC[-1]&quot;;0)" table:style-name="ce6">
            <text:p>-9.9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4.01c</text:p>
          </table:table-cell>
          <table:table-cell office:value-type="string" table:style-name="ce1">
            <text:p>Reserva Legal</text:p>
          </table:table-cell>
          <table:table-cell office:value-type="float" office:value="3283" table:style-name="ce3">
            <text:p>3,283</text:p>
          </table:table-cell>
          <table:table-cell office:value-type="float" office:value="3283" table:style-name="ce3">
            <text:p>3,283</text:p>
          </table:table-cell>
          <table:table-cell office:value-type="percentage" office:value="0" table:formula="of:=(INDIRECT(&quot;RC[-2]&quot;;0)-INDIRECT(&quot;RC[-1]&quot;;0))/INDIRECT(&quot;RC[-1]&quot;;0)" table:style-name="ce6">
            <text:p>0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4.05c</text:p>
          </table:table-cell>
          <table:table-cell office:value-type="string" table:style-name="ce1">
            <text:p>Reserva de Retenção de Lucros</text:p>
          </table:table-cell>
          <table:table-cell office:value-type="float" office:value="41786" table:style-name="ce3">
            <text:p>41,786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5c</text:p>
          </table:table-cell>
          <table:table-cell office:value-type="string" table:style-name="ce1">
            <text:p>Lucros/Prejuízos Acumulados</text:p>
          </table:table-cell>
          <table:table-cell office:value-type="float" office:value="30107" table:style-name="ce3">
            <text:p>30,107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8c</text:p>
          </table:table-cell>
          <table:table-cell office:value-type="string" table:style-name="ce1">
            <text:p>Outros Resultados Abrangentes</text:p>
          </table:table-cell>
          <table:table-cell office:value-type="float" office:value="31698" table:style-name="ce3">
            <text:p>31,698</text:p>
          </table:table-cell>
          <table:table-cell office:value-type="float" office:value="35985" table:style-name="ce3">
            <text:p>35,985</text:p>
          </table:table-cell>
          <table:table-cell office:value-type="percentage" office:value="-0.11913297207169654" table:formula="of:=(INDIRECT(&quot;RC[-2]&quot;;0)-INDIRECT(&quot;RC[-1]&quot;;0))/INDIRECT(&quot;RC[-1]&quot;;0)" table:style-name="ce6">
            <text:p>-11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3.09c</text:p>
          </table:table-cell>
          <table:table-cell office:value-type="string" table:style-name="ce1">
            <text:p>Participação dos Acionistas Não Controladores</text:p>
          </table:table-cell>
          <table:table-cell office:value-type="float" office:value="15" table:style-name="ce3">
            <text:p>15</text:p>
          </table:table-cell>
          <table:table-cell office:value-type="float" office:value="8" table:style-name="ce3">
            <text:p>8</text:p>
          </table:table-cell>
          <table:table-cell office:value-type="percentage" office:value="0.875" table:formula="of:=(INDIRECT(&quot;RC[-2]&quot;;0)-INDIRECT(&quot;RC[-1]&quot;;0))/INDIRECT(&quot;RC[-1]&quot;;0)" table:style-name="ce6">
            <text:p>87.5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1.06.02.06c</text:p>
          </table:table-cell>
          <table:table-cell office:value-type="string" table:style-name="ce1">
            <text:p>Provisões para Participação nos Lucros</text:p>
          </table:table-cell>
          <table:table-cell office:value-type="float" office:value="2874" table:style-name="ce3">
            <text:p>2,874</text:p>
          </table:table-cell>
          <table:table-cell office:value-type="float" office:value="5842" table:style-name="ce3">
            <text:p>5,842</text:p>
          </table:table-cell>
          <table:table-cell office:value-type="percentage" office:value="-0.50804519000342352" table:formula="of:=(INDIRECT(&quot;RC[-2]&quot;;0)-INDIRECT(&quot;RC[-1]&quot;;0))/INDIRECT(&quot;RC[-1]&quot;;0)" table:style-name="ce6">
            <text:p>-50.8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02.04.02.06c</text:p>
          </table:table-cell>
          <table:table-cell office:value-type="string" table:style-name="ce1">
            <text:p>Provisão para Incentivo de Longo Prazo</text:p>
          </table:table-cell>
          <table:table-cell office:value-type="float" office:value="3682" table:style-name="ce3">
            <text:p>3,682</text:p>
          </table:table-cell>
          <table:table-cell office:value-type="float" office:value="2623" table:style-name="ce3">
            <text:p>2,623</text:p>
          </table:table-cell>
          <table:table-cell office:value-type="percentage" office:value="0.40373617994662603" table:formula="of:=(INDIRECT(&quot;RC[-2]&quot;;0)-INDIRECT(&quot;RC[-1]&quot;;0))/INDIRECT(&quot;RC[-1]&quot;;0)" table:style-name="ce6">
            <text:p>40.3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99.99.01c</text:p>
          </table:table-cell>
          <table:table-cell office:value-type="string" table:style-name="ce1">
            <text:p>Dívida Bruta</text:p>
          </table:table-cell>
          <table:table-cell office:value-type="float" office:value="284637" table:formula="of:=(VLOOKUP(&quot;2.01.04c&quot;;[Passivo.A1:.D10000];3;0)+VLOOKUP(&quot;2.02.01c&quot;;[Passivo.A1:.D10000];3;0))" table:style-name="ce3">
            <text:p>284,637</text:p>
          </table:table-cell>
          <table:table-cell office:value-type="float" office:value="166515" table:formula="of:=(VLOOKUP(&quot;2.01.04c&quot;;[Passivo.A1:.D10000];4;0)+VLOOKUP(&quot;2.02.01c&quot;;[Passivo.A1:.D10000];4;0))" table:style-name="ce3">
            <text:p>166,515</text:p>
          </table:table-cell>
          <table:table-cell office:value-type="percentage" office:value="0.70937753355553557" table:formula="of:=(INDIRECT(&quot;RC[-2]&quot;;0)-INDIRECT(&quot;RC[-1]&quot;;0))/INDIRECT(&quot;RC[-1]&quot;;0)" table:number-matrix-columns-spanned="1" table:number-matrix-rows-spanned="1" table:style-name="ce6">
            <text:p>70.9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2.99.99.02c</text:p>
          </table:table-cell>
          <table:table-cell office:value-type="string" table:style-name="ce1">
            <text:p>Dívida Líquida</text:p>
          </table:table-cell>
          <table:table-cell office:value-type="float" office:value="211290" table:formula="of:=(VLOOKUP(&quot;2.01.04c&quot;;[Passivo.A1:.D10000];3;0)+VLOOKUP(&quot;2.02.01c&quot;;[Passivo.A1:.D10000];3;0))-VLOOKUP(&quot;1.01.01c&quot;;[Ativo.A1:.D10000];3;0)" table:style-name="ce3">
            <text:p>211,290</text:p>
          </table:table-cell>
          <table:table-cell office:value-type="float" office:value="107645" table:formula="of:=(VLOOKUP(&quot;2.01.04c&quot;;[Passivo.A1:.D10000];4;0)+VLOOKUP(&quot;2.02.01c&quot;;[Passivo.A1:.D10000];4;0))-VLOOKUP(&quot;1.01.01c&quot;;[Ativo.A1:.D10000];4;0)" table:style-name="ce3">
            <text:p>107,645</text:p>
          </table:table-cell>
          <table:table-cell office:value-type="percentage" office:value="0.96284081935993315" table:formula="of:=(INDIRECT(&quot;RC[-2]&quot;;0)-INDIRECT(&quot;RC[-1]&quot;;0))/INDIRECT(&quot;RC[-1]&quot;;0)" table:style-name="ce6">
            <text:p>96.28%</text:p>
          </table:table-cell>
          <table:table-cell table:number-columns-repeated="16379"/>
        </table:table-row>
        <table:table-row table:number-rows-repeated="1048485" table:style-name="ro2">
          <table:table-cell table:number-columns-repeated="16384"/>
        </table:table-row>
      </table:table>
      <table:table table:name="Resultad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Demonstrações Individuais: Demonstração de Resul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Acum. Ano</text:p>
          </table:table-cell>
          <table:table-cell office:value-type="string" table:style-name="ce5">
            <text:p>Trim. Exer. Ant.</text:p>
          </table:table-cell>
          <table:table-cell office:value-type="string" table:style-name="ce5">
            <text:p>Acum. Ex. Ant.</text:p>
          </table:table-cell>
          <table:table-cell office:value-type="string" table:style-name="ce5">
            <text:p>Evol. Trim.</text:p>
          </table:table-cell>
          <table:table-cell office:value-type="string" table:style-name="ce5">
            <text:p>Evol. Acum.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1</text:p>
          </table:table-cell>
          <table:table-cell office:value-type="string" table:style-name="ce1">
            <text:p>Receita de Venda de Bens e/ou Serviços</text:p>
          </table:table-cell>
          <table:table-cell office:value-type="float" office:value="194000" table:style-name="ce3">
            <text:p>194,000</text:p>
          </table:table-cell>
          <table:table-cell office:value-type="float" office:value="358979" table:style-name="ce3">
            <text:p>358,979</text:p>
          </table:table-cell>
          <table:table-cell office:value-type="float" office:value="146494" table:style-name="ce3">
            <text:p>146,494</text:p>
          </table:table-cell>
          <table:table-cell office:value-type="float" office:value="285878" table:style-name="ce3">
            <text:p>285,878</text:p>
          </table:table-cell>
          <table:table-cell office:value-type="percentage" office:value="0.32428631889360654" table:formula="of:=(INDIRECT(&quot;RC[-4]&quot;;0)-INDIRECT(&quot;RC[-2]&quot;;0))/INDIRECT(&quot;RC[-2]&quot;;0)" table:style-name="ce6">
            <text:p>32.43%</text:p>
          </table:table-cell>
          <table:table-cell office:value-type="percentage" office:value="0.255706979900517" table:formula="of:=(INDIRECT(&quot;RC[-4]&quot;;0)-INDIRECT(&quot;RC[-2]&quot;;0))/INDIRECT(&quot;RC[-2]&quot;;0)" table:style-name="ce6">
            <text:p>25.5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2</text:p>
          </table:table-cell>
          <table:table-cell office:value-type="string" table:style-name="ce1">
            <text:p>Custo dos Bens e/ou Serviços Vendidos</text:p>
          </table:table-cell>
          <table:table-cell office:value-type="float" office:value="-135346" table:style-name="ce3">
            <text:p>-135,346</text:p>
          </table:table-cell>
          <table:table-cell office:value-type="float" office:value="-251224" table:style-name="ce3">
            <text:p>-251,224</text:p>
          </table:table-cell>
          <table:table-cell office:value-type="float" office:value="-101518" table:style-name="ce3">
            <text:p>-101,518</text:p>
          </table:table-cell>
          <table:table-cell office:value-type="float" office:value="-201185" table:style-name="ce3">
            <text:p>-201,185</text:p>
          </table:table-cell>
          <table:table-cell office:value-type="percentage" office:value="0.33322169467483598" table:formula="of:=(INDIRECT(&quot;RC[-4]&quot;;0)-INDIRECT(&quot;RC[-2]&quot;;0))/INDIRECT(&quot;RC[-2]&quot;;0)" table:style-name="ce6">
            <text:p>33.32%</text:p>
          </table:table-cell>
          <table:table-cell office:value-type="percentage" office:value="0.24872132614260506" table:formula="of:=(INDIRECT(&quot;RC[-4]&quot;;0)-INDIRECT(&quot;RC[-2]&quot;;0))/INDIRECT(&quot;RC[-2]&quot;;0)" table:style-name="ce6">
            <text:p>24.8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3</text:p>
          </table:table-cell>
          <table:table-cell office:value-type="string" table:style-name="ce1">
            <text:p>Resultado Bruto</text:p>
          </table:table-cell>
          <table:table-cell office:value-type="float" office:value="58654" table:style-name="ce3">
            <text:p>58,654</text:p>
          </table:table-cell>
          <table:table-cell office:value-type="float" office:value="107755" table:style-name="ce3">
            <text:p>107,755</text:p>
          </table:table-cell>
          <table:table-cell office:value-type="float" office:value="44976" table:style-name="ce3">
            <text:p>44,976</text:p>
          </table:table-cell>
          <table:table-cell office:value-type="float" office:value="84693" table:style-name="ce3">
            <text:p>84,693</text:p>
          </table:table-cell>
          <table:table-cell office:value-type="percentage" office:value="0.30411775168979011" table:formula="of:=(INDIRECT(&quot;RC[-4]&quot;;0)-INDIRECT(&quot;RC[-2]&quot;;0))/INDIRECT(&quot;RC[-2]&quot;;0)" table:style-name="ce6">
            <text:p>30.41%</text:p>
          </table:table-cell>
          <table:table-cell office:value-type="percentage" office:value="0.27230113468645578" table:formula="of:=(INDIRECT(&quot;RC[-4]&quot;;0)-INDIRECT(&quot;RC[-2]&quot;;0))/INDIRECT(&quot;RC[-2]&quot;;0)" table:style-name="ce6">
            <text:p>27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</text:p>
          </table:table-cell>
          <table:table-cell office:value-type="string" table:style-name="ce1">
            <text:p>Despesas/Receitas Operacionais</text:p>
          </table:table-cell>
          <table:table-cell office:value-type="float" office:value="-28213" table:style-name="ce3">
            <text:p>-28,213</text:p>
          </table:table-cell>
          <table:table-cell office:value-type="float" office:value="-54788" table:style-name="ce3">
            <text:p>-54,788</text:p>
          </table:table-cell>
          <table:table-cell office:value-type="float" office:value="-19634" table:style-name="ce3">
            <text:p>-19,634</text:p>
          </table:table-cell>
          <table:table-cell office:value-type="float" office:value="-40164" table:style-name="ce3">
            <text:p>-40,164</text:p>
          </table:table-cell>
          <table:table-cell office:value-type="percentage" office:value="0.43694611388407861" table:formula="of:=(INDIRECT(&quot;RC[-4]&quot;;0)-INDIRECT(&quot;RC[-2]&quot;;0))/INDIRECT(&quot;RC[-2]&quot;;0)" table:style-name="ce6">
            <text:p>43.69%</text:p>
          </table:table-cell>
          <table:table-cell office:value-type="percentage" office:value="0.36410716064137039" table:formula="of:=(INDIRECT(&quot;RC[-4]&quot;;0)-INDIRECT(&quot;RC[-2]&quot;;0))/INDIRECT(&quot;RC[-2]&quot;;0)" table:style-name="ce6">
            <text:p>36.4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1</text:p>
          </table:table-cell>
          <table:table-cell office:value-type="string" table:style-name="ce1">
            <text:p>Despesas com Vendas</text:p>
          </table:table-cell>
          <table:table-cell office:value-type="float" office:value="-26141" table:style-name="ce3">
            <text:p>-26,141</text:p>
          </table:table-cell>
          <table:table-cell office:value-type="float" office:value="-48095" table:style-name="ce3">
            <text:p>-48,095</text:p>
          </table:table-cell>
          <table:table-cell office:value-type="float" office:value="-20976" table:style-name="ce3">
            <text:p>-20,976</text:p>
          </table:table-cell>
          <table:table-cell office:value-type="float" office:value="-40083" table:style-name="ce3">
            <text:p>-40,083</text:p>
          </table:table-cell>
          <table:table-cell office:value-type="percentage" office:value="0.24623379099923723" table:formula="of:=(INDIRECT(&quot;RC[-4]&quot;;0)-INDIRECT(&quot;RC[-2]&quot;;0))/INDIRECT(&quot;RC[-2]&quot;;0)" table:style-name="ce6">
            <text:p>24.62%</text:p>
          </table:table-cell>
          <table:table-cell office:value-type="percentage" office:value="0.19988523813087844" table:formula="of:=(INDIRECT(&quot;RC[-4]&quot;;0)-INDIRECT(&quot;RC[-2]&quot;;0))/INDIRECT(&quot;RC[-2]&quot;;0)" table:style-name="ce6">
            <text:p>19.99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2</text:p>
          </table:table-cell>
          <table:table-cell office:value-type="string" table:style-name="ce1">
            <text:p>Despesas Gerais e Administrativas</text:p>
          </table:table-cell>
          <table:table-cell office:value-type="float" office:value="-6215" table:style-name="ce3">
            <text:p>-6,215</text:p>
          </table:table-cell>
          <table:table-cell office:value-type="float" office:value="-10898" table:style-name="ce3">
            <text:p>-10,898</text:p>
          </table:table-cell>
          <table:table-cell office:value-type="float" office:value="-4751" table:style-name="ce3">
            <text:p>-4,751</text:p>
          </table:table-cell>
          <table:table-cell office:value-type="float" office:value="-9099" table:style-name="ce3">
            <text:p>-9,099</text:p>
          </table:table-cell>
          <table:table-cell office:value-type="percentage" office:value="0.30814565354662177" table:formula="of:=(INDIRECT(&quot;RC[-4]&quot;;0)-INDIRECT(&quot;RC[-2]&quot;;0))/INDIRECT(&quot;RC[-2]&quot;;0)" table:style-name="ce6">
            <text:p>30.81%</text:p>
          </table:table-cell>
          <table:table-cell office:value-type="percentage" office:value="0.19771403450928673" table:formula="of:=(INDIRECT(&quot;RC[-4]&quot;;0)-INDIRECT(&quot;RC[-2]&quot;;0))/INDIRECT(&quot;RC[-2]&quot;;0)" table:style-name="ce6">
            <text:p>19.7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4</text:p>
          </table:table-cell>
          <table:table-cell office:value-type="string" table:style-name="ce1">
            <text:p>Outras Receitas Operacionais</text:p>
          </table:table-cell>
          <table:table-cell office:value-type="float" office:value="4715" table:style-name="ce3">
            <text:p>4,715</text:p>
          </table:table-cell>
          <table:table-cell office:value-type="float" office:value="4566" table:style-name="ce3">
            <text:p>4,566</text:p>
          </table:table-cell>
          <table:table-cell office:value-type="float" office:value="5688" table:style-name="ce3">
            <text:p>5,688</text:p>
          </table:table-cell>
          <table:table-cell office:value-type="float" office:value="7600" table:style-name="ce3">
            <text:p>7,600</text:p>
          </table:table-cell>
          <table:table-cell office:value-type="percentage" office:value="-0.17106188466947961" table:formula="of:=(INDIRECT(&quot;RC[-4]&quot;;0)-INDIRECT(&quot;RC[-2]&quot;;0))/INDIRECT(&quot;RC[-2]&quot;;0)" table:style-name="ce6">
            <text:p>-17.11%</text:p>
          </table:table-cell>
          <table:table-cell office:value-type="percentage" office:value="-0.39921052631578946" table:formula="of:=(INDIRECT(&quot;RC[-4]&quot;;0)-INDIRECT(&quot;RC[-2]&quot;;0))/INDIRECT(&quot;RC[-2]&quot;;0)" table:style-name="ce6">
            <text:p>-39.92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4.01</text:p>
          </table:table-cell>
          <table:table-cell office:value-type="string" table:style-name="ce1">
            <text:p>Outras Receitas Operacionais</text:p>
          </table:table-cell>
          <table:table-cell office:value-type="float" office:value="2918" table:style-name="ce3">
            <text:p>2,918</text:p>
          </table:table-cell>
          <table:table-cell office:value-type="float" office:value="3751" table:style-name="ce3">
            <text:p>3,751</text:p>
          </table:table-cell>
          <table:table-cell office:value-type="float" office:value="1386" table:style-name="ce3">
            <text:p>1,386</text:p>
          </table:table-cell>
          <table:table-cell office:value-type="float" office:value="4558" table:style-name="ce3">
            <text:p>4,558</text:p>
          </table:table-cell>
          <table:table-cell office:value-type="percentage" office:value="1.1053391053391053" table:formula="of:=(INDIRECT(&quot;RC[-4]&quot;;0)-INDIRECT(&quot;RC[-2]&quot;;0))/INDIRECT(&quot;RC[-2]&quot;;0)" table:style-name="ce6">
            <text:p>110.53%</text:p>
          </table:table-cell>
          <table:table-cell office:value-type="percentage" office:value="-0.17705133830627467" table:formula="of:=(INDIRECT(&quot;RC[-4]&quot;;0)-INDIRECT(&quot;RC[-2]&quot;;0))/INDIRECT(&quot;RC[-2]&quot;;0)" table:style-name="ce6">
            <text:p>-17.7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4.02</text:p>
          </table:table-cell>
          <table:table-cell office:value-type="string" table:style-name="ce1">
            <text:p>Outros Ganhos (Perdas), Líquidos</text:p>
          </table:table-cell>
          <table:table-cell office:value-type="float" office:value="1797" table:style-name="ce3">
            <text:p>1,797</text:p>
          </table:table-cell>
          <table:table-cell office:value-type="float" office:value="815" table:style-name="ce3">
            <text:p>815</text:p>
          </table:table-cell>
          <table:table-cell office:value-type="float" office:value="4302" table:style-name="ce3">
            <text:p>4,302</text:p>
          </table:table-cell>
          <table:table-cell office:value-type="float" office:value="3042" table:style-name="ce3">
            <text:p>3,042</text:p>
          </table:table-cell>
          <table:table-cell office:value-type="percentage" office:value="-0.58228730822873087" table:formula="of:=(INDIRECT(&quot;RC[-4]&quot;;0)-INDIRECT(&quot;RC[-2]&quot;;0))/INDIRECT(&quot;RC[-2]&quot;;0)" table:style-name="ce6">
            <text:p>-58.23%</text:p>
          </table:table-cell>
          <table:table-cell office:value-type="percentage" office:value="-0.73208415516107828" table:formula="of:=(INDIRECT(&quot;RC[-4]&quot;;0)-INDIRECT(&quot;RC[-2]&quot;;0))/INDIRECT(&quot;RC[-2]&quot;;0)" table:style-name="ce6">
            <text:p>-73.2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5</text:p>
          </table:table-cell>
          <table:table-cell office:value-type="string" table:style-name="ce1">
            <text:p>Outras Despesas Operacionais</text:p>
          </table:table-cell>
          <table:table-cell office:value-type="float" office:value="-3996" table:style-name="ce3">
            <text:p>-3,996</text:p>
          </table:table-cell>
          <table:table-cell office:value-type="float" office:value="-5736" table:style-name="ce3">
            <text:p>-5,736</text:p>
          </table:table-cell>
          <table:table-cell office:value-type="float" office:value="-2405" table:style-name="ce3">
            <text:p>-2,405</text:p>
          </table:table-cell>
          <table:table-cell office:value-type="float" office:value="-4629" table:style-name="ce3">
            <text:p>-4,629</text:p>
          </table:table-cell>
          <table:table-cell office:value-type="percentage" office:value="0.66153846153846152" table:formula="of:=(INDIRECT(&quot;RC[-4]&quot;;0)-INDIRECT(&quot;RC[-2]&quot;;0))/INDIRECT(&quot;RC[-2]&quot;;0)" table:style-name="ce6">
            <text:p>66.15%</text:p>
          </table:table-cell>
          <table:table-cell office:value-type="percentage" office:value="0.2391445236552171" table:formula="of:=(INDIRECT(&quot;RC[-4]&quot;;0)-INDIRECT(&quot;RC[-2]&quot;;0))/INDIRECT(&quot;RC[-2]&quot;;0)" table:style-name="ce6">
            <text:p>23.9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5.01</text:p>
          </table:table-cell>
          <table:table-cell office:value-type="string" table:style-name="ce1">
            <text:p>Outras Despesas Operacionais</text:p>
          </table:table-cell>
          <table:table-cell office:value-type="float" office:value="-3996" table:style-name="ce3">
            <text:p>-3,996</text:p>
          </table:table-cell>
          <table:table-cell office:value-type="float" office:value="-5736" table:style-name="ce3">
            <text:p>-5,736</text:p>
          </table:table-cell>
          <table:table-cell office:value-type="float" office:value="-2405" table:style-name="ce3">
            <text:p>-2,405</text:p>
          </table:table-cell>
          <table:table-cell office:value-type="float" office:value="-4629" table:style-name="ce3">
            <text:p>-4,629</text:p>
          </table:table-cell>
          <table:table-cell office:value-type="percentage" office:value="0.66153846153846152" table:formula="of:=(INDIRECT(&quot;RC[-4]&quot;;0)-INDIRECT(&quot;RC[-2]&quot;;0))/INDIRECT(&quot;RC[-2]&quot;;0)" table:style-name="ce6">
            <text:p>66.15%</text:p>
          </table:table-cell>
          <table:table-cell office:value-type="percentage" office:value="0.2391445236552171" table:formula="of:=(INDIRECT(&quot;RC[-4]&quot;;0)-INDIRECT(&quot;RC[-2]&quot;;0))/INDIRECT(&quot;RC[-2]&quot;;0)" table:style-name="ce6">
            <text:p>23.9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6</text:p>
          </table:table-cell>
          <table:table-cell office:value-type="string" table:style-name="ce1">
            <text:p>Resultado de Equivalência Patrimonial</text:p>
          </table:table-cell>
          <table:table-cell office:value-type="float" office:value="3424" table:style-name="ce3">
            <text:p>3,424</text:p>
          </table:table-cell>
          <table:table-cell office:value-type="float" office:value="5375" table:style-name="ce3">
            <text:p>5,375</text:p>
          </table:table-cell>
          <table:table-cell office:value-type="float" office:value="2810" table:style-name="ce3">
            <text:p>2,810</text:p>
          </table:table-cell>
          <table:table-cell office:value-type="float" office:value="6047" table:style-name="ce3">
            <text:p>6,047</text:p>
          </table:table-cell>
          <table:table-cell office:value-type="percentage" office:value="0.21850533807829181" table:formula="of:=(INDIRECT(&quot;RC[-4]&quot;;0)-INDIRECT(&quot;RC[-2]&quot;;0))/INDIRECT(&quot;RC[-2]&quot;;0)" table:style-name="ce6">
            <text:p>21.85%</text:p>
          </table:table-cell>
          <table:table-cell office:value-type="percentage" office:value="-0.11112948569538614" table:formula="of:=(INDIRECT(&quot;RC[-4]&quot;;0)-INDIRECT(&quot;RC[-2]&quot;;0))/INDIRECT(&quot;RC[-2]&quot;;0)" table:style-name="ce6">
            <text:p>-11.1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5</text:p>
          </table:table-cell>
          <table:table-cell office:value-type="string" table:style-name="ce1">
            <text:p>Resultado Antes do Resultado Financeiro e dos Tributos</text:p>
          </table:table-cell>
          <table:table-cell office:value-type="float" office:value="30441" table:style-name="ce3">
            <text:p>30,441</text:p>
          </table:table-cell>
          <table:table-cell office:value-type="float" office:value="52967" table:style-name="ce3">
            <text:p>52,967</text:p>
          </table:table-cell>
          <table:table-cell office:value-type="float" office:value="25342" table:style-name="ce3">
            <text:p>25,342</text:p>
          </table:table-cell>
          <table:table-cell office:value-type="float" office:value="44529" table:style-name="ce3">
            <text:p>44,529</text:p>
          </table:table-cell>
          <table:table-cell office:value-type="percentage" office:value="0.20120748165101413" table:formula="of:=(INDIRECT(&quot;RC[-4]&quot;;0)-INDIRECT(&quot;RC[-2]&quot;;0))/INDIRECT(&quot;RC[-2]&quot;;0)" table:style-name="ce6">
            <text:p>20.12%</text:p>
          </table:table-cell>
          <table:table-cell office:value-type="percentage" office:value="0.18949448673897909" table:formula="of:=(INDIRECT(&quot;RC[-4]&quot;;0)-INDIRECT(&quot;RC[-2]&quot;;0))/INDIRECT(&quot;RC[-2]&quot;;0)" table:style-name="ce6">
            <text:p>18.95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</text:p>
          </table:table-cell>
          <table:table-cell office:value-type="string" table:style-name="ce1">
            <text:p>Resultado Financeiro</text:p>
          </table:table-cell>
          <table:table-cell office:value-type="float" office:value="-8795" table:style-name="ce3">
            <text:p>-8,795</text:p>
          </table:table-cell>
          <table:table-cell office:value-type="float" office:value="-12990" table:style-name="ce3">
            <text:p>-12,990</text:p>
          </table:table-cell>
          <table:table-cell office:value-type="float" office:value="-9202" table:style-name="ce3">
            <text:p>-9,202</text:p>
          </table:table-cell>
          <table:table-cell office:value-type="float" office:value="-13128" table:style-name="ce3">
            <text:p>-13,128</text:p>
          </table:table-cell>
          <table:table-cell office:value-type="percentage" office:value="-4.4229515322755923E-2" table:formula="of:=(INDIRECT(&quot;RC[-4]&quot;;0)-INDIRECT(&quot;RC[-2]&quot;;0))/INDIRECT(&quot;RC[-2]&quot;;0)" table:style-name="ce6">
            <text:p>-4.42%</text:p>
          </table:table-cell>
          <table:table-cell office:value-type="percentage" office:value="-1.0511882998171846E-2" table:formula="of:=(INDIRECT(&quot;RC[-4]&quot;;0)-INDIRECT(&quot;RC[-2]&quot;;0))/INDIRECT(&quot;RC[-2]&quot;;0)" table:style-name="ce6">
            <text:p>-1.05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1</text:p>
          </table:table-cell>
          <table:table-cell office:value-type="string" table:style-name="ce1">
            <text:p>Receitas Financeiras</text:p>
          </table:table-cell>
          <table:table-cell office:value-type="float" office:value="3997" table:style-name="ce3">
            <text:p>3,997</text:p>
          </table:table-cell>
          <table:table-cell office:value-type="float" office:value="8656" table:style-name="ce3">
            <text:p>8,656</text:p>
          </table:table-cell>
          <table:table-cell office:value-type="float" office:value="3896" table:style-name="ce3">
            <text:p>3,896</text:p>
          </table:table-cell>
          <table:table-cell office:value-type="float" office:value="8159" table:style-name="ce3">
            <text:p>8,159</text:p>
          </table:table-cell>
          <table:table-cell office:value-type="percentage" office:value="2.5924024640657083E-2" table:formula="of:=(INDIRECT(&quot;RC[-4]&quot;;0)-INDIRECT(&quot;RC[-2]&quot;;0))/INDIRECT(&quot;RC[-2]&quot;;0)" table:style-name="ce6">
            <text:p>2.59%</text:p>
          </table:table-cell>
          <table:table-cell office:value-type="percentage" office:value="6.0914327736242189E-2" table:formula="of:=(INDIRECT(&quot;RC[-4]&quot;;0)-INDIRECT(&quot;RC[-2]&quot;;0))/INDIRECT(&quot;RC[-2]&quot;;0)" table:style-name="ce6">
            <text:p>6.09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1.01</text:p>
          </table:table-cell>
          <table:table-cell office:value-type="string" table:style-name="ce1">
            <text:p>Receitas Financeiras</text:p>
          </table:table-cell>
          <table:table-cell office:value-type="float" office:value="3997" table:style-name="ce3">
            <text:p>3,997</text:p>
          </table:table-cell>
          <table:table-cell office:value-type="float" office:value="8656" table:style-name="ce3">
            <text:p>8,656</text:p>
          </table:table-cell>
          <table:table-cell office:value-type="float" office:value="3896" table:style-name="ce3">
            <text:p>3,896</text:p>
          </table:table-cell>
          <table:table-cell office:value-type="float" office:value="8159" table:style-name="ce3">
            <text:p>8,159</text:p>
          </table:table-cell>
          <table:table-cell office:value-type="percentage" office:value="2.5924024640657083E-2" table:formula="of:=(INDIRECT(&quot;RC[-4]&quot;;0)-INDIRECT(&quot;RC[-2]&quot;;0))/INDIRECT(&quot;RC[-2]&quot;;0)" table:style-name="ce6">
            <text:p>2.59%</text:p>
          </table:table-cell>
          <table:table-cell office:value-type="percentage" office:value="6.0914327736242189E-2" table:formula="of:=(INDIRECT(&quot;RC[-4]&quot;;0)-INDIRECT(&quot;RC[-2]&quot;;0))/INDIRECT(&quot;RC[-2]&quot;;0)" table:style-name="ce6">
            <text:p>6.09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2</text:p>
          </table:table-cell>
          <table:table-cell office:value-type="string" table:style-name="ce1">
            <text:p>Despesas Financeiras</text:p>
          </table:table-cell>
          <table:table-cell office:value-type="float" office:value="-12792" table:style-name="ce3">
            <text:p>-12,792</text:p>
          </table:table-cell>
          <table:table-cell office:value-type="float" office:value="-21646" table:style-name="ce3">
            <text:p>-21,646</text:p>
          </table:table-cell>
          <table:table-cell office:value-type="float" office:value="-13098" table:style-name="ce3">
            <text:p>-13,098</text:p>
          </table:table-cell>
          <table:table-cell office:value-type="float" office:value="-21287" table:style-name="ce3">
            <text:p>-21,287</text:p>
          </table:table-cell>
          <table:table-cell office:value-type="percentage" office:value="-2.3362345396243701E-2" table:formula="of:=(INDIRECT(&quot;RC[-4]&quot;;0)-INDIRECT(&quot;RC[-2]&quot;;0))/INDIRECT(&quot;RC[-2]&quot;;0)" table:style-name="ce6">
            <text:p>-2.34%</text:p>
          </table:table-cell>
          <table:table-cell office:value-type="percentage" office:value="1.6864753135716636E-2" table:formula="of:=(INDIRECT(&quot;RC[-4]&quot;;0)-INDIRECT(&quot;RC[-2]&quot;;0))/INDIRECT(&quot;RC[-2]&quot;;0)" table:style-name="ce6">
            <text:p>1.69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2.01</text:p>
          </table:table-cell>
          <table:table-cell office:value-type="string" table:style-name="ce1">
            <text:p>Despesas Financeiras</text:p>
          </table:table-cell>
          <table:table-cell office:value-type="float" office:value="-8533" table:style-name="ce3">
            <text:p>-8,533</text:p>
          </table:table-cell>
          <table:table-cell office:value-type="float" office:value="-18077" table:style-name="ce3">
            <text:p>-18,077</text:p>
          </table:table-cell>
          <table:table-cell office:value-type="float" office:value="-8904" table:style-name="ce3">
            <text:p>-8,904</text:p>
          </table:table-cell>
          <table:table-cell office:value-type="float" office:value="-18329" table:style-name="ce3">
            <text:p>-18,329</text:p>
          </table:table-cell>
          <table:table-cell office:value-type="percentage" office:value="-4.1666666666666664E-2" table:formula="of:=(INDIRECT(&quot;RC[-4]&quot;;0)-INDIRECT(&quot;RC[-2]&quot;;0))/INDIRECT(&quot;RC[-2]&quot;;0)" table:style-name="ce6">
            <text:p>-4.17%</text:p>
          </table:table-cell>
          <table:table-cell office:value-type="percentage" office:value="-1.3748704239183807E-2" table:formula="of:=(INDIRECT(&quot;RC[-4]&quot;;0)-INDIRECT(&quot;RC[-2]&quot;;0))/INDIRECT(&quot;RC[-2]&quot;;0)" table:style-name="ce6">
            <text:p>-1.3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2.02</text:p>
          </table:table-cell>
          <table:table-cell office:value-type="string" table:style-name="ce1">
            <text:p>Variação Cambial, Líquida</text:p>
          </table:table-cell>
          <table:table-cell office:value-type="float" office:value="-4259" table:style-name="ce3">
            <text:p>-4,259</text:p>
          </table:table-cell>
          <table:table-cell office:value-type="float" office:value="-3569" table:style-name="ce3">
            <text:p>-3,569</text:p>
          </table:table-cell>
          <table:table-cell office:value-type="float" office:value="-4194" table:style-name="ce3">
            <text:p>-4,194</text:p>
          </table:table-cell>
          <table:table-cell office:value-type="float" office:value="-2958" table:style-name="ce3">
            <text:p>-2,958</text:p>
          </table:table-cell>
          <table:table-cell office:value-type="percentage" office:value="1.5498330948974726E-2" table:formula="of:=(INDIRECT(&quot;RC[-4]&quot;;0)-INDIRECT(&quot;RC[-2]&quot;;0))/INDIRECT(&quot;RC[-2]&quot;;0)" table:style-name="ce6">
            <text:p>1.55%</text:p>
          </table:table-cell>
          <table:table-cell office:value-type="percentage" office:value="0.20655848546315078" table:formula="of:=(INDIRECT(&quot;RC[-4]&quot;;0)-INDIRECT(&quot;RC[-2]&quot;;0))/INDIRECT(&quot;RC[-2]&quot;;0)" table:style-name="ce6">
            <text:p>20.66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7</text:p>
          </table:table-cell>
          <table:table-cell office:value-type="string" table:style-name="ce1">
            <text:p>Resultado Antes dos Tributos sobre o Lucro</text:p>
          </table:table-cell>
          <table:table-cell office:value-type="float" office:value="21646" table:style-name="ce3">
            <text:p>21,646</text:p>
          </table:table-cell>
          <table:table-cell office:value-type="float" office:value="39977" table:style-name="ce3">
            <text:p>39,977</text:p>
          </table:table-cell>
          <table:table-cell office:value-type="float" office:value="16140" table:style-name="ce3">
            <text:p>16,140</text:p>
          </table:table-cell>
          <table:table-cell office:value-type="float" office:value="31401" table:style-name="ce3">
            <text:p>31,401</text:p>
          </table:table-cell>
          <table:table-cell office:value-type="percentage" office:value="0.34114002478314748" table:formula="of:=(INDIRECT(&quot;RC[-4]&quot;;0)-INDIRECT(&quot;RC[-2]&quot;;0))/INDIRECT(&quot;RC[-2]&quot;;0)" table:style-name="ce6">
            <text:p>34.11%</text:p>
          </table:table-cell>
          <table:table-cell office:value-type="percentage" office:value="0.27311232126365403" table:formula="of:=(INDIRECT(&quot;RC[-4]&quot;;0)-INDIRECT(&quot;RC[-2]&quot;;0))/INDIRECT(&quot;RC[-2]&quot;;0)" table:style-name="ce6">
            <text:p>27.3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8</text:p>
          </table:table-cell>
          <table:table-cell office:value-type="string" table:style-name="ce1">
            <text:p>Imposto de Renda e Contribuição Social sobre o Lucro</text:p>
          </table:table-cell>
          <table:table-cell office:value-type="float" office:value="-5391" table:style-name="ce3">
            <text:p>-5,391</text:p>
          </table:table-cell>
          <table:table-cell office:value-type="float" office:value="-10660" table:style-name="ce3">
            <text:p>-10,660</text:p>
          </table:table-cell>
          <table:table-cell office:value-type="float" office:value="-3505" table:style-name="ce3">
            <text:p>-3,505</text:p>
          </table:table-cell>
          <table:table-cell office:value-type="float" office:value="-7611" table:style-name="ce3">
            <text:p>-7,611</text:p>
          </table:table-cell>
          <table:table-cell office:value-type="percentage" office:value="0.53808844507845932" table:formula="of:=(INDIRECT(&quot;RC[-4]&quot;;0)-INDIRECT(&quot;RC[-2]&quot;;0))/INDIRECT(&quot;RC[-2]&quot;;0)" table:style-name="ce6">
            <text:p>53.81%</text:p>
          </table:table-cell>
          <table:table-cell office:value-type="percentage" office:value="0.40060438838523188" table:formula="of:=(INDIRECT(&quot;RC[-4]&quot;;0)-INDIRECT(&quot;RC[-2]&quot;;0))/INDIRECT(&quot;RC[-2]&quot;;0)" table:style-name="ce6">
            <text:p>40.06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8.01</text:p>
          </table:table-cell>
          <table:table-cell office:value-type="string" table:style-name="ce1">
            <text:p>Corrente</text:p>
          </table:table-cell>
          <table:table-cell office:value-type="float" office:value="-5110" table:style-name="ce3">
            <text:p>-5,110</text:p>
          </table:table-cell>
          <table:table-cell office:value-type="float" office:value="-10911" table:style-name="ce3">
            <text:p>-10,911</text:p>
          </table:table-cell>
          <table:table-cell office:value-type="float" office:value="-3199" table:style-name="ce3">
            <text:p>-3,199</text:p>
          </table:table-cell>
          <table:table-cell office:value-type="float" office:value="-7017" table:style-name="ce3">
            <text:p>-7,017</text:p>
          </table:table-cell>
          <table:table-cell office:value-type="percentage" office:value="0.59737417943107218" table:formula="of:=(INDIRECT(&quot;RC[-4]&quot;;0)-INDIRECT(&quot;RC[-2]&quot;;0))/INDIRECT(&quot;RC[-2]&quot;;0)" table:style-name="ce6">
            <text:p>59.74%</text:p>
          </table:table-cell>
          <table:table-cell office:value-type="percentage" office:value="0.55493800769559642" table:formula="of:=(INDIRECT(&quot;RC[-4]&quot;;0)-INDIRECT(&quot;RC[-2]&quot;;0))/INDIRECT(&quot;RC[-2]&quot;;0)" table:style-name="ce6">
            <text:p>55.49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8.02</text:p>
          </table:table-cell>
          <table:table-cell office:value-type="string" table:style-name="ce1">
            <text:p>Diferido</text:p>
          </table:table-cell>
          <table:table-cell office:value-type="float" office:value="-281" table:style-name="ce3">
            <text:p>-281</text:p>
          </table:table-cell>
          <table:table-cell office:value-type="float" office:value="251" table:style-name="ce3">
            <text:p>251</text:p>
          </table:table-cell>
          <table:table-cell office:value-type="float" office:value="-306" table:style-name="ce3">
            <text:p>-306</text:p>
          </table:table-cell>
          <table:table-cell office:value-type="float" office:value="-594" table:style-name="ce3">
            <text:p>-594</text:p>
          </table:table-cell>
          <table:table-cell office:value-type="percentage" office:value="-8.1699346405228759E-2" table:formula="of:=(INDIRECT(&quot;RC[-4]&quot;;0)-INDIRECT(&quot;RC[-2]&quot;;0))/INDIRECT(&quot;RC[-2]&quot;;0)" table:style-name="ce6">
            <text:p>-8.17%</text:p>
          </table:table-cell>
          <table:table-cell office:value-type="percentage" office:value="-1.4225589225589226" table:formula="of:=(INDIRECT(&quot;RC[-4]&quot;;0)-INDIRECT(&quot;RC[-2]&quot;;0))/INDIRECT(&quot;RC[-2]&quot;;0)" table:style-name="ce6">
            <text:p>-142.26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9</text:p>
          </table:table-cell>
          <table:table-cell office:value-type="string" table:style-name="ce1">
            <text:p>Resultado Líquido das Operações Continuadas</text:p>
          </table:table-cell>
          <table:table-cell office:value-type="float" office:value="16255" table:style-name="ce3">
            <text:p>16,255</text:p>
          </table:table-cell>
          <table:table-cell office:value-type="float" office:value="29317" table:style-name="ce3">
            <text:p>29,317</text:p>
          </table:table-cell>
          <table:table-cell office:value-type="float" office:value="12635" table:style-name="ce3">
            <text:p>12,635</text:p>
          </table:table-cell>
          <table:table-cell office:value-type="float" office:value="23790" table:style-name="ce3">
            <text:p>23,790</text:p>
          </table:table-cell>
          <table:table-cell office:value-type="percentage" office:value="0.28650573802928375" table:formula="of:=(INDIRECT(&quot;RC[-4]&quot;;0)-INDIRECT(&quot;RC[-2]&quot;;0))/INDIRECT(&quot;RC[-2]&quot;;0)" table:style-name="ce6">
            <text:p>28.65%</text:p>
          </table:table-cell>
          <table:table-cell office:value-type="percentage" office:value="0.23232450609499788" table:formula="of:=(INDIRECT(&quot;RC[-4]&quot;;0)-INDIRECT(&quot;RC[-2]&quot;;0))/INDIRECT(&quot;RC[-2]&quot;;0)" table:style-name="ce6">
            <text:p>2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11</text:p>
          </table:table-cell>
          <table:table-cell office:value-type="string" table:style-name="ce1">
            <text:p>Lucro/Prejuízo do Período</text:p>
          </table:table-cell>
          <table:table-cell office:value-type="float" office:value="16255" table:style-name="ce3">
            <text:p>16,255</text:p>
          </table:table-cell>
          <table:table-cell office:value-type="float" office:value="29317" table:style-name="ce3">
            <text:p>29,317</text:p>
          </table:table-cell>
          <table:table-cell office:value-type="float" office:value="12635" table:style-name="ce3">
            <text:p>12,635</text:p>
          </table:table-cell>
          <table:table-cell office:value-type="float" office:value="23790" table:style-name="ce3">
            <text:p>23,790</text:p>
          </table:table-cell>
          <table:table-cell office:value-type="percentage" office:value="0.28650573802928375" table:formula="of:=(INDIRECT(&quot;RC[-4]&quot;;0)-INDIRECT(&quot;RC[-2]&quot;;0))/INDIRECT(&quot;RC[-2]&quot;;0)" table:style-name="ce6">
            <text:p>28.65%</text:p>
          </table:table-cell>
          <table:table-cell office:value-type="percentage" office:value="0.23232450609499788" table:formula="of:=(INDIRECT(&quot;RC[-4]&quot;;0)-INDIRECT(&quot;RC[-2]&quot;;0))/INDIRECT(&quot;RC[-2]&quot;;0)" table:style-name="ce6">
            <text:p>2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99.01.01</text:p>
          </table:table-cell>
          <table:table-cell office:value-type="string" table:style-name="ce1">
            <text:p>ON</text:p>
          </table:table-cell>
          <table:table-cell office:value-type="float" office:value="0.10223" table:style-name="ce3">
            <text:p>0</text:p>
          </table:table-cell>
          <table:table-cell office:value-type="float" office:value="0.18437000000000001" table:style-name="ce3">
            <text:p>0</text:p>
          </table:table-cell>
          <table:table-cell office:value-type="float" office:value="7.9460000000000003E-2" table:style-name="ce3">
            <text:p>0</text:p>
          </table:table-cell>
          <table:table-cell office:value-type="float" office:value="0.14960999999999999" table:style-name="ce3">
            <text:p>0</text:p>
          </table:table-cell>
          <table:table-cell office:value-type="percentage" office:value="0.28655927510697204" table:formula="of:=(INDIRECT(&quot;RC[-4]&quot;;0)-INDIRECT(&quot;RC[-2]&quot;;0))/INDIRECT(&quot;RC[-2]&quot;;0)" table:style-name="ce6">
            <text:p>28.66%</text:p>
          </table:table-cell>
          <table:table-cell office:value-type="percentage" office:value="0.23233741060089577" table:formula="of:=(INDIRECT(&quot;RC[-4]&quot;;0)-INDIRECT(&quot;RC[-2]&quot;;0))/INDIRECT(&quot;RC[-2]&quot;;0)" table:style-name="ce6">
            <text:p>2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99.02.01</text:p>
          </table:table-cell>
          <table:table-cell office:value-type="string" table:style-name="ce1">
            <text:p>ON</text:p>
          </table:table-cell>
          <table:table-cell office:value-type="float" office:value="0.10223" table:style-name="ce3">
            <text:p>0</text:p>
          </table:table-cell>
          <table:table-cell office:value-type="float" office:value="0.18437000000000001" table:style-name="ce3">
            <text:p>0</text:p>
          </table:table-cell>
          <table:table-cell office:value-type="float" office:value="7.9460000000000003E-2" table:style-name="ce3">
            <text:p>0</text:p>
          </table:table-cell>
          <table:table-cell office:value-type="float" office:value="0.14960999999999999" table:style-name="ce3">
            <text:p>0</text:p>
          </table:table-cell>
          <table:table-cell office:value-type="percentage" office:value="0.28655927510697204" table:formula="of:=(INDIRECT(&quot;RC[-4]&quot;;0)-INDIRECT(&quot;RC[-2]&quot;;0))/INDIRECT(&quot;RC[-2]&quot;;0)" table:style-name="ce6">
            <text:p>28.66%</text:p>
          </table:table-cell>
          <table:table-cell office:value-type="percentage" office:value="0.23233741060089577" table:formula="of:=(INDIRECT(&quot;RC[-4]&quot;;0)-INDIRECT(&quot;RC[-2]&quot;;0))/INDIRECT(&quot;RC[-2]&quot;;0)" table:style-name="ce6">
            <text:p>2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99.99.01</text:p>
          </table:table-cell>
          <table:table-cell office:value-type="string" table:style-name="ce1">
            <text:p>EBITDA</text:p>
          </table:table-cell>
          <table:table-cell table:style-name="ce3"/>
          <table:table-cell office:value-type="float" office:value="45806" table:formula="of:=VLOOKUP(&quot;3.05&quot;;[Resultado.A1:.F10000];4;0)+VLOOKUP(&quot;7.04.01&quot;;[DVA.A1:.D10000];3;0)" table:style-name="ce3">
            <text:p>45,806</text:p>
          </table:table-cell>
          <table:table-cell table:style-name="ce3"/>
          <table:table-cell office:value-type="float" office:value="36384" table:formula="of:=VLOOKUP(&quot;3.05&quot;;[Resultado.A1:.F10000];6;0)+VLOOKUP(&quot;7.04.01&quot;;[DVA.A1:.D10000];4;0)" table:style-name="ce3">
            <text:p>36,384</text:p>
          </table:table-cell>
          <table:table-cell table:style-name="ce6"/>
          <table:table-cell office:value-type="percentage" office:value="0.25895998240985046" table:formula="of:=(INDIRECT(&quot;RC[-4]&quot;;0)-INDIRECT(&quot;RC[-2]&quot;;0))/INDIRECT(&quot;RC[-2]&quot;;0)" table:style-name="ce6">
            <text:p>25.9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99.99.10</text:p>
          </table:table-cell>
          <table:table-cell office:value-type="string" table:style-name="ce1">
            <text:p>Numero Total de Ações</text:p>
          </table:table-cell>
          <table:table-cell office:value-type="float" office:value="159009" table:style-name="ce3">
            <text:p>159,00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3.99.99.11</text:p>
          </table:table-cell>
          <table:table-cell office:value-type="string" table:style-name="ce1">
            <text:p>Cotação da Ação</text:p>
          </table:table-cell>
          <table:table-cell office:value-type="float" office:value="4.75" table:style-name="ce7">
            <text:p>4.7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emonstrações Consolidadas: Demonstração de Resul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Acum. Ano</text:p>
          </table:table-cell>
          <table:table-cell office:value-type="string" table:style-name="ce5">
            <text:p>Trim. Ex. Ant.</text:p>
          </table:table-cell>
          <table:table-cell office:value-type="string" table:style-name="ce5">
            <text:p>Acum. Ex. Ant.</text:p>
          </table:table-cell>
          <table:table-cell office:value-type="string" table:style-name="ce5">
            <text:p>Evol. Trim.</text:p>
          </table:table-cell>
          <table:table-cell office:value-type="string" table:style-name="ce5">
            <text:p>Evol. Acum.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1c</text:p>
          </table:table-cell>
          <table:table-cell office:value-type="string" table:style-name="ce1">
            <text:p>Receita de Venda de Bens e/ou Serviços</text:p>
          </table:table-cell>
          <table:table-cell office:value-type="float" office:value="207601" table:style-name="ce3">
            <text:p>207,601</text:p>
          </table:table-cell>
          <table:table-cell office:value-type="float" office:value="383356" table:style-name="ce3">
            <text:p>383,356</text:p>
          </table:table-cell>
          <table:table-cell office:value-type="float" office:value="157169" table:style-name="ce3">
            <text:p>157,169</text:p>
          </table:table-cell>
          <table:table-cell office:value-type="float" office:value="307162" table:style-name="ce3">
            <text:p>307,162</text:p>
          </table:table-cell>
          <table:table-cell office:value-type="percentage" office:value="0.32087752673873349" table:formula="of:=(INDIRECT(&quot;RC[-4]&quot;;0)-INDIRECT(&quot;RC[-2]&quot;;0))/INDIRECT(&quot;RC[-2]&quot;;0)" table:style-name="ce6">
            <text:p>32.09%</text:p>
          </table:table-cell>
          <table:table-cell office:value-type="percentage" office:value="0.24805802801127744" table:formula="of:=(INDIRECT(&quot;RC[-4]&quot;;0)-INDIRECT(&quot;RC[-2]&quot;;0))/INDIRECT(&quot;RC[-2]&quot;;0)" table:style-name="ce6">
            <text:p>24.8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2c</text:p>
          </table:table-cell>
          <table:table-cell office:value-type="string" table:style-name="ce1">
            <text:p>Custo dos Bens e/ou Serviços Vendidos</text:p>
          </table:table-cell>
          <table:table-cell office:value-type="float" office:value="-135141" table:style-name="ce3">
            <text:p>-135,141</text:p>
          </table:table-cell>
          <table:table-cell office:value-type="float" office:value="-250852" table:style-name="ce3">
            <text:p>-250,852</text:p>
          </table:table-cell>
          <table:table-cell office:value-type="float" office:value="-101300" table:style-name="ce3">
            <text:p>-101,300</text:p>
          </table:table-cell>
          <table:table-cell office:value-type="float" office:value="-200801" table:style-name="ce3">
            <text:p>-200,801</text:p>
          </table:table-cell>
          <table:table-cell office:value-type="percentage" office:value="0.33406712734452121" table:formula="of:=(INDIRECT(&quot;RC[-4]&quot;;0)-INDIRECT(&quot;RC[-2]&quot;;0))/INDIRECT(&quot;RC[-2]&quot;;0)" table:style-name="ce6">
            <text:p>33.41%</text:p>
          </table:table-cell>
          <table:table-cell office:value-type="percentage" office:value="0.24925672680912944" table:formula="of:=(INDIRECT(&quot;RC[-4]&quot;;0)-INDIRECT(&quot;RC[-2]&quot;;0))/INDIRECT(&quot;RC[-2]&quot;;0)" table:style-name="ce6">
            <text:p>24.9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3c</text:p>
          </table:table-cell>
          <table:table-cell office:value-type="string" table:style-name="ce1">
            <text:p>Resultado Bruto</text:p>
          </table:table-cell>
          <table:table-cell office:value-type="float" office:value="72460" table:style-name="ce3">
            <text:p>72,460</text:p>
          </table:table-cell>
          <table:table-cell office:value-type="float" office:value="132504" table:style-name="ce3">
            <text:p>132,504</text:p>
          </table:table-cell>
          <table:table-cell office:value-type="float" office:value="55869" table:style-name="ce3">
            <text:p>55,869</text:p>
          </table:table-cell>
          <table:table-cell office:value-type="float" office:value="106361" table:style-name="ce3">
            <text:p>106,361</text:p>
          </table:table-cell>
          <table:table-cell office:value-type="percentage" office:value="0.29696253736419126" table:formula="of:=(INDIRECT(&quot;RC[-4]&quot;;0)-INDIRECT(&quot;RC[-2]&quot;;0))/INDIRECT(&quot;RC[-2]&quot;;0)" table:style-name="ce6">
            <text:p>29.70%</text:p>
          </table:table-cell>
          <table:table-cell office:value-type="percentage" office:value="0.24579498124312482" table:formula="of:=(INDIRECT(&quot;RC[-4]&quot;;0)-INDIRECT(&quot;RC[-2]&quot;;0))/INDIRECT(&quot;RC[-2]&quot;;0)" table:style-name="ce6">
            <text:p>24.58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c</text:p>
          </table:table-cell>
          <table:table-cell office:value-type="string" table:style-name="ce1">
            <text:p>Despesas/Receitas Operacionais</text:p>
          </table:table-cell>
          <table:table-cell office:value-type="float" office:value="-40226" table:style-name="ce3">
            <text:p>-40,226</text:p>
          </table:table-cell>
          <table:table-cell office:value-type="float" office:value="-76061" table:style-name="ce3">
            <text:p>-76,061</text:p>
          </table:table-cell>
          <table:table-cell office:value-type="float" office:value="-29476" table:style-name="ce3">
            <text:p>-29,476</text:p>
          </table:table-cell>
          <table:table-cell office:value-type="float" office:value="-58790" table:style-name="ce3">
            <text:p>-58,790</text:p>
          </table:table-cell>
          <table:table-cell office:value-type="percentage" office:value="0.36470348758311849" table:formula="of:=(INDIRECT(&quot;RC[-4]&quot;;0)-INDIRECT(&quot;RC[-2]&quot;;0))/INDIRECT(&quot;RC[-2]&quot;;0)" table:style-name="ce6">
            <text:p>36.47%</text:p>
          </table:table-cell>
          <table:table-cell office:value-type="percentage" office:value="0.29377445143731928" table:formula="of:=(INDIRECT(&quot;RC[-4]&quot;;0)-INDIRECT(&quot;RC[-2]&quot;;0))/INDIRECT(&quot;RC[-2]&quot;;0)" table:style-name="ce6">
            <text:p>29.38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1c</text:p>
          </table:table-cell>
          <table:table-cell office:value-type="string" table:style-name="ce1">
            <text:p>Despesas com Vendas</text:p>
          </table:table-cell>
          <table:table-cell office:value-type="float" office:value="-31983" table:style-name="ce3">
            <text:p>-31,983</text:p>
          </table:table-cell>
          <table:table-cell office:value-type="float" office:value="-58104" table:style-name="ce3">
            <text:p>-58,104</text:p>
          </table:table-cell>
          <table:table-cell office:value-type="float" office:value="-25250" table:style-name="ce3">
            <text:p>-25,250</text:p>
          </table:table-cell>
          <table:table-cell office:value-type="float" office:value="-47736" table:style-name="ce3">
            <text:p>-47,736</text:p>
          </table:table-cell>
          <table:table-cell office:value-type="percentage" office:value="0.26665346534653467" table:formula="of:=(INDIRECT(&quot;RC[-4]&quot;;0)-INDIRECT(&quot;RC[-2]&quot;;0))/INDIRECT(&quot;RC[-2]&quot;;0)" table:style-name="ce6">
            <text:p>26.67%</text:p>
          </table:table-cell>
          <table:table-cell office:value-type="percentage" office:value="0.21719457013574661" table:formula="of:=(INDIRECT(&quot;RC[-4]&quot;;0)-INDIRECT(&quot;RC[-2]&quot;;0))/INDIRECT(&quot;RC[-2]&quot;;0)" table:style-name="ce6">
            <text:p>21.72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2c</text:p>
          </table:table-cell>
          <table:table-cell office:value-type="string" table:style-name="ce1">
            <text:p>Despesas Gerais e Administrativas</text:p>
          </table:table-cell>
          <table:table-cell office:value-type="float" office:value="-7668" table:style-name="ce3">
            <text:p>-7,668</text:p>
          </table:table-cell>
          <table:table-cell office:value-type="float" office:value="-13919" table:style-name="ce3">
            <text:p>-13,919</text:p>
          </table:table-cell>
          <table:table-cell office:value-type="float" office:value="-6079" table:style-name="ce3">
            <text:p>-6,079</text:p>
          </table:table-cell>
          <table:table-cell office:value-type="float" office:value="-11563" table:style-name="ce3">
            <text:p>-11,563</text:p>
          </table:table-cell>
          <table:table-cell office:value-type="percentage" office:value="0.26139167626254317" table:formula="of:=(INDIRECT(&quot;RC[-4]&quot;;0)-INDIRECT(&quot;RC[-2]&quot;;0))/INDIRECT(&quot;RC[-2]&quot;;0)" table:style-name="ce6">
            <text:p>26.14%</text:p>
          </table:table-cell>
          <table:table-cell office:value-type="percentage" office:value="0.20375335120643431" table:formula="of:=(INDIRECT(&quot;RC[-4]&quot;;0)-INDIRECT(&quot;RC[-2]&quot;;0))/INDIRECT(&quot;RC[-2]&quot;;0)" table:style-name="ce6">
            <text:p>20.38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4c</text:p>
          </table:table-cell>
          <table:table-cell office:value-type="string" table:style-name="ce1">
            <text:p>Outras Receitas Operacionais</text:p>
          </table:table-cell>
          <table:table-cell office:value-type="float" office:value="4342" table:style-name="ce3">
            <text:p>4,342</text:p>
          </table:table-cell>
          <table:table-cell office:value-type="float" office:value="3627" table:style-name="ce3">
            <text:p>3,627</text:p>
          </table:table-cell>
          <table:table-cell office:value-type="float" office:value="5110" table:style-name="ce3">
            <text:p>5,110</text:p>
          </table:table-cell>
          <table:table-cell office:value-type="float" office:value="6262" table:style-name="ce3">
            <text:p>6,262</text:p>
          </table:table-cell>
          <table:table-cell office:value-type="percentage" office:value="-0.15029354207436399" table:formula="of:=(INDIRECT(&quot;RC[-4]&quot;;0)-INDIRECT(&quot;RC[-2]&quot;;0))/INDIRECT(&quot;RC[-2]&quot;;0)" table:style-name="ce6">
            <text:p>-15.03%</text:p>
          </table:table-cell>
          <table:table-cell office:value-type="percentage" office:value="-0.42079207920792078" table:formula="of:=(INDIRECT(&quot;RC[-4]&quot;;0)-INDIRECT(&quot;RC[-2]&quot;;0))/INDIRECT(&quot;RC[-2]&quot;;0)" table:style-name="ce6">
            <text:p>-42.08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4.01c</text:p>
          </table:table-cell>
          <table:table-cell office:value-type="string" table:style-name="ce1">
            <text:p>Outras Receitas Operacionais</text:p>
          </table:table-cell>
          <table:table-cell office:value-type="float" office:value="2545" table:style-name="ce3">
            <text:p>2,545</text:p>
          </table:table-cell>
          <table:table-cell office:value-type="float" office:value="2812" table:style-name="ce3">
            <text:p>2,812</text:p>
          </table:table-cell>
          <table:table-cell office:value-type="float" office:value="808" table:style-name="ce3">
            <text:p>808</text:p>
          </table:table-cell>
          <table:table-cell office:value-type="float" office:value="3220" table:style-name="ce3">
            <text:p>3,220</text:p>
          </table:table-cell>
          <table:table-cell office:value-type="percentage" office:value="2.1497524752475248" table:formula="of:=(INDIRECT(&quot;RC[-4]&quot;;0)-INDIRECT(&quot;RC[-2]&quot;;0))/INDIRECT(&quot;RC[-2]&quot;;0)" table:style-name="ce6">
            <text:p>214.98%</text:p>
          </table:table-cell>
          <table:table-cell office:value-type="percentage" office:value="-0.1267080745341615" table:formula="of:=(INDIRECT(&quot;RC[-4]&quot;;0)-INDIRECT(&quot;RC[-2]&quot;;0))/INDIRECT(&quot;RC[-2]&quot;;0)" table:style-name="ce6">
            <text:p>-12.6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4.02c</text:p>
          </table:table-cell>
          <table:table-cell office:value-type="string" table:style-name="ce1">
            <text:p>Outros Ganhos (Perdas), Líquidos</text:p>
          </table:table-cell>
          <table:table-cell office:value-type="float" office:value="1797" table:style-name="ce3">
            <text:p>1,797</text:p>
          </table:table-cell>
          <table:table-cell office:value-type="float" office:value="815" table:style-name="ce3">
            <text:p>815</text:p>
          </table:table-cell>
          <table:table-cell office:value-type="float" office:value="4302" table:style-name="ce3">
            <text:p>4,302</text:p>
          </table:table-cell>
          <table:table-cell office:value-type="float" office:value="3042" table:style-name="ce3">
            <text:p>3,042</text:p>
          </table:table-cell>
          <table:table-cell office:value-type="percentage" office:value="-0.58228730822873087" table:formula="of:=(INDIRECT(&quot;RC[-4]&quot;;0)-INDIRECT(&quot;RC[-2]&quot;;0))/INDIRECT(&quot;RC[-2]&quot;;0)" table:style-name="ce6">
            <text:p>-58.23%</text:p>
          </table:table-cell>
          <table:table-cell office:value-type="percentage" office:value="-0.73208415516107828" table:formula="of:=(INDIRECT(&quot;RC[-4]&quot;;0)-INDIRECT(&quot;RC[-2]&quot;;0))/INDIRECT(&quot;RC[-2]&quot;;0)" table:style-name="ce6">
            <text:p>-73.2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5c</text:p>
          </table:table-cell>
          <table:table-cell office:value-type="string" table:style-name="ce1">
            <text:p>Outras Despesas Operacionais</text:p>
          </table:table-cell>
          <table:table-cell office:value-type="float" office:value="-4917" table:style-name="ce3">
            <text:p>-4,917</text:p>
          </table:table-cell>
          <table:table-cell office:value-type="float" office:value="-7665" table:style-name="ce3">
            <text:p>-7,665</text:p>
          </table:table-cell>
          <table:table-cell office:value-type="float" office:value="-3257" table:style-name="ce3">
            <text:p>-3,257</text:p>
          </table:table-cell>
          <table:table-cell office:value-type="float" office:value="-5753" table:style-name="ce3">
            <text:p>-5,753</text:p>
          </table:table-cell>
          <table:table-cell office:value-type="percentage" office:value="0.5096714768191587" table:formula="of:=(INDIRECT(&quot;RC[-4]&quot;;0)-INDIRECT(&quot;RC[-2]&quot;;0))/INDIRECT(&quot;RC[-2]&quot;;0)" table:style-name="ce6">
            <text:p>50.97%</text:p>
          </table:table-cell>
          <table:table-cell office:value-type="percentage" office:value="0.33234833999652358" table:formula="of:=(INDIRECT(&quot;RC[-4]&quot;;0)-INDIRECT(&quot;RC[-2]&quot;;0))/INDIRECT(&quot;RC[-2]&quot;;0)" table:style-name="ce6">
            <text:p>3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4.05.01c</text:p>
          </table:table-cell>
          <table:table-cell office:value-type="string" table:style-name="ce1">
            <text:p>Outras Despesas Operacionais</text:p>
          </table:table-cell>
          <table:table-cell office:value-type="float" office:value="-4917" table:style-name="ce3">
            <text:p>-4,917</text:p>
          </table:table-cell>
          <table:table-cell office:value-type="float" office:value="-7665" table:style-name="ce3">
            <text:p>-7,665</text:p>
          </table:table-cell>
          <table:table-cell office:value-type="float" office:value="-3257" table:style-name="ce3">
            <text:p>-3,257</text:p>
          </table:table-cell>
          <table:table-cell office:value-type="float" office:value="-5753" table:style-name="ce3">
            <text:p>-5,753</text:p>
          </table:table-cell>
          <table:table-cell office:value-type="percentage" office:value="0.5096714768191587" table:formula="of:=(INDIRECT(&quot;RC[-4]&quot;;0)-INDIRECT(&quot;RC[-2]&quot;;0))/INDIRECT(&quot;RC[-2]&quot;;0)" table:style-name="ce6">
            <text:p>50.97%</text:p>
          </table:table-cell>
          <table:table-cell office:value-type="percentage" office:value="0.33234833999652358" table:formula="of:=(INDIRECT(&quot;RC[-4]&quot;;0)-INDIRECT(&quot;RC[-2]&quot;;0))/INDIRECT(&quot;RC[-2]&quot;;0)" table:style-name="ce6">
            <text:p>3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5c</text:p>
          </table:table-cell>
          <table:table-cell office:value-type="string" table:style-name="ce1">
            <text:p>Resultado Antes do Resultado Financeiro e dos Tributos</text:p>
          </table:table-cell>
          <table:table-cell office:value-type="float" office:value="32234" table:style-name="ce3">
            <text:p>32,234</text:p>
          </table:table-cell>
          <table:table-cell office:value-type="float" office:value="56443" table:style-name="ce3">
            <text:p>56,443</text:p>
          </table:table-cell>
          <table:table-cell office:value-type="float" office:value="26393" table:style-name="ce3">
            <text:p>26,393</text:p>
          </table:table-cell>
          <table:table-cell office:value-type="float" office:value="47571" table:style-name="ce3">
            <text:p>47,571</text:p>
          </table:table-cell>
          <table:table-cell office:value-type="percentage" office:value="0.22130868033190618" table:formula="of:=(INDIRECT(&quot;RC[-4]&quot;;0)-INDIRECT(&quot;RC[-2]&quot;;0))/INDIRECT(&quot;RC[-2]&quot;;0)" table:style-name="ce6">
            <text:p>22.13%</text:p>
          </table:table-cell>
          <table:table-cell office:value-type="percentage" office:value="0.1865001786802884" table:formula="of:=(INDIRECT(&quot;RC[-4]&quot;;0)-INDIRECT(&quot;RC[-2]&quot;;0))/INDIRECT(&quot;RC[-2]&quot;;0)" table:style-name="ce6">
            <text:p>18.65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c</text:p>
          </table:table-cell>
          <table:table-cell office:value-type="string" table:style-name="ce1">
            <text:p>Resultado Financeiro</text:p>
          </table:table-cell>
          <table:table-cell office:value-type="float" office:value="-8697" table:style-name="ce3">
            <text:p>-8,697</text:p>
          </table:table-cell>
          <table:table-cell office:value-type="float" office:value="-12932" table:style-name="ce3">
            <text:p>-12,932</text:p>
          </table:table-cell>
          <table:table-cell office:value-type="float" office:value="-9251" table:style-name="ce3">
            <text:p>-9,251</text:p>
          </table:table-cell>
          <table:table-cell office:value-type="float" office:value="-13232" table:style-name="ce3">
            <text:p>-13,232</text:p>
          </table:table-cell>
          <table:table-cell office:value-type="percentage" office:value="-5.9885417792671064E-2" table:formula="of:=(INDIRECT(&quot;RC[-4]&quot;;0)-INDIRECT(&quot;RC[-2]&quot;;0))/INDIRECT(&quot;RC[-2]&quot;;0)" table:style-name="ce6">
            <text:p>-5.99%</text:p>
          </table:table-cell>
          <table:table-cell office:value-type="percentage" office:value="-2.2672309552599759E-2" table:formula="of:=(INDIRECT(&quot;RC[-4]&quot;;0)-INDIRECT(&quot;RC[-2]&quot;;0))/INDIRECT(&quot;RC[-2]&quot;;0)" table:style-name="ce6">
            <text:p>-2.2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1c</text:p>
          </table:table-cell>
          <table:table-cell office:value-type="string" table:style-name="ce1">
            <text:p>Receitas Financeiras</text:p>
          </table:table-cell>
          <table:table-cell office:value-type="float" office:value="4296" table:style-name="ce3">
            <text:p>4,296</text:p>
          </table:table-cell>
          <table:table-cell office:value-type="float" office:value="9015" table:style-name="ce3">
            <text:p>9,015</text:p>
          </table:table-cell>
          <table:table-cell office:value-type="float" office:value="3978" table:style-name="ce3">
            <text:p>3,978</text:p>
          </table:table-cell>
          <table:table-cell office:value-type="float" office:value="8296" table:style-name="ce3">
            <text:p>8,296</text:p>
          </table:table-cell>
          <table:table-cell office:value-type="percentage" office:value="7.9939668174962286E-2" table:formula="of:=(INDIRECT(&quot;RC[-4]&quot;;0)-INDIRECT(&quot;RC[-2]&quot;;0))/INDIRECT(&quot;RC[-2]&quot;;0)" table:style-name="ce6">
            <text:p>7.99%</text:p>
          </table:table-cell>
          <table:table-cell office:value-type="percentage" office:value="8.6668273866923815E-2" table:formula="of:=(INDIRECT(&quot;RC[-4]&quot;;0)-INDIRECT(&quot;RC[-2]&quot;;0))/INDIRECT(&quot;RC[-2]&quot;;0)" table:style-name="ce6">
            <text:p>8.6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1.01c</text:p>
          </table:table-cell>
          <table:table-cell office:value-type="string" table:style-name="ce1">
            <text:p>Receitas Financeiras</text:p>
          </table:table-cell>
          <table:table-cell office:value-type="float" office:value="4296" table:style-name="ce3">
            <text:p>4,296</text:p>
          </table:table-cell>
          <table:table-cell office:value-type="float" office:value="9015" table:style-name="ce3">
            <text:p>9,015</text:p>
          </table:table-cell>
          <table:table-cell office:value-type="float" office:value="3978" table:style-name="ce3">
            <text:p>3,978</text:p>
          </table:table-cell>
          <table:table-cell office:value-type="float" office:value="8296" table:style-name="ce3">
            <text:p>8,296</text:p>
          </table:table-cell>
          <table:table-cell office:value-type="percentage" office:value="7.9939668174962286E-2" table:formula="of:=(INDIRECT(&quot;RC[-4]&quot;;0)-INDIRECT(&quot;RC[-2]&quot;;0))/INDIRECT(&quot;RC[-2]&quot;;0)" table:style-name="ce6">
            <text:p>7.99%</text:p>
          </table:table-cell>
          <table:table-cell office:value-type="percentage" office:value="8.6668273866923815E-2" table:formula="of:=(INDIRECT(&quot;RC[-4]&quot;;0)-INDIRECT(&quot;RC[-2]&quot;;0))/INDIRECT(&quot;RC[-2]&quot;;0)" table:style-name="ce6">
            <text:p>8.6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2c</text:p>
          </table:table-cell>
          <table:table-cell office:value-type="string" table:style-name="ce1">
            <text:p>Despesas Financeiras</text:p>
          </table:table-cell>
          <table:table-cell office:value-type="float" office:value="-12993" table:style-name="ce3">
            <text:p>-12,993</text:p>
          </table:table-cell>
          <table:table-cell office:value-type="float" office:value="-21947" table:style-name="ce3">
            <text:p>-21,947</text:p>
          </table:table-cell>
          <table:table-cell office:value-type="float" office:value="-13229" table:style-name="ce3">
            <text:p>-13,229</text:p>
          </table:table-cell>
          <table:table-cell office:value-type="float" office:value="-21528" table:style-name="ce3">
            <text:p>-21,528</text:p>
          </table:table-cell>
          <table:table-cell office:value-type="percentage" office:value="-1.7839594829541158E-2" table:formula="of:=(INDIRECT(&quot;RC[-4]&quot;;0)-INDIRECT(&quot;RC[-2]&quot;;0))/INDIRECT(&quot;RC[-2]&quot;;0)" table:style-name="ce6">
            <text:p>-1.78%</text:p>
          </table:table-cell>
          <table:table-cell office:value-type="percentage" office:value="1.9463024897807508E-2" table:formula="of:=(INDIRECT(&quot;RC[-4]&quot;;0)-INDIRECT(&quot;RC[-2]&quot;;0))/INDIRECT(&quot;RC[-2]&quot;;0)" table:style-name="ce6">
            <text:p>1.95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2.01c</text:p>
          </table:table-cell>
          <table:table-cell office:value-type="string" table:style-name="ce1">
            <text:p>Despesas Financeiras</text:p>
          </table:table-cell>
          <table:table-cell office:value-type="float" office:value="-8734" table:style-name="ce3">
            <text:p>-8,734</text:p>
          </table:table-cell>
          <table:table-cell office:value-type="float" office:value="-18378" table:style-name="ce3">
            <text:p>-18,378</text:p>
          </table:table-cell>
          <table:table-cell office:value-type="float" office:value="-9035" table:style-name="ce3">
            <text:p>-9,035</text:p>
          </table:table-cell>
          <table:table-cell office:value-type="float" office:value="-18570" table:style-name="ce3">
            <text:p>-18,570</text:p>
          </table:table-cell>
          <table:table-cell office:value-type="percentage" office:value="-3.3314886552296627E-2" table:formula="of:=(INDIRECT(&quot;RC[-4]&quot;;0)-INDIRECT(&quot;RC[-2]&quot;;0))/INDIRECT(&quot;RC[-2]&quot;;0)" table:style-name="ce6">
            <text:p>-3.33%</text:p>
          </table:table-cell>
          <table:table-cell office:value-type="percentage" office:value="-1.0339256865912763E-2" table:formula="of:=(INDIRECT(&quot;RC[-4]&quot;;0)-INDIRECT(&quot;RC[-2]&quot;;0))/INDIRECT(&quot;RC[-2]&quot;;0)" table:style-name="ce6">
            <text:p>-1.0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6.02.02c</text:p>
          </table:table-cell>
          <table:table-cell office:value-type="string" table:style-name="ce1">
            <text:p>Variação Cambial, Líquida</text:p>
          </table:table-cell>
          <table:table-cell office:value-type="float" office:value="-4259" table:style-name="ce3">
            <text:p>-4,259</text:p>
          </table:table-cell>
          <table:table-cell office:value-type="float" office:value="-3569" table:style-name="ce3">
            <text:p>-3,569</text:p>
          </table:table-cell>
          <table:table-cell office:value-type="float" office:value="-4194" table:style-name="ce3">
            <text:p>-4,194</text:p>
          </table:table-cell>
          <table:table-cell office:value-type="float" office:value="-2958" table:style-name="ce3">
            <text:p>-2,958</text:p>
          </table:table-cell>
          <table:table-cell office:value-type="percentage" office:value="1.5498330948974726E-2" table:formula="of:=(INDIRECT(&quot;RC[-4]&quot;;0)-INDIRECT(&quot;RC[-2]&quot;;0))/INDIRECT(&quot;RC[-2]&quot;;0)" table:style-name="ce6">
            <text:p>1.55%</text:p>
          </table:table-cell>
          <table:table-cell office:value-type="percentage" office:value="0.20655848546315078" table:formula="of:=(INDIRECT(&quot;RC[-4]&quot;;0)-INDIRECT(&quot;RC[-2]&quot;;0))/INDIRECT(&quot;RC[-2]&quot;;0)" table:style-name="ce6">
            <text:p>20.66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7c</text:p>
          </table:table-cell>
          <table:table-cell office:value-type="string" table:style-name="ce1">
            <text:p>Resultado Antes dos Tributos sobre o Lucro</text:p>
          </table:table-cell>
          <table:table-cell office:value-type="float" office:value="23537" table:style-name="ce3">
            <text:p>23,537</text:p>
          </table:table-cell>
          <table:table-cell office:value-type="float" office:value="43511" table:style-name="ce3">
            <text:p>43,511</text:p>
          </table:table-cell>
          <table:table-cell office:value-type="float" office:value="17142" table:style-name="ce3">
            <text:p>17,142</text:p>
          </table:table-cell>
          <table:table-cell office:value-type="float" office:value="34339" table:style-name="ce3">
            <text:p>34,339</text:p>
          </table:table-cell>
          <table:table-cell office:value-type="percentage" office:value="0.3730603196826508" table:formula="of:=(INDIRECT(&quot;RC[-4]&quot;;0)-INDIRECT(&quot;RC[-2]&quot;;0))/INDIRECT(&quot;RC[-2]&quot;;0)" table:style-name="ce6">
            <text:p>37.31%</text:p>
          </table:table-cell>
          <table:table-cell office:value-type="percentage" office:value="0.26710154634671945" table:formula="of:=(INDIRECT(&quot;RC[-4]&quot;;0)-INDIRECT(&quot;RC[-2]&quot;;0))/INDIRECT(&quot;RC[-2]&quot;;0)" table:style-name="ce6">
            <text:p>26.7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8c</text:p>
          </table:table-cell>
          <table:table-cell office:value-type="string" table:style-name="ce1">
            <text:p>Imposto de Renda e Contribuição Social sobre o Lucro</text:p>
          </table:table-cell>
          <table:table-cell office:value-type="float" office:value="-7274" table:style-name="ce3">
            <text:p>-7,274</text:p>
          </table:table-cell>
          <table:table-cell office:value-type="float" office:value="-14160" table:style-name="ce3">
            <text:p>-14,160</text:p>
          </table:table-cell>
          <table:table-cell office:value-type="float" office:value="-4866" table:style-name="ce3">
            <text:p>-4,866</text:p>
          </table:table-cell>
          <table:table-cell office:value-type="float" office:value="-10905" table:style-name="ce3">
            <text:p>-10,905</text:p>
          </table:table-cell>
          <table:table-cell office:value-type="percentage" office:value="0.49486230990546648" table:formula="of:=(INDIRECT(&quot;RC[-4]&quot;;0)-INDIRECT(&quot;RC[-2]&quot;;0))/INDIRECT(&quot;RC[-2]&quot;;0)" table:style-name="ce6">
            <text:p>49.49%</text:p>
          </table:table-cell>
          <table:table-cell office:value-type="percentage" office:value="0.29848693259972492" table:formula="of:=(INDIRECT(&quot;RC[-4]&quot;;0)-INDIRECT(&quot;RC[-2]&quot;;0))/INDIRECT(&quot;RC[-2]&quot;;0)" table:style-name="ce6">
            <text:p>29.85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8.01c</text:p>
          </table:table-cell>
          <table:table-cell office:value-type="string" table:style-name="ce1">
            <text:p>Corrente</text:p>
          </table:table-cell>
          <table:table-cell office:value-type="float" office:value="-6993" table:style-name="ce3">
            <text:p>-6,993</text:p>
          </table:table-cell>
          <table:table-cell office:value-type="float" office:value="-14411" table:style-name="ce3">
            <text:p>-14,411</text:p>
          </table:table-cell>
          <table:table-cell office:value-type="float" office:value="-4560" table:style-name="ce3">
            <text:p>-4,560</text:p>
          </table:table-cell>
          <table:table-cell office:value-type="float" office:value="-10311" table:style-name="ce3">
            <text:p>-10,311</text:p>
          </table:table-cell>
          <table:table-cell office:value-type="percentage" office:value="0.53355263157894739" table:formula="of:=(INDIRECT(&quot;RC[-4]&quot;;0)-INDIRECT(&quot;RC[-2]&quot;;0))/INDIRECT(&quot;RC[-2]&quot;;0)" table:style-name="ce6">
            <text:p>53.36%</text:p>
          </table:table-cell>
          <table:table-cell office:value-type="percentage" office:value="0.39763359518960334" table:formula="of:=(INDIRECT(&quot;RC[-4]&quot;;0)-INDIRECT(&quot;RC[-2]&quot;;0))/INDIRECT(&quot;RC[-2]&quot;;0)" table:style-name="ce6">
            <text:p>39.76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8.02c</text:p>
          </table:table-cell>
          <table:table-cell office:value-type="string" table:style-name="ce1">
            <text:p>Diferido</text:p>
          </table:table-cell>
          <table:table-cell office:value-type="float" office:value="-281" table:style-name="ce3">
            <text:p>-281</text:p>
          </table:table-cell>
          <table:table-cell office:value-type="float" office:value="251" table:style-name="ce3">
            <text:p>251</text:p>
          </table:table-cell>
          <table:table-cell office:value-type="float" office:value="-306" table:style-name="ce3">
            <text:p>-306</text:p>
          </table:table-cell>
          <table:table-cell office:value-type="float" office:value="-594" table:style-name="ce3">
            <text:p>-594</text:p>
          </table:table-cell>
          <table:table-cell office:value-type="percentage" office:value="-8.1699346405228759E-2" table:formula="of:=(INDIRECT(&quot;RC[-4]&quot;;0)-INDIRECT(&quot;RC[-2]&quot;;0))/INDIRECT(&quot;RC[-2]&quot;;0)" table:style-name="ce6">
            <text:p>-8.17%</text:p>
          </table:table-cell>
          <table:table-cell office:value-type="percentage" office:value="-1.4225589225589226" table:formula="of:=(INDIRECT(&quot;RC[-4]&quot;;0)-INDIRECT(&quot;RC[-2]&quot;;0))/INDIRECT(&quot;RC[-2]&quot;;0)" table:style-name="ce6">
            <text:p>-142.26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09c</text:p>
          </table:table-cell>
          <table:table-cell office:value-type="string" table:style-name="ce1">
            <text:p>Resultado Líquido das Operações Continuadas</text:p>
          </table:table-cell>
          <table:table-cell office:value-type="float" office:value="16263" table:style-name="ce3">
            <text:p>16,263</text:p>
          </table:table-cell>
          <table:table-cell office:value-type="float" office:value="29351" table:style-name="ce3">
            <text:p>29,351</text:p>
          </table:table-cell>
          <table:table-cell office:value-type="float" office:value="12276" table:style-name="ce3">
            <text:p>12,276</text:p>
          </table:table-cell>
          <table:table-cell office:value-type="float" office:value="23434" table:style-name="ce3">
            <text:p>23,434</text:p>
          </table:table-cell>
          <table:table-cell office:value-type="percentage" office:value="0.32478005865102638" table:formula="of:=(INDIRECT(&quot;RC[-4]&quot;;0)-INDIRECT(&quot;RC[-2]&quot;;0))/INDIRECT(&quot;RC[-2]&quot;;0)" table:style-name="ce6">
            <text:p>32.48%</text:p>
          </table:table-cell>
          <table:table-cell office:value-type="percentage" office:value="0.2524963727916702" table:formula="of:=(INDIRECT(&quot;RC[-4]&quot;;0)-INDIRECT(&quot;RC[-2]&quot;;0))/INDIRECT(&quot;RC[-2]&quot;;0)" table:style-name="ce6">
            <text:p>25.25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10c</text:p>
          </table:table-cell>
          <table:table-cell office:value-type="string" table:style-name="ce1">
            <text:p>Resultado Líquido de Operações Descontinuadas</text:p>
          </table:table-cell>
          <table:table-cell office:value-type="float" office:value="-4" table:style-name="ce3">
            <text:p>-4</text:p>
          </table:table-cell>
          <table:table-cell office:value-type="float" office:value="-27" table:style-name="ce3">
            <text:p>-27</text:p>
          </table:table-cell>
          <table:table-cell office:value-type="float" office:value="362" table:style-name="ce3">
            <text:p>362</text:p>
          </table:table-cell>
          <table:table-cell office:value-type="float" office:value="362" table:style-name="ce3">
            <text:p>362</text:p>
          </table:table-cell>
          <table:table-cell office:value-type="percentage" office:value="-1.011049723756906" table:formula="of:=(INDIRECT(&quot;RC[-4]&quot;;0)-INDIRECT(&quot;RC[-2]&quot;;0))/INDIRECT(&quot;RC[-2]&quot;;0)" table:style-name="ce6">
            <text:p>-101.10%</text:p>
          </table:table-cell>
          <table:table-cell office:value-type="percentage" office:value="-1.0745856353591161" table:formula="of:=(INDIRECT(&quot;RC[-4]&quot;;0)-INDIRECT(&quot;RC[-2]&quot;;0))/INDIRECT(&quot;RC[-2]&quot;;0)" table:style-name="ce6">
            <text:p>-107.46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10.01c</text:p>
          </table:table-cell>
          <table:table-cell office:value-type="string" table:style-name="ce1">
            <text:p>Lucro/Prejuízo Líquido das Operações Descontinuadas</text:p>
          </table:table-cell>
          <table:table-cell office:value-type="float" office:value="-4" table:style-name="ce3">
            <text:p>-4</text:p>
          </table:table-cell>
          <table:table-cell office:value-type="float" office:value="-27" table:style-name="ce3">
            <text:p>-27</text:p>
          </table:table-cell>
          <table:table-cell office:value-type="float" office:value="362" table:style-name="ce3">
            <text:p>362</text:p>
          </table:table-cell>
          <table:table-cell office:value-type="float" office:value="362" table:style-name="ce3">
            <text:p>362</text:p>
          </table:table-cell>
          <table:table-cell office:value-type="percentage" office:value="-1.011049723756906" table:formula="of:=(INDIRECT(&quot;RC[-4]&quot;;0)-INDIRECT(&quot;RC[-2]&quot;;0))/INDIRECT(&quot;RC[-2]&quot;;0)" table:style-name="ce6">
            <text:p>-101.10%</text:p>
          </table:table-cell>
          <table:table-cell office:value-type="percentage" office:value="-1.0745856353591161" table:formula="of:=(INDIRECT(&quot;RC[-4]&quot;;0)-INDIRECT(&quot;RC[-2]&quot;;0))/INDIRECT(&quot;RC[-2]&quot;;0)" table:style-name="ce6">
            <text:p>-107.46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11c</text:p>
          </table:table-cell>
          <table:table-cell office:value-type="string" table:style-name="ce1">
            <text:p>Lucro/Prejuízo Consolidado do Período</text:p>
          </table:table-cell>
          <table:table-cell office:value-type="float" office:value="16259" table:style-name="ce3">
            <text:p>16,259</text:p>
          </table:table-cell>
          <table:table-cell office:value-type="float" office:value="29324" table:style-name="ce3">
            <text:p>29,324</text:p>
          </table:table-cell>
          <table:table-cell office:value-type="float" office:value="12638" table:style-name="ce3">
            <text:p>12,638</text:p>
          </table:table-cell>
          <table:table-cell office:value-type="float" office:value="23796" table:style-name="ce3">
            <text:p>23,796</text:p>
          </table:table-cell>
          <table:table-cell office:value-type="percentage" office:value="0.28651685393258425" table:formula="of:=(INDIRECT(&quot;RC[-4]&quot;;0)-INDIRECT(&quot;RC[-2]&quot;;0))/INDIRECT(&quot;RC[-2]&quot;;0)" table:style-name="ce6">
            <text:p>28.65%</text:p>
          </table:table-cell>
          <table:table-cell office:value-type="percentage" office:value="0.23230795091612036" table:formula="of:=(INDIRECT(&quot;RC[-4]&quot;;0)-INDIRECT(&quot;RC[-2]&quot;;0))/INDIRECT(&quot;RC[-2]&quot;;0)" table:style-name="ce6">
            <text:p>2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11.01c</text:p>
          </table:table-cell>
          <table:table-cell office:value-type="string" table:style-name="ce1">
            <text:p>Atribuído a Sócios da Empresa Controladora</text:p>
          </table:table-cell>
          <table:table-cell office:value-type="float" office:value="16255" table:style-name="ce3">
            <text:p>16,255</text:p>
          </table:table-cell>
          <table:table-cell office:value-type="float" office:value="29317" table:style-name="ce3">
            <text:p>29,317</text:p>
          </table:table-cell>
          <table:table-cell office:value-type="float" office:value="12635" table:style-name="ce3">
            <text:p>12,635</text:p>
          </table:table-cell>
          <table:table-cell office:value-type="float" office:value="23790" table:style-name="ce3">
            <text:p>23,790</text:p>
          </table:table-cell>
          <table:table-cell office:value-type="percentage" office:value="0.28650573802928375" table:formula="of:=(INDIRECT(&quot;RC[-4]&quot;;0)-INDIRECT(&quot;RC[-2]&quot;;0))/INDIRECT(&quot;RC[-2]&quot;;0)" table:style-name="ce6">
            <text:p>28.65%</text:p>
          </table:table-cell>
          <table:table-cell office:value-type="percentage" office:value="0.23232450609499788" table:formula="of:=(INDIRECT(&quot;RC[-4]&quot;;0)-INDIRECT(&quot;RC[-2]&quot;;0))/INDIRECT(&quot;RC[-2]&quot;;0)" table:style-name="ce6">
            <text:p>2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11.02c</text:p>
          </table:table-cell>
          <table:table-cell office:value-type="string" table:style-name="ce1">
            <text:p>Atribuído a Sócios Não Controladores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percentage" office:value="0.33333333333333331" table:formula="of:=(INDIRECT(&quot;RC[-4]&quot;;0)-INDIRECT(&quot;RC[-2]&quot;;0))/INDIRECT(&quot;RC[-2]&quot;;0)" table:style-name="ce6">
            <text:p>33.33%</text:p>
          </table:table-cell>
          <table:table-cell office:value-type="percentage" office:value="0.16666666666666666" table:formula="of:=(INDIRECT(&quot;RC[-4]&quot;;0)-INDIRECT(&quot;RC[-2]&quot;;0))/INDIRECT(&quot;RC[-2]&quot;;0)" table:style-name="ce6">
            <text:p>16.6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99.01.01c</text:p>
          </table:table-cell>
          <table:table-cell office:value-type="string" table:style-name="ce1">
            <text:p>ON</text:p>
          </table:table-cell>
          <table:table-cell office:value-type="float" office:value="0.10223" table:style-name="ce3">
            <text:p>0</text:p>
          </table:table-cell>
          <table:table-cell office:value-type="float" office:value="0.18437000000000001" table:style-name="ce3">
            <text:p>0</text:p>
          </table:table-cell>
          <table:table-cell office:value-type="float" office:value="7.9460000000000003E-2" table:style-name="ce3">
            <text:p>0</text:p>
          </table:table-cell>
          <table:table-cell office:value-type="float" office:value="0.14691000000000001" table:style-name="ce3">
            <text:p>0</text:p>
          </table:table-cell>
          <table:table-cell office:value-type="percentage" office:value="0.28655927510697204" table:formula="of:=(INDIRECT(&quot;RC[-4]&quot;;0)-INDIRECT(&quot;RC[-2]&quot;;0))/INDIRECT(&quot;RC[-2]&quot;;0)" table:style-name="ce6">
            <text:p>28.66%</text:p>
          </table:table-cell>
          <table:table-cell office:value-type="percentage" office:value="0.25498604587842888" table:formula="of:=(INDIRECT(&quot;RC[-4]&quot;;0)-INDIRECT(&quot;RC[-2]&quot;;0))/INDIRECT(&quot;RC[-2]&quot;;0)" table:style-name="ce6">
            <text:p>25.5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99.02.01c</text:p>
          </table:table-cell>
          <table:table-cell office:value-type="string" table:style-name="ce1">
            <text:p>ON</text:p>
          </table:table-cell>
          <table:table-cell office:value-type="float" office:value="0.10228" table:style-name="ce3">
            <text:p>0</text:p>
          </table:table-cell>
          <table:table-cell office:value-type="float" office:value="0.18459" table:style-name="ce3">
            <text:p>0</text:p>
          </table:table-cell>
          <table:table-cell office:value-type="float" office:value="7.7200000000000005E-2" table:style-name="ce3">
            <text:p>0</text:p>
          </table:table-cell>
          <table:table-cell office:value-type="float" office:value="0.14738000000000001" table:style-name="ce3">
            <text:p>0</text:p>
          </table:table-cell>
          <table:table-cell office:value-type="percentage" office:value="0.32487046632124339" table:formula="of:=(INDIRECT(&quot;RC[-4]&quot;;0)-INDIRECT(&quot;RC[-2]&quot;;0))/INDIRECT(&quot;RC[-2]&quot;;0)" table:style-name="ce6">
            <text:p>32.49%</text:p>
          </table:table-cell>
          <table:table-cell office:value-type="percentage" office:value="0.252476591124983" table:formula="of:=(INDIRECT(&quot;RC[-4]&quot;;0)-INDIRECT(&quot;RC[-2]&quot;;0))/INDIRECT(&quot;RC[-2]&quot;;0)" table:style-name="ce6">
            <text:p>25.25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99.99.01c</text:p>
          </table:table-cell>
          <table:table-cell office:value-type="string" table:style-name="ce1">
            <text:p>EBITDA</text:p>
          </table:table-cell>
          <table:table-cell table:style-name="ce3"/>
          <table:table-cell office:value-type="float" office:value="49246" table:formula="of:=VLOOKUP(&quot;3.05c&quot;;[Resultado.A1:.F10000];4;0)+VLOOKUP(&quot;7.04.01c&quot;;[DVA.A1:.D10000];3;0)" table:style-name="ce3">
            <text:p>49,246</text:p>
          </table:table-cell>
          <table:table-cell table:style-name="ce3"/>
          <table:table-cell office:value-type="float" office:value="39405" table:formula="of:=VLOOKUP(&quot;3.05c&quot;;[Resultado.A1:.F10000];6;0)+VLOOKUP(&quot;7.04.01c&quot;;[DVA.A1:.D10000];4;0)" table:style-name="ce3">
            <text:p>39,405</text:p>
          </table:table-cell>
          <table:table-cell table:style-name="ce6"/>
          <table:table-cell office:value-type="percentage" office:value="0.24973988072579623" table:formula="of:=(INDIRECT(&quot;RC[-4]&quot;;0)-INDIRECT(&quot;RC[-2]&quot;;0))/INDIRECT(&quot;RC[-2]&quot;;0)" table:style-name="ce6">
            <text:p>24.9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3.99.99.10</text:p>
          </table:table-cell>
          <table:table-cell office:value-type="string" table:style-name="ce1">
            <text:p>Numero Total de Ações</text:p>
          </table:table-cell>
          <table:table-cell office:value-type="float" office:value="159009" table:style-name="ce3">
            <text:p>159,00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3.99.99.11</text:p>
          </table:table-cell>
          <table:table-cell office:value-type="string" table:style-name="ce1">
            <text:p>Cotação da Ação</text:p>
          </table:table-cell>
          <table:table-cell office:value-type="float" office:value="4.75" table:style-name="ce7">
            <text:p>4.75</text:p>
          </table:table-cell>
          <table:table-cell table:number-columns-repeated="16381" table:style-name="ce1"/>
        </table:table-row>
        <table:table-row table:number-rows-repeated="1048509" table:style-name="ro2">
          <table:table-cell table:number-columns-repeated="16384"/>
        </table:table-row>
      </table:table>
      <table:table table:name="Abrangent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Demonstrações Individuais: Demonstração de resultado abrang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Acum. Ano</text:p>
          </table:table-cell>
          <table:table-cell office:value-type="string" table:style-name="ce5">
            <text:p>Trim. Exer. Ant.</text:p>
          </table:table-cell>
          <table:table-cell office:value-type="string" table:style-name="ce5">
            <text:p>Acum. Ex. Ant.</text:p>
          </table:table-cell>
          <table:table-cell office:value-type="string" table:style-name="ce5">
            <text:p>Evol. Trim.</text:p>
          </table:table-cell>
          <table:table-cell office:value-type="string" table:style-name="ce5">
            <text:p>Evol. Acum.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1</text:p>
          </table:table-cell>
          <table:table-cell office:value-type="string" table:style-name="ce1">
            <text:p>Lucro Líquido do Período</text:p>
          </table:table-cell>
          <table:table-cell office:value-type="float" office:value="16255" table:style-name="ce3">
            <text:p>16,255</text:p>
          </table:table-cell>
          <table:table-cell office:value-type="float" office:value="29317" table:style-name="ce3">
            <text:p>29,317</text:p>
          </table:table-cell>
          <table:table-cell office:value-type="float" office:value="12635" table:style-name="ce3">
            <text:p>12,635</text:p>
          </table:table-cell>
          <table:table-cell office:value-type="float" office:value="23790" table:style-name="ce3">
            <text:p>23,790</text:p>
          </table:table-cell>
          <table:table-cell office:value-type="percentage" office:value="0.28650573802928375" table:formula="of:=(INDIRECT(&quot;RC[-4]&quot;;0)-INDIRECT(&quot;RC[-2]&quot;;0))/INDIRECT(&quot;RC[-2]&quot;;0)" table:style-name="ce6">
            <text:p>28.65%</text:p>
          </table:table-cell>
          <table:table-cell office:value-type="percentage" office:value="0.23232450609499788" table:formula="of:=(INDIRECT(&quot;RC[-4]&quot;;0)-INDIRECT(&quot;RC[-2]&quot;;0))/INDIRECT(&quot;RC[-2]&quot;;0)" table:style-name="ce6">
            <text:p>2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2</text:p>
          </table:table-cell>
          <table:table-cell office:value-type="string" table:style-name="ce1">
            <text:p>Outros Resultados Abrangentes</text:p>
          </table:table-cell>
          <table:table-cell office:value-type="float" office:value="-4101" table:style-name="ce3">
            <text:p>-4,101</text:p>
          </table:table-cell>
          <table:table-cell office:value-type="float" office:value="-3497" table:style-name="ce3">
            <text:p>-3,497</text:p>
          </table:table-cell>
          <table:table-cell office:value-type="float" office:value="-4486" table:style-name="ce3">
            <text:p>-4,486</text:p>
          </table:table-cell>
          <table:table-cell office:value-type="float" office:value="-3776" table:style-name="ce3">
            <text:p>-3,776</text:p>
          </table:table-cell>
          <table:table-cell office:value-type="percentage" office:value="-8.5822559072670529E-2" table:formula="of:=(INDIRECT(&quot;RC[-4]&quot;;0)-INDIRECT(&quot;RC[-2]&quot;;0))/INDIRECT(&quot;RC[-2]&quot;;0)" table:style-name="ce6">
            <text:p>-8.58%</text:p>
          </table:table-cell>
          <table:table-cell office:value-type="percentage" office:value="-7.3887711864406777E-2" table:formula="of:=(INDIRECT(&quot;RC[-4]&quot;;0)-INDIRECT(&quot;RC[-2]&quot;;0))/INDIRECT(&quot;RC[-2]&quot;;0)" table:style-name="ce6">
            <text:p>-7.39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2.02</text:p>
          </table:table-cell>
          <table:table-cell office:value-type="string" table:style-name="ce1">
            <text:p>Variação Cambial de Controlada Localizada no Exterior</text:p>
          </table:table-cell>
          <table:table-cell office:value-type="float" office:value="-4101" table:style-name="ce3">
            <text:p>-4,101</text:p>
          </table:table-cell>
          <table:table-cell office:value-type="float" office:value="-3497" table:style-name="ce3">
            <text:p>-3,497</text:p>
          </table:table-cell>
          <table:table-cell office:value-type="float" office:value="-4091" table:style-name="ce3">
            <text:p>-4,091</text:p>
          </table:table-cell>
          <table:table-cell office:value-type="float" office:value="-2987" table:style-name="ce3">
            <text:p>-2,987</text:p>
          </table:table-cell>
          <table:table-cell office:value-type="percentage" office:value="2.4443901246638962E-3" table:formula="of:=(INDIRECT(&quot;RC[-4]&quot;;0)-INDIRECT(&quot;RC[-2]&quot;;0))/INDIRECT(&quot;RC[-2]&quot;;0)" table:style-name="ce6">
            <text:p>0.24%</text:p>
          </table:table-cell>
          <table:table-cell office:value-type="percentage" office:value="0.17073987278205557" table:formula="of:=(INDIRECT(&quot;RC[-4]&quot;;0)-INDIRECT(&quot;RC[-2]&quot;;0))/INDIRECT(&quot;RC[-2]&quot;;0)" table:style-name="ce6">
            <text:p>17.0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3</text:p>
          </table:table-cell>
          <table:table-cell office:value-type="string" table:style-name="ce1">
            <text:p>Resultado Abrangente do Período</text:p>
          </table:table-cell>
          <table:table-cell office:value-type="float" office:value="12154" table:style-name="ce3">
            <text:p>12,154</text:p>
          </table:table-cell>
          <table:table-cell office:value-type="float" office:value="25820" table:style-name="ce3">
            <text:p>25,820</text:p>
          </table:table-cell>
          <table:table-cell office:value-type="float" office:value="8149" table:style-name="ce3">
            <text:p>8,149</text:p>
          </table:table-cell>
          <table:table-cell office:value-type="float" office:value="20014" table:style-name="ce3">
            <text:p>20,014</text:p>
          </table:table-cell>
          <table:table-cell office:value-type="percentage" office:value="0.49147134617744509" table:formula="of:=(INDIRECT(&quot;RC[-4]&quot;;0)-INDIRECT(&quot;RC[-2]&quot;;0))/INDIRECT(&quot;RC[-2]&quot;;0)" table:style-name="ce6">
            <text:p>49.15%</text:p>
          </table:table-cell>
          <table:table-cell office:value-type="percentage" office:value="0.29009693214749677" table:formula="of:=(INDIRECT(&quot;RC[-4]&quot;;0)-INDIRECT(&quot;RC[-2]&quot;;0))/INDIRECT(&quot;RC[-2]&quot;;0)" table:style-name="ce6">
            <text:p>29.01%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monstrações Consolidadas: Demonstração de resultado abrang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Acum. Ano</text:p>
          </table:table-cell>
          <table:table-cell office:value-type="string" table:style-name="ce5">
            <text:p>Trim. Exer. Ant.</text:p>
          </table:table-cell>
          <table:table-cell office:value-type="string" table:style-name="ce5">
            <text:p>Acum. Ex. Ant.</text:p>
          </table:table-cell>
          <table:table-cell office:value-type="string" table:style-name="ce5">
            <text:p>Evol. Trim.</text:p>
          </table:table-cell>
          <table:table-cell office:value-type="string" table:style-name="ce5">
            <text:p>Evol. Acum.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1c</text:p>
          </table:table-cell>
          <table:table-cell office:value-type="string" table:style-name="ce1">
            <text:p>Lucro Líquido Consolidado do Período</text:p>
          </table:table-cell>
          <table:table-cell office:value-type="float" office:value="16259" table:style-name="ce3">
            <text:p>16,259</text:p>
          </table:table-cell>
          <table:table-cell office:value-type="float" office:value="29324" table:style-name="ce3">
            <text:p>29,324</text:p>
          </table:table-cell>
          <table:table-cell office:value-type="float" office:value="12638" table:style-name="ce3">
            <text:p>12,638</text:p>
          </table:table-cell>
          <table:table-cell office:value-type="float" office:value="23796" table:style-name="ce3">
            <text:p>23,796</text:p>
          </table:table-cell>
          <table:table-cell office:value-type="percentage" office:value="0.28651685393258425" table:formula="of:=(INDIRECT(&quot;RC[-4]&quot;;0)-INDIRECT(&quot;RC[-2]&quot;;0))/INDIRECT(&quot;RC[-2]&quot;;0)" table:style-name="ce6">
            <text:p>28.65%</text:p>
          </table:table-cell>
          <table:table-cell office:value-type="percentage" office:value="0.23230795091612036" table:formula="of:=(INDIRECT(&quot;RC[-4]&quot;;0)-INDIRECT(&quot;RC[-2]&quot;;0))/INDIRECT(&quot;RC[-2]&quot;;0)" table:style-name="ce6">
            <text:p>23.23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2c</text:p>
          </table:table-cell>
          <table:table-cell office:value-type="string" table:style-name="ce1">
            <text:p>Outros Resultados Abrangentes</text:p>
          </table:table-cell>
          <table:table-cell office:value-type="float" office:value="-4101" table:style-name="ce3">
            <text:p>-4,101</text:p>
          </table:table-cell>
          <table:table-cell office:value-type="float" office:value="-3497" table:style-name="ce3">
            <text:p>-3,497</text:p>
          </table:table-cell>
          <table:table-cell office:value-type="float" office:value="-4486" table:style-name="ce3">
            <text:p>-4,486</text:p>
          </table:table-cell>
          <table:table-cell office:value-type="float" office:value="-3776" table:style-name="ce3">
            <text:p>-3,776</text:p>
          </table:table-cell>
          <table:table-cell office:value-type="percentage" office:value="-8.5822559072670529E-2" table:formula="of:=(INDIRECT(&quot;RC[-4]&quot;;0)-INDIRECT(&quot;RC[-2]&quot;;0))/INDIRECT(&quot;RC[-2]&quot;;0)" table:style-name="ce6">
            <text:p>-8.58%</text:p>
          </table:table-cell>
          <table:table-cell office:value-type="percentage" office:value="-7.3887711864406777E-2" table:formula="of:=(INDIRECT(&quot;RC[-4]&quot;;0)-INDIRECT(&quot;RC[-2]&quot;;0))/INDIRECT(&quot;RC[-2]&quot;;0)" table:style-name="ce6">
            <text:p>-7.39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2.02c</text:p>
          </table:table-cell>
          <table:table-cell office:value-type="string" table:style-name="ce1">
            <text:p>Variação Cambial de Controlada Localizada no Exterior</text:p>
          </table:table-cell>
          <table:table-cell office:value-type="float" office:value="-4101" table:style-name="ce3">
            <text:p>-4,101</text:p>
          </table:table-cell>
          <table:table-cell office:value-type="float" office:value="-3497" table:style-name="ce3">
            <text:p>-3,497</text:p>
          </table:table-cell>
          <table:table-cell office:value-type="float" office:value="-4091" table:style-name="ce3">
            <text:p>-4,091</text:p>
          </table:table-cell>
          <table:table-cell office:value-type="float" office:value="-2987" table:style-name="ce3">
            <text:p>-2,987</text:p>
          </table:table-cell>
          <table:table-cell office:value-type="percentage" office:value="2.4443901246638962E-3" table:formula="of:=(INDIRECT(&quot;RC[-4]&quot;;0)-INDIRECT(&quot;RC[-2]&quot;;0))/INDIRECT(&quot;RC[-2]&quot;;0)" table:style-name="ce6">
            <text:p>0.24%</text:p>
          </table:table-cell>
          <table:table-cell office:value-type="percentage" office:value="0.17073987278205557" table:formula="of:=(INDIRECT(&quot;RC[-4]&quot;;0)-INDIRECT(&quot;RC[-2]&quot;;0))/INDIRECT(&quot;RC[-2]&quot;;0)" table:style-name="ce6">
            <text:p>17.07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3c</text:p>
          </table:table-cell>
          <table:table-cell office:value-type="string" table:style-name="ce1">
            <text:p>Resultado Abrangente Consolidado do Período</text:p>
          </table:table-cell>
          <table:table-cell office:value-type="float" office:value="12158" table:style-name="ce3">
            <text:p>12,158</text:p>
          </table:table-cell>
          <table:table-cell office:value-type="float" office:value="25827" table:style-name="ce3">
            <text:p>25,827</text:p>
          </table:table-cell>
          <table:table-cell office:value-type="float" office:value="8152" table:style-name="ce3">
            <text:p>8,152</text:p>
          </table:table-cell>
          <table:table-cell office:value-type="float" office:value="20020" table:style-name="ce3">
            <text:p>20,020</text:p>
          </table:table-cell>
          <table:table-cell office:value-type="percentage" office:value="0.49141315014720316" table:formula="of:=(INDIRECT(&quot;RC[-4]&quot;;0)-INDIRECT(&quot;RC[-2]&quot;;0))/INDIRECT(&quot;RC[-2]&quot;;0)" table:style-name="ce6">
            <text:p>49.14%</text:p>
          </table:table-cell>
          <table:table-cell office:value-type="percentage" office:value="0.29005994005994007" table:formula="of:=(INDIRECT(&quot;RC[-4]&quot;;0)-INDIRECT(&quot;RC[-2]&quot;;0))/INDIRECT(&quot;RC[-2]&quot;;0)" table:style-name="ce6">
            <text:p>29.0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3.01c</text:p>
          </table:table-cell>
          <table:table-cell office:value-type="string" table:style-name="ce1">
            <text:p>Atribuído a Sócios da Empresa Controladora</text:p>
          </table:table-cell>
          <table:table-cell office:value-type="float" office:value="12154" table:style-name="ce3">
            <text:p>12,154</text:p>
          </table:table-cell>
          <table:table-cell office:value-type="float" office:value="25820" table:style-name="ce3">
            <text:p>25,820</text:p>
          </table:table-cell>
          <table:table-cell office:value-type="float" office:value="8149" table:style-name="ce3">
            <text:p>8,149</text:p>
          </table:table-cell>
          <table:table-cell office:value-type="float" office:value="20014" table:style-name="ce3">
            <text:p>20,014</text:p>
          </table:table-cell>
          <table:table-cell office:value-type="percentage" office:value="0.49147134617744509" table:formula="of:=(INDIRECT(&quot;RC[-4]&quot;;0)-INDIRECT(&quot;RC[-2]&quot;;0))/INDIRECT(&quot;RC[-2]&quot;;0)" table:style-name="ce6">
            <text:p>49.15%</text:p>
          </table:table-cell>
          <table:table-cell office:value-type="percentage" office:value="0.29009693214749677" table:formula="of:=(INDIRECT(&quot;RC[-4]&quot;;0)-INDIRECT(&quot;RC[-2]&quot;;0))/INDIRECT(&quot;RC[-2]&quot;;0)" table:style-name="ce6">
            <text:p>29.01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4.03.02c</text:p>
          </table:table-cell>
          <table:table-cell office:value-type="string" table:style-name="ce1">
            <text:p>Atribuído a Sócios Não Controladores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percentage" office:value="0.33333333333333331" table:formula="of:=(INDIRECT(&quot;RC[-4]&quot;;0)-INDIRECT(&quot;RC[-2]&quot;;0))/INDIRECT(&quot;RC[-2]&quot;;0)" table:style-name="ce6">
            <text:p>33.33%</text:p>
          </table:table-cell>
          <table:table-cell office:value-type="percentage" office:value="0.16666666666666666" table:formula="of:=(INDIRECT(&quot;RC[-4]&quot;;0)-INDIRECT(&quot;RC[-2]&quot;;0))/INDIRECT(&quot;RC[-2]&quot;;0)" table:style-name="ce6">
            <text:p>16.67%</text:p>
          </table:table-cell>
          <table:table-cell table:number-columns-repeated="16376"/>
        </table:table-row>
        <table:table-row table:number-rows-repeated="1048562" table:style-name="ro2">
          <table:table-cell table:number-columns-repeated="16384"/>
        </table:table-row>
      </table:table>
      <table:table table:name="Caix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Demonstrações Individuais: Demonstração de fluxo de caix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Acumulado</text:p>
          </table:table-cell>
          <table:table-cell office:value-type="string" table:style-name="ce5">
            <text:p>Acum. Exer. Ant.</text:p>
          </table:table-cell>
          <table:table-cell office:value-type="string" table:style-name="ce5">
            <text:p>Evolu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</text:p>
          </table:table-cell>
          <table:table-cell office:value-type="string" table:style-name="ce1">
            <text:p>Caixa Líquido Atividades Operacionais</text:p>
          </table:table-cell>
          <table:table-cell office:value-type="float" office:value="-2768" table:style-name="ce3">
            <text:p>-2,768</text:p>
          </table:table-cell>
          <table:table-cell office:value-type="float" office:value="25429" table:style-name="ce3">
            <text:p>25,429</text:p>
          </table:table-cell>
          <table:table-cell office:value-type="percentage" office:value="-1.1088520979983483" table:formula="of:=(INDIRECT(&quot;RC[-2]&quot;;0)-INDIRECT(&quot;RC[-1]&quot;;0))/INDIRECT(&quot;RC[-1]&quot;;0)" table:style-name="ce6">
            <text:p>-110.8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</text:p>
          </table:table-cell>
          <table:table-cell office:value-type="string" table:style-name="ce1">
            <text:p>Caixa Gerado nas Operações</text:p>
          </table:table-cell>
          <table:table-cell office:value-type="float" office:value="70961" table:style-name="ce3">
            <text:p>70,961</text:p>
          </table:table-cell>
          <table:table-cell office:value-type="float" office:value="50142" table:style-name="ce3">
            <text:p>50,142</text:p>
          </table:table-cell>
          <table:table-cell office:value-type="percentage" office:value="0.41520082964381155" table:formula="of:=(INDIRECT(&quot;RC[-2]&quot;;0)-INDIRECT(&quot;RC[-1]&quot;;0))/INDIRECT(&quot;RC[-1]&quot;;0)" table:style-name="ce6">
            <text:p>41.5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1</text:p>
          </table:table-cell>
          <table:table-cell office:value-type="string" table:style-name="ce1">
            <text:p>Lucro/Prejuízo do Exercício Antes dos Tributos</text:p>
          </table:table-cell>
          <table:table-cell office:value-type="float" office:value="39977" table:style-name="ce3">
            <text:p>39,977</text:p>
          </table:table-cell>
          <table:table-cell office:value-type="float" office:value="31401" table:style-name="ce3">
            <text:p>31,401</text:p>
          </table:table-cell>
          <table:table-cell office:value-type="percentage" office:value="0.27311232126365403" table:formula="of:=(INDIRECT(&quot;RC[-2]&quot;;0)-INDIRECT(&quot;RC[-1]&quot;;0))/INDIRECT(&quot;RC[-1]&quot;;0)" table:style-name="ce6">
            <text:p>27.3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2</text:p>
          </table:table-cell>
          <table:table-cell office:value-type="string" table:style-name="ce1">
            <text:p>Depreciação e Amortização</text:p>
          </table:table-cell>
          <table:table-cell office:value-type="float" office:value="7161" table:style-name="ce3">
            <text:p>7,161</text:p>
          </table:table-cell>
          <table:table-cell office:value-type="float" office:value="8145" table:style-name="ce3">
            <text:p>8,145</text:p>
          </table:table-cell>
          <table:table-cell office:value-type="percentage" office:value="-0.12081031307550645" table:formula="of:=(INDIRECT(&quot;RC[-2]&quot;;0)-INDIRECT(&quot;RC[-1]&quot;;0))/INDIRECT(&quot;RC[-1]&quot;;0)" table:style-name="ce6">
            <text:p>-12.0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3</text:p>
          </table:table-cell>
          <table:table-cell office:value-type="string" table:style-name="ce1">
            <text:p>Equivalência Patrimonial</text:p>
          </table:table-cell>
          <table:table-cell office:value-type="float" office:value="-5375" table:style-name="ce3">
            <text:p>-5,375</text:p>
          </table:table-cell>
          <table:table-cell office:value-type="float" office:value="-6047" table:style-name="ce3">
            <text:p>-6,047</text:p>
          </table:table-cell>
          <table:table-cell office:value-type="percentage" office:value="-0.11112948569538614" table:formula="of:=(INDIRECT(&quot;RC[-2]&quot;;0)-INDIRECT(&quot;RC[-1]&quot;;0))/INDIRECT(&quot;RC[-1]&quot;;0)" table:style-name="ce6">
            <text:p>-11.1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4</text:p>
          </table:table-cell>
          <table:table-cell office:value-type="string" table:style-name="ce1">
            <text:p>Variação Cambial Não Realizada</text:p>
          </table:table-cell>
          <table:table-cell office:value-type="float" office:value="6769" table:style-name="ce3">
            <text:p>6,769</text:p>
          </table:table-cell>
          <table:table-cell office:value-type="float" office:value="215" table:style-name="ce3">
            <text:p>215</text:p>
          </table:table-cell>
          <table:table-cell office:value-type="percentage" office:value="30.483720930232558" table:formula="of:=(INDIRECT(&quot;RC[-2]&quot;;0)-INDIRECT(&quot;RC[-1]&quot;;0))/INDIRECT(&quot;RC[-1]&quot;;0)" table:style-name="ce6">
            <text:p>3048.3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5</text:p>
          </table:table-cell>
          <table:table-cell office:value-type="string" table:style-name="ce1">
            <text:p>Provisão de Estoque a Valor de Mercado</text:p>
          </table:table-cell>
          <table:table-cell office:value-type="float" office:value="1383" table:style-name="ce3">
            <text:p>1,383</text:p>
          </table:table-cell>
          <table:table-cell office:value-type="float" office:value="-113" table:style-name="ce3">
            <text:p>-113</text:p>
          </table:table-cell>
          <table:table-cell office:value-type="percentage" office:value="-13.238938053097344" table:formula="of:=(INDIRECT(&quot;RC[-2]&quot;;0)-INDIRECT(&quot;RC[-1]&quot;;0))/INDIRECT(&quot;RC[-1]&quot;;0)" table:style-name="ce6">
            <text:p>-1323.8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6</text:p>
          </table:table-cell>
          <table:table-cell office:value-type="string" table:style-name="ce1">
            <text:p>Provisão para Devedores Duvidosos</text:p>
          </table:table-cell>
          <table:table-cell office:value-type="float" office:value="190" table:style-name="ce3">
            <text:p>190</text:p>
          </table:table-cell>
          <table:table-cell office:value-type="float" office:value="-1835" table:style-name="ce3">
            <text:p>-1,835</text:p>
          </table:table-cell>
          <table:table-cell office:value-type="percentage" office:value="-1.103542234332425" table:formula="of:=(INDIRECT(&quot;RC[-2]&quot;;0)-INDIRECT(&quot;RC[-1]&quot;;0))/INDIRECT(&quot;RC[-1]&quot;;0)" table:style-name="ce6">
            <text:p>-110.3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7</text:p>
          </table:table-cell>
          <table:table-cell office:value-type="string" table:style-name="ce1">
            <text:p>Provisão para Contingências</text:p>
          </table:table-cell>
          <table:table-cell office:value-type="float" office:value="1086" table:style-name="ce3">
            <text:p>1,086</text:p>
          </table:table-cell>
          <table:table-cell office:value-type="float" office:value="3612" table:style-name="ce3">
            <text:p>3,612</text:p>
          </table:table-cell>
          <table:table-cell office:value-type="percentage" office:value="-0.69933554817275745" table:formula="of:=(INDIRECT(&quot;RC[-2]&quot;;0)-INDIRECT(&quot;RC[-1]&quot;;0))/INDIRECT(&quot;RC[-1]&quot;;0)" table:style-name="ce6">
            <text:p>-69.9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8</text:p>
          </table:table-cell>
          <table:table-cell office:value-type="string" table:style-name="ce1">
            <text:p>Provisão de Obrigações Trabalhistas</text:p>
          </table:table-cell>
          <table:table-cell office:value-type="float" office:value="5365" table:style-name="ce3">
            <text:p>5,365</text:p>
          </table:table-cell>
          <table:table-cell office:value-type="float" office:value="4172" table:style-name="ce3">
            <text:p>4,172</text:p>
          </table:table-cell>
          <table:table-cell office:value-type="percentage" office:value="0.28595397890699903" table:formula="of:=(INDIRECT(&quot;RC[-2]&quot;;0)-INDIRECT(&quot;RC[-1]&quot;;0))/INDIRECT(&quot;RC[-1]&quot;;0)" table:style-name="ce6">
            <text:p>28.6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9</text:p>
          </table:table-cell>
          <table:table-cell office:value-type="string" table:style-name="ce1">
            <text:p>Provisão para Participação nos Lucros</text:p>
          </table:table-cell>
          <table:table-cell office:value-type="float" office:value="-1682" table:style-name="ce3">
            <text:p>-1,682</text:p>
          </table:table-cell>
          <table:table-cell office:value-type="float" office:value="3391" table:style-name="ce3">
            <text:p>3,391</text:p>
          </table:table-cell>
          <table:table-cell office:value-type="percentage" office:value="-1.4960188734886464" table:formula="of:=(INDIRECT(&quot;RC[-2]&quot;;0)-INDIRECT(&quot;RC[-1]&quot;;0))/INDIRECT(&quot;RC[-1]&quot;;0)" table:style-name="ce6">
            <text:p>-149.6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0</text:p>
          </table:table-cell>
          <table:table-cell office:value-type="string" table:style-name="ce1">
            <text:p>Outras Provisões</text:p>
          </table:table-cell>
          <table:table-cell office:value-type="float" office:value="-2722" table:style-name="ce3">
            <text:p>-2,722</text:p>
          </table:table-cell>
          <table:table-cell office:value-type="float" office:value="951" table:style-name="ce3">
            <text:p>951</text:p>
          </table:table-cell>
          <table:table-cell office:value-type="percentage" office:value="-3.8622502628811777" table:formula="of:=(INDIRECT(&quot;RC[-2]&quot;;0)-INDIRECT(&quot;RC[-1]&quot;;0))/INDIRECT(&quot;RC[-1]&quot;;0)" table:style-name="ce6">
            <text:p>-386.2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2</text:p>
          </table:table-cell>
          <table:table-cell office:value-type="string" table:style-name="ce1">
            <text:p>Atualizações do Empréstimo Compulsório Eletrobrás</text:p>
          </table:table-cell>
          <table:table-cell office:value-type="float" office:value="-3645" table:style-name="ce3">
            <text:p>-3,645</text:p>
          </table:table-cell>
          <table:table-cell office:value-type="float" office:value="-2734" table:style-name="ce3">
            <text:p>-2,734</text:p>
          </table:table-cell>
          <table:table-cell office:value-type="percentage" office:value="0.33321141185076808" table:formula="of:=(INDIRECT(&quot;RC[-2]&quot;;0)-INDIRECT(&quot;RC[-1]&quot;;0))/INDIRECT(&quot;RC[-1]&quot;;0)" table:style-name="ce6">
            <text:p>33.3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3</text:p>
          </table:table-cell>
          <table:table-cell office:value-type="string" table:style-name="ce1">
            <text:p>Atualizações de Ativos Tributários</text:p>
          </table:table-cell>
          <table:table-cell office:value-type="float" office:value="-443" table:style-name="ce3">
            <text:p>-443</text:p>
          </table:table-cell>
          <table:table-cell office:value-type="float" office:value="-581" table:style-name="ce3">
            <text:p>-581</text:p>
          </table:table-cell>
          <table:table-cell office:value-type="percentage" office:value="-0.23752151462994836" table:formula="of:=(INDIRECT(&quot;RC[-2]&quot;;0)-INDIRECT(&quot;RC[-1]&quot;;0))/INDIRECT(&quot;RC[-1]&quot;;0)" table:style-name="ce6">
            <text:p>-23.7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4</text:p>
          </table:table-cell>
          <table:table-cell office:value-type="string" table:style-name="ce1">
            <text:p>Atualizações de Créditos com Outras Pessoas Ligadas</text:p>
          </table:table-cell>
          <table:table-cell office:value-type="float" office:value="8810" table:style-name="ce3">
            <text:p>8,810</text:p>
          </table:table-cell>
          <table:table-cell office:value-type="float" office:value="-3731" table:style-name="ce3">
            <text:p>-3,731</text:p>
          </table:table-cell>
          <table:table-cell office:value-type="percentage" office:value="-3.3612972393460199" table:formula="of:=(INDIRECT(&quot;RC[-2]&quot;;0)-INDIRECT(&quot;RC[-1]&quot;;0))/INDIRECT(&quot;RC[-1]&quot;;0)" table:style-name="ce6">
            <text:p>-336.1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5</text:p>
          </table:table-cell>
          <table:table-cell office:value-type="string" table:style-name="ce1">
            <text:p>Encargos Financeiros com Tributos Parcelados</text:p>
          </table:table-cell>
          <table:table-cell office:value-type="float" office:value="3307" table:style-name="ce3">
            <text:p>3,307</text:p>
          </table:table-cell>
          <table:table-cell office:value-type="float" office:value="5461" table:style-name="ce3">
            <text:p>5,461</text:p>
          </table:table-cell>
          <table:table-cell office:value-type="percentage" office:value="-0.39443325398278706" table:formula="of:=(INDIRECT(&quot;RC[-2]&quot;;0)-INDIRECT(&quot;RC[-1]&quot;;0))/INDIRECT(&quot;RC[-1]&quot;;0)" table:style-name="ce6">
            <text:p>-39.4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6</text:p>
          </table:table-cell>
          <table:table-cell office:value-type="string" table:style-name="ce1">
            <text:p>Decomposição de Desconto de Provisões para Contingências</text:p>
          </table:table-cell>
          <table:table-cell office:value-type="float" office:value="2228" table:style-name="ce3">
            <text:p>2,228</text:p>
          </table:table-cell>
          <table:table-cell office:value-type="float" office:value="2208" table:style-name="ce3">
            <text:p>2,208</text:p>
          </table:table-cell>
          <table:table-cell office:value-type="percentage" office:value="9.057971014492754E-3" table:formula="of:=(INDIRECT(&quot;RC[-2]&quot;;0)-INDIRECT(&quot;RC[-1]&quot;;0))/INDIRECT(&quot;RC[-1]&quot;;0)" table:style-name="ce6">
            <text:p>0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8</text:p>
          </table:table-cell>
          <table:table-cell office:value-type="string" table:style-name="ce1">
            <text:p>Juros Provisionados de Empréstimos</text:p>
          </table:table-cell>
          <table:table-cell office:value-type="float" office:value="7516" table:style-name="ce3">
            <text:p>7,516</text:p>
          </table:table-cell>
          <table:table-cell office:value-type="float" office:value="4184" table:style-name="ce3">
            <text:p>4,184</text:p>
          </table:table-cell>
          <table:table-cell office:value-type="percentage" office:value="0.79636711281070749" table:formula="of:=(INDIRECT(&quot;RC[-2]&quot;;0)-INDIRECT(&quot;RC[-1]&quot;;0))/INDIRECT(&quot;RC[-1]&quot;;0)" table:style-name="ce6">
            <text:p>79.6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</text:p>
          </table:table-cell>
          <table:table-cell office:value-type="string" table:style-name="ce1">
            <text:p>Variações nos Ativos e Passivos</text:p>
          </table:table-cell>
          <table:table-cell office:value-type="float" office:value="-61563" table:style-name="ce3">
            <text:p>-61,563</text:p>
          </table:table-cell>
          <table:table-cell office:value-type="float" office:value="-15879" table:style-name="ce3">
            <text:p>-15,879</text:p>
          </table:table-cell>
          <table:table-cell office:value-type="percentage" office:value="2.8770073682221802" table:formula="of:=(INDIRECT(&quot;RC[-2]&quot;;0)-INDIRECT(&quot;RC[-1]&quot;;0))/INDIRECT(&quot;RC[-1]&quot;;0)" table:style-name="ce6">
            <text:p>287.7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1</text:p>
          </table:table-cell>
          <table:table-cell office:value-type="string" table:style-name="ce1">
            <text:p>(Aumento)/Redução do Contas a Receber</text:p>
          </table:table-cell>
          <table:table-cell office:value-type="float" office:value="-23146" table:style-name="ce3">
            <text:p>-23,146</text:p>
          </table:table-cell>
          <table:table-cell office:value-type="float" office:value="-5519" table:style-name="ce3">
            <text:p>-5,519</text:p>
          </table:table-cell>
          <table:table-cell office:value-type="percentage" office:value="3.1938757021199491" table:formula="of:=(INDIRECT(&quot;RC[-2]&quot;;0)-INDIRECT(&quot;RC[-1]&quot;;0))/INDIRECT(&quot;RC[-1]&quot;;0)" table:style-name="ce6">
            <text:p>319.3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2</text:p>
          </table:table-cell>
          <table:table-cell office:value-type="string" table:style-name="ce1">
            <text:p>Aumento/(Redução) do Adiantamento de Clientes</text:p>
          </table:table-cell>
          <table:table-cell office:value-type="float" office:value="-3391" table:style-name="ce3">
            <text:p>-3,391</text:p>
          </table:table-cell>
          <table:table-cell office:value-type="float" office:value="617" table:style-name="ce3">
            <text:p>617</text:p>
          </table:table-cell>
          <table:table-cell office:value-type="percentage" office:value="-6.4959481361426255" table:formula="of:=(INDIRECT(&quot;RC[-2]&quot;;0)-INDIRECT(&quot;RC[-1]&quot;;0))/INDIRECT(&quot;RC[-1]&quot;;0)" table:style-name="ce6">
            <text:p>-649.5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4</text:p>
          </table:table-cell>
          <table:table-cell office:value-type="string" table:style-name="ce1">
            <text:p>(Aumento)/Redução do Estoque</text:p>
          </table:table-cell>
          <table:table-cell office:value-type="float" office:value="-18966" table:style-name="ce3">
            <text:p>-18,966</text:p>
          </table:table-cell>
          <table:table-cell office:value-type="float" office:value="-19189" table:style-name="ce3">
            <text:p>-19,189</text:p>
          </table:table-cell>
          <table:table-cell office:value-type="percentage" office:value="-1.1621241336182187E-2" table:formula="of:=(INDIRECT(&quot;RC[-2]&quot;;0)-INDIRECT(&quot;RC[-1]&quot;;0))/INDIRECT(&quot;RC[-1]&quot;;0)" table:style-name="ce6">
            <text:p>-1.1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5</text:p>
          </table:table-cell>
          <table:table-cell office:value-type="string" table:style-name="ce1">
            <text:p>(Aumento)/Redução de Outros Ativos</text:p>
          </table:table-cell>
          <table:table-cell office:value-type="float" office:value="-4736" table:style-name="ce3">
            <text:p>-4,736</text:p>
          </table:table-cell>
          <table:table-cell office:value-type="float" office:value="-1231" table:style-name="ce3">
            <text:p>-1,231</text:p>
          </table:table-cell>
          <table:table-cell office:value-type="percentage" office:value="2.8472786352558894" table:formula="of:=(INDIRECT(&quot;RC[-2]&quot;;0)-INDIRECT(&quot;RC[-1]&quot;;0))/INDIRECT(&quot;RC[-1]&quot;;0)" table:style-name="ce6">
            <text:p>284.7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6</text:p>
          </table:table-cell>
          <table:table-cell office:value-type="string" table:style-name="ce1">
            <text:p>(Aumento)/Redução de Depósitos Judiciais</text:p>
          </table:table-cell>
          <table:table-cell office:value-type="float" office:value="-875" table:style-name="ce3">
            <text:p>-875</text:p>
          </table:table-cell>
          <table:table-cell office:value-type="float" office:value="-1235" table:style-name="ce3">
            <text:p>-1,235</text:p>
          </table:table-cell>
          <table:table-cell office:value-type="percentage" office:value="-0.291497975708502" table:formula="of:=(INDIRECT(&quot;RC[-2]&quot;;0)-INDIRECT(&quot;RC[-1]&quot;;0))/INDIRECT(&quot;RC[-1]&quot;;0)" table:style-name="ce6">
            <text:p>-29.1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8</text:p>
          </table:table-cell>
          <table:table-cell office:value-type="string" table:style-name="ce1">
            <text:p>Aumento/(Redução) do Contas a Pagar</text:p>
          </table:table-cell>
          <table:table-cell office:value-type="float" office:value="10709" table:style-name="ce3">
            <text:p>10,709</text:p>
          </table:table-cell>
          <table:table-cell office:value-type="float" office:value="20762" table:style-name="ce3">
            <text:p>20,762</text:p>
          </table:table-cell>
          <table:table-cell office:value-type="percentage" office:value="-0.48420190733070034" table:formula="of:=(INDIRECT(&quot;RC[-2]&quot;;0)-INDIRECT(&quot;RC[-1]&quot;;0))/INDIRECT(&quot;RC[-1]&quot;;0)" table:style-name="ce6">
            <text:p>-48.4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9</text:p>
          </table:table-cell>
          <table:table-cell office:value-type="string" table:style-name="ce1">
            <text:p>(Aumento)/Redução de Adiantamento a Fornecedores</text:p>
          </table:table-cell>
          <table:table-cell office:value-type="float" office:value="-7104" table:style-name="ce3">
            <text:p>-7,104</text:p>
          </table:table-cell>
          <table:table-cell office:value-type="float" office:value="-2175" table:style-name="ce3">
            <text:p>-2,175</text:p>
          </table:table-cell>
          <table:table-cell office:value-type="percentage" office:value="2.2662068965517244" table:formula="of:=(INDIRECT(&quot;RC[-2]&quot;;0)-INDIRECT(&quot;RC[-1]&quot;;0))/INDIRECT(&quot;RC[-1]&quot;;0)" table:style-name="ce6">
            <text:p>226.6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0</text:p>
          </table:table-cell>
          <table:table-cell office:value-type="string" table:style-name="ce1">
            <text:p>Aumento/(Redução) de Parcelamentos</text:p>
          </table:table-cell>
          <table:table-cell office:value-type="float" office:value="-11303" table:style-name="ce3">
            <text:p>-11,303</text:p>
          </table:table-cell>
          <table:table-cell office:value-type="float" office:value="-10767" table:style-name="ce3">
            <text:p>-10,767</text:p>
          </table:table-cell>
          <table:table-cell office:value-type="percentage" office:value="4.9781740503389987E-2" table:formula="of:=(INDIRECT(&quot;RC[-2]&quot;;0)-INDIRECT(&quot;RC[-1]&quot;;0))/INDIRECT(&quot;RC[-1]&quot;;0)" table:style-name="ce6">
            <text:p>4.9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1</text:p>
          </table:table-cell>
          <table:table-cell office:value-type="string" table:style-name="ce1">
            <text:p>Aumento/(Redução) de Obrigações Fiscais</text:p>
          </table:table-cell>
          <table:table-cell office:value-type="float" office:value="-2135" table:style-name="ce3">
            <text:p>-2,135</text:p>
          </table:table-cell>
          <table:table-cell office:value-type="float" office:value="3622" table:style-name="ce3">
            <text:p>3,622</text:p>
          </table:table-cell>
          <table:table-cell office:value-type="percentage" office:value="-1.5894533406957483" table:formula="of:=(INDIRECT(&quot;RC[-2]&quot;;0)-INDIRECT(&quot;RC[-1]&quot;;0))/INDIRECT(&quot;RC[-1]&quot;;0)" table:style-name="ce6">
            <text:p>-158.9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2</text:p>
          </table:table-cell>
          <table:table-cell office:value-type="string" table:style-name="ce1">
            <text:p>Aumento/(Redução) de Obrigações Trabalhistas</text:p>
          </table:table-cell>
          <table:table-cell office:value-type="float" office:value="-490" table:style-name="ce3">
            <text:p>-490</text:p>
          </table:table-cell>
          <table:table-cell office:value-type="float" office:value="95" table:style-name="ce3">
            <text:p>95</text:p>
          </table:table-cell>
          <table:table-cell office:value-type="percentage" office:value="-6.1578947368421053" table:formula="of:=(INDIRECT(&quot;RC[-2]&quot;;0)-INDIRECT(&quot;RC[-1]&quot;;0))/INDIRECT(&quot;RC[-1]&quot;;0)" table:style-name="ce6">
            <text:p>-615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3</text:p>
          </table:table-cell>
          <table:table-cell office:value-type="string" table:style-name="ce1">
            <text:p>Aumento/(Redução) de Outras Contas a Pagar</text:p>
          </table:table-cell>
          <table:table-cell office:value-type="float" office:value="72" table:style-name="ce3">
            <text:p>72</text:p>
          </table:table-cell>
          <table:table-cell office:value-type="float" office:value="-736" table:style-name="ce3">
            <text:p>-736</text:p>
          </table:table-cell>
          <table:table-cell office:value-type="percentage" office:value="-1.0978260869565217" table:formula="of:=(INDIRECT(&quot;RC[-2]&quot;;0)-INDIRECT(&quot;RC[-1]&quot;;0))/INDIRECT(&quot;RC[-1]&quot;;0)" table:style-name="ce6">
            <text:p>-109.7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4</text:p>
          </table:table-cell>
          <table:table-cell office:value-type="string" table:style-name="ce1">
            <text:p>Aumento/(Redução) de Outras Contas a Pagar Não Circulante</text:p>
          </table:table-cell>
          <table:table-cell office:value-type="float" office:value="-198" table:style-name="ce3">
            <text:p>-198</text:p>
          </table:table-cell>
          <table:table-cell office:value-type="float" office:value="-123" table:style-name="ce3">
            <text:p>-123</text:p>
          </table:table-cell>
          <table:table-cell office:value-type="percentage" office:value="0.6097560975609756" table:formula="of:=(INDIRECT(&quot;RC[-2]&quot;;0)-INDIRECT(&quot;RC[-1]&quot;;0))/INDIRECT(&quot;RC[-1]&quot;;0)" table:style-name="ce6">
            <text:p>60.9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3</text:p>
          </table:table-cell>
          <table:table-cell office:value-type="string" table:style-name="ce1">
            <text:p>Outros</text:p>
          </table:table-cell>
          <table:table-cell office:value-type="float" office:value="-12166" table:style-name="ce3">
            <text:p>-12,166</text:p>
          </table:table-cell>
          <table:table-cell office:value-type="float" office:value="-8834" table:style-name="ce3">
            <text:p>-8,834</text:p>
          </table:table-cell>
          <table:table-cell office:value-type="percentage" office:value="0.37717908082408874" table:formula="of:=(INDIRECT(&quot;RC[-2]&quot;;0)-INDIRECT(&quot;RC[-1]&quot;;0))/INDIRECT(&quot;RC[-1]&quot;;0)" table:style-name="ce6">
            <text:p>37.7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3.01</text:p>
          </table:table-cell>
          <table:table-cell office:value-type="string" table:style-name="ce1">
            <text:p>Juros Pagos</text:p>
          </table:table-cell>
          <table:table-cell office:value-type="float" office:value="-4910" table:style-name="ce3">
            <text:p>-4,910</text:p>
          </table:table-cell>
          <table:table-cell office:value-type="float" office:value="-3533" table:style-name="ce3">
            <text:p>-3,533</text:p>
          </table:table-cell>
          <table:table-cell office:value-type="percentage" office:value="0.38975375035380694" table:formula="of:=(INDIRECT(&quot;RC[-2]&quot;;0)-INDIRECT(&quot;RC[-1]&quot;;0))/INDIRECT(&quot;RC[-1]&quot;;0)" table:style-name="ce6">
            <text:p>38.9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3.02</text:p>
          </table:table-cell>
          <table:table-cell office:value-type="string" table:style-name="ce1">
            <text:p>Imposto de Renda e Contribuição Social Pagos</text:p>
          </table:table-cell>
          <table:table-cell office:value-type="float" office:value="-7256" table:style-name="ce3">
            <text:p>-7,256</text:p>
          </table:table-cell>
          <table:table-cell office:value-type="float" office:value="-5301" table:style-name="ce3">
            <text:p>-5,301</text:p>
          </table:table-cell>
          <table:table-cell office:value-type="percentage" office:value="0.36879833993586114" table:formula="of:=(INDIRECT(&quot;RC[-2]&quot;;0)-INDIRECT(&quot;RC[-1]&quot;;0))/INDIRECT(&quot;RC[-1]&quot;;0)" table:style-name="ce6">
            <text:p>36.8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</text:p>
          </table:table-cell>
          <table:table-cell office:value-type="string" table:style-name="ce1">
            <text:p>Caixa Líquido Atividades de Investimento</text:p>
          </table:table-cell>
          <table:table-cell office:value-type="float" office:value="-155863" table:style-name="ce3">
            <text:p>-155,863</text:p>
          </table:table-cell>
          <table:table-cell office:value-type="float" office:value="-10784" table:style-name="ce3">
            <text:p>-10,784</text:p>
          </table:table-cell>
          <table:table-cell office:value-type="percentage" office:value="13.453171364985163" table:formula="of:=(INDIRECT(&quot;RC[-2]&quot;;0)-INDIRECT(&quot;RC[-1]&quot;;0))/INDIRECT(&quot;RC[-1]&quot;;0)" table:style-name="ce6">
            <text:p>1345.3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.01</text:p>
          </table:table-cell>
          <table:table-cell office:value-type="string" table:style-name="ce1">
            <text:p>Aquisição do Ativo Imobilizado</text:p>
          </table:table-cell>
          <table:table-cell office:value-type="float" office:value="-79168" table:style-name="ce3">
            <text:p>-79,168</text:p>
          </table:table-cell>
          <table:table-cell office:value-type="float" office:value="-8585" table:style-name="ce3">
            <text:p>-8,585</text:p>
          </table:table-cell>
          <table:table-cell office:value-type="percentage" office:value="8.221665695981363" table:formula="of:=(INDIRECT(&quot;RC[-2]&quot;;0)-INDIRECT(&quot;RC[-1]&quot;;0))/INDIRECT(&quot;RC[-1]&quot;;0)" table:style-name="ce6">
            <text:p>822.1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.02</text:p>
          </table:table-cell>
          <table:table-cell office:value-type="string" table:style-name="ce1">
            <text:p>Aquisição do Ativo Intangível</text:p>
          </table:table-cell>
          <table:table-cell office:value-type="float" office:value="-3415" table:style-name="ce3">
            <text:p>-3,415</text:p>
          </table:table-cell>
          <table:table-cell office:value-type="float" office:value="-6099" table:style-name="ce3">
            <text:p>-6,099</text:p>
          </table:table-cell>
          <table:table-cell office:value-type="percentage" office:value="-0.44007214297425806" table:formula="of:=(INDIRECT(&quot;RC[-2]&quot;;0)-INDIRECT(&quot;RC[-1]&quot;;0))/INDIRECT(&quot;RC[-1]&quot;;0)" table:style-name="ce6">
            <text:p>-44.0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.03</text:p>
          </table:table-cell>
          <table:table-cell office:value-type="string" table:style-name="ce1">
            <text:p>Recebimento na venda de ativo permanente</text:p>
          </table:table-cell>
          <table:table-cell office:value-type="float" office:value="210" table:style-name="ce3">
            <text:p>210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.04</text:p>
          </table:table-cell>
          <table:table-cell office:value-type="string" table:style-name="ce1">
            <text:p>Dividendos Recebidos</text:p>
          </table:table-cell>
          <table:table-cell office:value-type="float" office:value="5100" table:style-name="ce3">
            <text:p>5,100</text:p>
          </table:table-cell>
          <table:table-cell office:value-type="float" office:value="4087" table:style-name="ce3">
            <text:p>4,087</text:p>
          </table:table-cell>
          <table:table-cell office:value-type="percentage" office:value="0.24785906532909224" table:formula="of:=(INDIRECT(&quot;RC[-2]&quot;;0)-INDIRECT(&quot;RC[-1]&quot;;0))/INDIRECT(&quot;RC[-1]&quot;;0)" table:style-name="ce6">
            <text:p>24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3</text:p>
          </table:table-cell>
          <table:table-cell office:value-type="string" table:style-name="ce1">
            <text:p>Caixa Líquido Atividades de Financiamento</text:p>
          </table:table-cell>
          <table:table-cell office:value-type="float" office:value="102971" table:style-name="ce3">
            <text:p>102,971</text:p>
          </table:table-cell>
          <table:table-cell office:value-type="float" office:value="-1904" table:style-name="ce3">
            <text:p>-1,904</text:p>
          </table:table-cell>
          <table:table-cell office:value-type="percentage" office:value="-55.081407563025209" table:formula="of:=(INDIRECT(&quot;RC[-2]&quot;;0)-INDIRECT(&quot;RC[-1]&quot;;0))/INDIRECT(&quot;RC[-1]&quot;;0)" table:style-name="ce6">
            <text:p>-5508.1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3.01</text:p>
          </table:table-cell>
          <table:table-cell office:value-type="string" table:style-name="ce1">
            <text:p>Captação de Empréstimos e Financiamentos</text:p>
          </table:table-cell>
          <table:table-cell office:value-type="float" office:value="171677" table:style-name="ce3">
            <text:p>171,677</text:p>
          </table:table-cell>
          <table:table-cell office:value-type="float" office:value="47658" table:style-name="ce3">
            <text:p>47,658</text:p>
          </table:table-cell>
          <table:table-cell office:value-type="percentage" office:value="2.6022703428595411" table:formula="of:=(INDIRECT(&quot;RC[-2]&quot;;0)-INDIRECT(&quot;RC[-1]&quot;;0))/INDIRECT(&quot;RC[-1]&quot;;0)" table:style-name="ce6">
            <text:p>260.2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3.02</text:p>
          </table:table-cell>
          <table:table-cell office:value-type="string" table:style-name="ce1">
            <text:p>Pagamento de Empréstimos e Financiamentos</text:p>
          </table:table-cell>
          <table:table-cell office:value-type="float" office:value="-60155" table:style-name="ce3">
            <text:p>-60,155</text:p>
          </table:table-cell>
          <table:table-cell office:value-type="float" office:value="-49558" table:style-name="ce3">
            <text:p>-49,558</text:p>
          </table:table-cell>
          <table:table-cell office:value-type="percentage" office:value="0.21383025949392631" table:formula="of:=(INDIRECT(&quot;RC[-2]&quot;;0)-INDIRECT(&quot;RC[-1]&quot;;0))/INDIRECT(&quot;RC[-1]&quot;;0)" table:style-name="ce6">
            <text:p>21.3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3.03</text:p>
          </table:table-cell>
          <table:table-cell office:value-type="string" table:style-name="ce1">
            <text:p>Dividendos pagos</text:p>
          </table:table-cell>
          <table:table-cell office:value-type="float" office:value="-8551" table:style-name="ce3">
            <text:p>-8,551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5</text:p>
          </table:table-cell>
          <table:table-cell office:value-type="string" table:style-name="ce1">
            <text:p>Aumento (Redução) de Caixa e Equivalentes</text:p>
          </table:table-cell>
          <table:table-cell office:value-type="float" office:value="-55660" table:style-name="ce3">
            <text:p>-55,660</text:p>
          </table:table-cell>
          <table:table-cell office:value-type="float" office:value="12741" table:style-name="ce3">
            <text:p>12,741</text:p>
          </table:table-cell>
          <table:table-cell office:value-type="percentage" office:value="-5.3685738952986419" table:formula="of:=(INDIRECT(&quot;RC[-2]&quot;;0)-INDIRECT(&quot;RC[-1]&quot;;0))/INDIRECT(&quot;RC[-1]&quot;;0)" table:style-name="ce6">
            <text:p>-536.8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5.01</text:p>
          </table:table-cell>
          <table:table-cell office:value-type="string" table:style-name="ce1">
            <text:p>Saldo Inicial de Caixa e Equivalentes</text:p>
          </table:table-cell>
          <table:table-cell office:value-type="float" office:value="56576" table:style-name="ce3">
            <text:p>56,576</text:p>
          </table:table-cell>
          <table:table-cell office:value-type="float" office:value="8091" table:style-name="ce3">
            <text:p>8,091</text:p>
          </table:table-cell>
          <table:table-cell office:value-type="percentage" office:value="5.9924607588678782" table:formula="of:=(INDIRECT(&quot;RC[-2]&quot;;0)-INDIRECT(&quot;RC[-1]&quot;;0))/INDIRECT(&quot;RC[-1]&quot;;0)" table:style-name="ce6">
            <text:p>599.2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5.02</text:p>
          </table:table-cell>
          <table:table-cell office:value-type="string" table:style-name="ce1">
            <text:p>Saldo Final de Caixa e Equivalentes</text:p>
          </table:table-cell>
          <table:table-cell office:value-type="float" office:value="916" table:style-name="ce3">
            <text:p>916</text:p>
          </table:table-cell>
          <table:table-cell office:value-type="float" office:value="20832" table:style-name="ce3">
            <text:p>20,832</text:p>
          </table:table-cell>
          <table:table-cell office:value-type="percentage" office:value="-0.95602918586789554" table:formula="of:=(INDIRECT(&quot;RC[-2]&quot;;0)-INDIRECT(&quot;RC[-1]&quot;;0))/INDIRECT(&quot;RC[-1]&quot;;0)" table:style-name="ce6">
            <text:p>-95.6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9</text:p>
          </table:table-cell>
          <table:table-cell office:value-type="string" table:style-name="ce1">
            <text:p>Outros</text:p>
          </table:table-cell>
          <table:table-cell office:value-type="float" office:value="1036" table:style-name="ce3">
            <text:p>1,036</text:p>
          </table:table-cell>
          <table:table-cell office:value-type="float" office:value="1443" table:style-name="ce3">
            <text:p>1,443</text:p>
          </table:table-cell>
          <table:table-cell office:value-type="percentage" office:value="-0.28205128205128205" table:formula="of:=(INDIRECT(&quot;RC[-2]&quot;;0)-INDIRECT(&quot;RC[-1]&quot;;0))/INDIRECT(&quot;RC[-1]&quot;;0)" table:style-name="ce6">
            <text:p>-28.2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.05</text:p>
          </table:table-cell>
          <table:table-cell office:value-type="string" table:style-name="ce1">
            <text:p>(Concessão)/Recebimento de Créditos com Partes Relacionadas</text:p>
          </table:table-cell>
          <table:table-cell office:value-type="float" office:value="-78590" table:style-name="ce3">
            <text:p>-78,590</text:p>
          </table:table-cell>
          <table:table-cell office:value-type="float" office:value="-187" table:style-name="ce3">
            <text:p>-187</text:p>
          </table:table-cell>
          <table:table-cell office:value-type="percentage" office:value="419.26737967914437" table:formula="of:=(INDIRECT(&quot;RC[-2]&quot;;0)-INDIRECT(&quot;RC[-1]&quot;;0))/INDIRECT(&quot;RC[-1]&quot;;0)" table:style-name="ce6">
            <text:p>41926.7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monstrações Consolidadas: Demonstração de fluxo de caix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Acumulado</text:p>
          </table:table-cell>
          <table:table-cell office:value-type="string" table:style-name="ce5">
            <text:p>Acum. Exer. Ant.</text:p>
          </table:table-cell>
          <table:table-cell office:value-type="string" table:style-name="ce5">
            <text:p>Evolu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c</text:p>
          </table:table-cell>
          <table:table-cell office:value-type="string" table:style-name="ce1">
            <text:p>Caixa Líquido Atividades Operacionais</text:p>
          </table:table-cell>
          <table:table-cell office:value-type="float" office:value="-6117" table:style-name="ce3">
            <text:p>-6,117</text:p>
          </table:table-cell>
          <table:table-cell office:value-type="float" office:value="30372" table:style-name="ce3">
            <text:p>30,372</text:p>
          </table:table-cell>
          <table:table-cell office:value-type="percentage" office:value="-1.2014026076649547" table:formula="of:=(INDIRECT(&quot;RC[-2]&quot;;0)-INDIRECT(&quot;RC[-1]&quot;;0))/INDIRECT(&quot;RC[-1]&quot;;0)" table:style-name="ce6">
            <text:p>-120.1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c</text:p>
          </table:table-cell>
          <table:table-cell office:value-type="string" table:style-name="ce1">
            <text:p>Caixa Gerado nas Operações</text:p>
          </table:table-cell>
          <table:table-cell office:value-type="float" office:value="73514" table:style-name="ce3">
            <text:p>73,514</text:p>
          </table:table-cell>
          <table:table-cell office:value-type="float" office:value="60073" table:style-name="ce3">
            <text:p>60,073</text:p>
          </table:table-cell>
          <table:table-cell office:value-type="percentage" office:value="0.22374444425948428" table:formula="of:=(INDIRECT(&quot;RC[-2]&quot;;0)-INDIRECT(&quot;RC[-1]&quot;;0))/INDIRECT(&quot;RC[-1]&quot;;0)" table:style-name="ce6">
            <text:p>22.3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1c</text:p>
          </table:table-cell>
          <table:table-cell office:value-type="string" table:style-name="ce1">
            <text:p>Lucro/Prejuízo do Exercício Antes dos Tributos</text:p>
          </table:table-cell>
          <table:table-cell office:value-type="float" office:value="43511" table:style-name="ce3">
            <text:p>43,511</text:p>
          </table:table-cell>
          <table:table-cell office:value-type="float" office:value="34339" table:style-name="ce3">
            <text:p>34,339</text:p>
          </table:table-cell>
          <table:table-cell office:value-type="percentage" office:value="0.26710154634671945" table:formula="of:=(INDIRECT(&quot;RC[-2]&quot;;0)-INDIRECT(&quot;RC[-1]&quot;;0))/INDIRECT(&quot;RC[-1]&quot;;0)" table:style-name="ce6">
            <text:p>26.7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2c</text:p>
          </table:table-cell>
          <table:table-cell office:value-type="string" table:style-name="ce1">
            <text:p>Depreciação e Amortização</text:p>
          </table:table-cell>
          <table:table-cell office:value-type="float" office:value="7197" table:style-name="ce3">
            <text:p>7,197</text:p>
          </table:table-cell>
          <table:table-cell office:value-type="float" office:value="8166" table:style-name="ce3">
            <text:p>8,166</text:p>
          </table:table-cell>
          <table:table-cell office:value-type="percentage" office:value="-0.11866274797942689" table:formula="of:=(INDIRECT(&quot;RC[-2]&quot;;0)-INDIRECT(&quot;RC[-1]&quot;;0))/INDIRECT(&quot;RC[-1]&quot;;0)" table:style-name="ce6">
            <text:p>-11.8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4c</text:p>
          </table:table-cell>
          <table:table-cell office:value-type="string" table:style-name="ce1">
            <text:p>Variação Cambial Não Realizada</text:p>
          </table:table-cell>
          <table:table-cell office:value-type="float" office:value="-279" table:style-name="ce3">
            <text:p>-279</text:p>
          </table:table-cell>
          <table:table-cell office:value-type="float" office:value="330" table:style-name="ce3">
            <text:p>330</text:p>
          </table:table-cell>
          <table:table-cell office:value-type="percentage" office:value="-1.8454545454545455" table:formula="of:=(INDIRECT(&quot;RC[-2]&quot;;0)-INDIRECT(&quot;RC[-1]&quot;;0))/INDIRECT(&quot;RC[-1]&quot;;0)" table:style-name="ce6">
            <text:p>-184.5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5c</text:p>
          </table:table-cell>
          <table:table-cell office:value-type="string" table:style-name="ce1">
            <text:p>Provisão de Estoque a Valor de Mercado</text:p>
          </table:table-cell>
          <table:table-cell office:value-type="float" office:value="1387" table:style-name="ce3">
            <text:p>1,387</text:p>
          </table:table-cell>
          <table:table-cell office:value-type="float" office:value="-736" table:style-name="ce3">
            <text:p>-736</text:p>
          </table:table-cell>
          <table:table-cell office:value-type="percentage" office:value="-2.8845108695652173" table:formula="of:=(INDIRECT(&quot;RC[-2]&quot;;0)-INDIRECT(&quot;RC[-1]&quot;;0))/INDIRECT(&quot;RC[-1]&quot;;0)" table:style-name="ce6">
            <text:p>-288.4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6c</text:p>
          </table:table-cell>
          <table:table-cell office:value-type="string" table:style-name="ce1">
            <text:p>Provisão para Devedores Duvidosos</text:p>
          </table:table-cell>
          <table:table-cell office:value-type="float" office:value="187" table:style-name="ce3">
            <text:p>187</text:p>
          </table:table-cell>
          <table:table-cell office:value-type="float" office:value="-1950" table:style-name="ce3">
            <text:p>-1,950</text:p>
          </table:table-cell>
          <table:table-cell office:value-type="percentage" office:value="-1.0958974358974358" table:formula="of:=(INDIRECT(&quot;RC[-2]&quot;;0)-INDIRECT(&quot;RC[-1]&quot;;0))/INDIRECT(&quot;RC[-1]&quot;;0)" table:style-name="ce6">
            <text:p>-109.5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7c</text:p>
          </table:table-cell>
          <table:table-cell office:value-type="string" table:style-name="ce1">
            <text:p>Provisão para Contingências</text:p>
          </table:table-cell>
          <table:table-cell office:value-type="float" office:value="1922" table:style-name="ce3">
            <text:p>1,922</text:p>
          </table:table-cell>
          <table:table-cell office:value-type="float" office:value="4026" table:style-name="ce3">
            <text:p>4,026</text:p>
          </table:table-cell>
          <table:table-cell office:value-type="percentage" office:value="-0.52260307998012911" table:formula="of:=(INDIRECT(&quot;RC[-2]&quot;;0)-INDIRECT(&quot;RC[-1]&quot;;0))/INDIRECT(&quot;RC[-1]&quot;;0)" table:style-name="ce6">
            <text:p>-52.2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8c</text:p>
          </table:table-cell>
          <table:table-cell office:value-type="string" table:style-name="ce1">
            <text:p>Provisão de Obrigações Trabalhistas</text:p>
          </table:table-cell>
          <table:table-cell office:value-type="float" office:value="5365" table:style-name="ce3">
            <text:p>5,365</text:p>
          </table:table-cell>
          <table:table-cell office:value-type="float" office:value="4521" table:style-name="ce3">
            <text:p>4,521</text:p>
          </table:table-cell>
          <table:table-cell office:value-type="percentage" office:value="0.18668436186684362" table:formula="of:=(INDIRECT(&quot;RC[-2]&quot;;0)-INDIRECT(&quot;RC[-1]&quot;;0))/INDIRECT(&quot;RC[-1]&quot;;0)" table:style-name="ce6">
            <text:p>18.6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09c</text:p>
          </table:table-cell>
          <table:table-cell office:value-type="string" table:style-name="ce1">
            <text:p>Provisão para Participação nos Lucros</text:p>
          </table:table-cell>
          <table:table-cell office:value-type="float" office:value="-1909" table:style-name="ce3">
            <text:p>-1,909</text:p>
          </table:table-cell>
          <table:table-cell office:value-type="float" office:value="4020" table:style-name="ce3">
            <text:p>4,020</text:p>
          </table:table-cell>
          <table:table-cell office:value-type="percentage" office:value="-1.4748756218905472" table:formula="of:=(INDIRECT(&quot;RC[-2]&quot;;0)-INDIRECT(&quot;RC[-1]&quot;;0))/INDIRECT(&quot;RC[-1]&quot;;0)" table:style-name="ce6">
            <text:p>-147.4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0c</text:p>
          </table:table-cell>
          <table:table-cell office:value-type="string" table:style-name="ce1">
            <text:p>Outras Provisões</text:p>
          </table:table-cell>
          <table:table-cell office:value-type="float" office:value="-2754" table:style-name="ce3">
            <text:p>-2,754</text:p>
          </table:table-cell>
          <table:table-cell office:value-type="float" office:value="951" table:style-name="ce3">
            <text:p>951</text:p>
          </table:table-cell>
          <table:table-cell office:value-type="percentage" office:value="-3.8958990536277605" table:formula="of:=(INDIRECT(&quot;RC[-2]&quot;;0)-INDIRECT(&quot;RC[-1]&quot;;0))/INDIRECT(&quot;RC[-1]&quot;;0)" table:style-name="ce6">
            <text:p>-389.5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2c</text:p>
          </table:table-cell>
          <table:table-cell office:value-type="string" table:style-name="ce1">
            <text:p>Atualizações do Empréstimo Compulsório Eletrobrás</text:p>
          </table:table-cell>
          <table:table-cell office:value-type="float" office:value="-3645" table:style-name="ce3">
            <text:p>-3,645</text:p>
          </table:table-cell>
          <table:table-cell office:value-type="float" office:value="-2734" table:style-name="ce3">
            <text:p>-2,734</text:p>
          </table:table-cell>
          <table:table-cell office:value-type="percentage" office:value="0.33321141185076808" table:formula="of:=(INDIRECT(&quot;RC[-2]&quot;;0)-INDIRECT(&quot;RC[-1]&quot;;0))/INDIRECT(&quot;RC[-1]&quot;;0)" table:style-name="ce6">
            <text:p>33.3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3c</text:p>
          </table:table-cell>
          <table:table-cell office:value-type="string" table:style-name="ce1">
            <text:p>Atualizações de Ativos Tributários</text:p>
          </table:table-cell>
          <table:table-cell office:value-type="float" office:value="-443" table:style-name="ce3">
            <text:p>-443</text:p>
          </table:table-cell>
          <table:table-cell office:value-type="float" office:value="-581" table:style-name="ce3">
            <text:p>-581</text:p>
          </table:table-cell>
          <table:table-cell office:value-type="percentage" office:value="-0.23752151462994836" table:formula="of:=(INDIRECT(&quot;RC[-2]&quot;;0)-INDIRECT(&quot;RC[-1]&quot;;0))/INDIRECT(&quot;RC[-1]&quot;;0)" table:style-name="ce6">
            <text:p>-23.7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4c</text:p>
          </table:table-cell>
          <table:table-cell office:value-type="string" table:style-name="ce1">
            <text:p>Atualizações de Créditos com Outras Pessoas Ligadas</text:p>
          </table:table-cell>
          <table:table-cell office:value-type="float" office:value="8810" table:style-name="ce3">
            <text:p>8,810</text:p>
          </table:table-cell>
          <table:table-cell office:value-type="float" office:value="-3731" table:style-name="ce3">
            <text:p>-3,731</text:p>
          </table:table-cell>
          <table:table-cell office:value-type="percentage" office:value="-3.3612972393460199" table:formula="of:=(INDIRECT(&quot;RC[-2]&quot;;0)-INDIRECT(&quot;RC[-1]&quot;;0))/INDIRECT(&quot;RC[-1]&quot;;0)" table:style-name="ce6">
            <text:p>-336.1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5c</text:p>
          </table:table-cell>
          <table:table-cell office:value-type="string" table:style-name="ce1">
            <text:p>Encargos Financeiros com Tributos Parcelados</text:p>
          </table:table-cell>
          <table:table-cell office:value-type="float" office:value="3347" table:style-name="ce3">
            <text:p>3,347</text:p>
          </table:table-cell>
          <table:table-cell office:value-type="float" office:value="5563" table:style-name="ce3">
            <text:p>5,563</text:p>
          </table:table-cell>
          <table:table-cell office:value-type="percentage" office:value="-0.39834621607046555" table:formula="of:=(INDIRECT(&quot;RC[-2]&quot;;0)-INDIRECT(&quot;RC[-1]&quot;;0))/INDIRECT(&quot;RC[-1]&quot;;0)" table:style-name="ce6">
            <text:p>-39.8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6c</text:p>
          </table:table-cell>
          <table:table-cell office:value-type="string" table:style-name="ce1">
            <text:p>Decomposição de Desconto de Provisões para Contingências</text:p>
          </table:table-cell>
          <table:table-cell office:value-type="float" office:value="2265" table:style-name="ce3">
            <text:p>2,265</text:p>
          </table:table-cell>
          <table:table-cell office:value-type="float" office:value="2212" table:style-name="ce3">
            <text:p>2,212</text:p>
          </table:table-cell>
          <table:table-cell office:value-type="percentage" office:value="2.3960216998191682E-2" table:formula="of:=(INDIRECT(&quot;RC[-2]&quot;;0)-INDIRECT(&quot;RC[-1]&quot;;0))/INDIRECT(&quot;RC[-1]&quot;;0)" table:style-name="ce6">
            <text:p>2.4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8c</text:p>
          </table:table-cell>
          <table:table-cell office:value-type="string" table:style-name="ce1">
            <text:p>Juros Provisionados de Empréstimos</text:p>
          </table:table-cell>
          <table:table-cell office:value-type="float" office:value="7516" table:style-name="ce3">
            <text:p>7,516</text:p>
          </table:table-cell>
          <table:table-cell office:value-type="float" office:value="4283" table:style-name="ce3">
            <text:p>4,283</text:p>
          </table:table-cell>
          <table:table-cell office:value-type="percentage" office:value="0.75484473499883264" table:formula="of:=(INDIRECT(&quot;RC[-2]&quot;;0)-INDIRECT(&quot;RC[-1]&quot;;0))/INDIRECT(&quot;RC[-1]&quot;;0)" table:style-name="ce6">
            <text:p>75.4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c</text:p>
          </table:table-cell>
          <table:table-cell office:value-type="string" table:style-name="ce1">
            <text:p>Variações nos Ativos e Passivos</text:p>
          </table:table-cell>
          <table:table-cell office:value-type="float" office:value="-64070" table:style-name="ce3">
            <text:p>-64,070</text:p>
          </table:table-cell>
          <table:table-cell office:value-type="float" office:value="-17759" table:style-name="ce3">
            <text:p>-17,759</text:p>
          </table:table-cell>
          <table:table-cell office:value-type="percentage" office:value="2.6077481840193704" table:formula="of:=(INDIRECT(&quot;RC[-2]&quot;;0)-INDIRECT(&quot;RC[-1]&quot;;0))/INDIRECT(&quot;RC[-1]&quot;;0)" table:style-name="ce6">
            <text:p>260.7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1c</text:p>
          </table:table-cell>
          <table:table-cell office:value-type="string" table:style-name="ce1">
            <text:p>(Aumento)/Redução do Contas a Receber</text:p>
          </table:table-cell>
          <table:table-cell office:value-type="float" office:value="-24037" table:style-name="ce3">
            <text:p>-24,037</text:p>
          </table:table-cell>
          <table:table-cell office:value-type="float" office:value="-7306" table:style-name="ce3">
            <text:p>-7,306</text:p>
          </table:table-cell>
          <table:table-cell office:value-type="percentage" office:value="2.290035587188612" table:formula="of:=(INDIRECT(&quot;RC[-2]&quot;;0)-INDIRECT(&quot;RC[-1]&quot;;0))/INDIRECT(&quot;RC[-1]&quot;;0)" table:style-name="ce6">
            <text:p>229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2c</text:p>
          </table:table-cell>
          <table:table-cell office:value-type="string" table:style-name="ce1">
            <text:p>Aumento/(Redução) do Adiantamento de Clientes</text:p>
          </table:table-cell>
          <table:table-cell office:value-type="float" office:value="-3045" table:style-name="ce3">
            <text:p>-3,045</text:p>
          </table:table-cell>
          <table:table-cell office:value-type="float" office:value="652" table:style-name="ce3">
            <text:p>652</text:p>
          </table:table-cell>
          <table:table-cell office:value-type="percentage" office:value="-5.6702453987730062" table:formula="of:=(INDIRECT(&quot;RC[-2]&quot;;0)-INDIRECT(&quot;RC[-1]&quot;;0))/INDIRECT(&quot;RC[-1]&quot;;0)" table:style-name="ce6">
            <text:p>-567.0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4c</text:p>
          </table:table-cell>
          <table:table-cell office:value-type="string" table:style-name="ce1">
            <text:p>(Aumento)/Redução do Estoque</text:p>
          </table:table-cell>
          <table:table-cell office:value-type="float" office:value="-19043" table:style-name="ce3">
            <text:p>-19,043</text:p>
          </table:table-cell>
          <table:table-cell office:value-type="float" office:value="-18566" table:style-name="ce3">
            <text:p>-18,566</text:p>
          </table:table-cell>
          <table:table-cell office:value-type="percentage" office:value="2.5692125390498761E-2" table:formula="of:=(INDIRECT(&quot;RC[-2]&quot;;0)-INDIRECT(&quot;RC[-1]&quot;;0))/INDIRECT(&quot;RC[-1]&quot;;0)" table:style-name="ce6">
            <text:p>2.5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5c</text:p>
          </table:table-cell>
          <table:table-cell office:value-type="string" table:style-name="ce1">
            <text:p>(Aumento)/Redução de Outros Ativos</text:p>
          </table:table-cell>
          <table:table-cell office:value-type="float" office:value="-5895" table:style-name="ce3">
            <text:p>-5,895</text:p>
          </table:table-cell>
          <table:table-cell office:value-type="float" office:value="-1685" table:style-name="ce3">
            <text:p>-1,685</text:p>
          </table:table-cell>
          <table:table-cell office:value-type="percentage" office:value="2.4985163204747773" table:formula="of:=(INDIRECT(&quot;RC[-2]&quot;;0)-INDIRECT(&quot;RC[-1]&quot;;0))/INDIRECT(&quot;RC[-1]&quot;;0)" table:style-name="ce6">
            <text:p>249.8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6c</text:p>
          </table:table-cell>
          <table:table-cell office:value-type="string" table:style-name="ce1">
            <text:p>(Aumento)/Redução de Depósitos Judiciais</text:p>
          </table:table-cell>
          <table:table-cell office:value-type="float" office:value="-875" table:style-name="ce3">
            <text:p>-875</text:p>
          </table:table-cell>
          <table:table-cell office:value-type="float" office:value="-1237" table:style-name="ce3">
            <text:p>-1,237</text:p>
          </table:table-cell>
          <table:table-cell office:value-type="percentage" office:value="-0.29264349232012937" table:formula="of:=(INDIRECT(&quot;RC[-2]&quot;;0)-INDIRECT(&quot;RC[-1]&quot;;0))/INDIRECT(&quot;RC[-1]&quot;;0)" table:style-name="ce6">
            <text:p>-29.2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8c</text:p>
          </table:table-cell>
          <table:table-cell office:value-type="string" table:style-name="ce1">
            <text:p>Aumento/(Redução) do Contas a Pagar</text:p>
          </table:table-cell>
          <table:table-cell office:value-type="float" office:value="10441" table:style-name="ce3">
            <text:p>10,441</text:p>
          </table:table-cell>
          <table:table-cell office:value-type="float" office:value="21617" table:style-name="ce3">
            <text:p>21,617</text:p>
          </table:table-cell>
          <table:table-cell office:value-type="percentage" office:value="-0.51700050885876858" table:formula="of:=(INDIRECT(&quot;RC[-2]&quot;;0)-INDIRECT(&quot;RC[-1]&quot;;0))/INDIRECT(&quot;RC[-1]&quot;;0)" table:style-name="ce6">
            <text:p>-51.7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09c</text:p>
          </table:table-cell>
          <table:table-cell office:value-type="string" table:style-name="ce1">
            <text:p>(Aumento)/Redução de Adiantamento a Fornecedores</text:p>
          </table:table-cell>
          <table:table-cell office:value-type="float" office:value="-7046" table:style-name="ce3">
            <text:p>-7,046</text:p>
          </table:table-cell>
          <table:table-cell office:value-type="float" office:value="-2338" table:style-name="ce3">
            <text:p>-2,338</text:p>
          </table:table-cell>
          <table:table-cell office:value-type="percentage" office:value="2.0136869118905047" table:formula="of:=(INDIRECT(&quot;RC[-2]&quot;;0)-INDIRECT(&quot;RC[-1]&quot;;0))/INDIRECT(&quot;RC[-1]&quot;;0)" table:style-name="ce6">
            <text:p>201.3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0c</text:p>
          </table:table-cell>
          <table:table-cell office:value-type="string" table:style-name="ce1">
            <text:p>Aumento/(Redução) de Parcelamentos</text:p>
          </table:table-cell>
          <table:table-cell office:value-type="float" office:value="-11772" table:style-name="ce3">
            <text:p>-11,772</text:p>
          </table:table-cell>
          <table:table-cell office:value-type="float" office:value="-11322" table:style-name="ce3">
            <text:p>-11,322</text:p>
          </table:table-cell>
          <table:table-cell office:value-type="percentage" office:value="3.9745627980922099E-2" table:formula="of:=(INDIRECT(&quot;RC[-2]&quot;;0)-INDIRECT(&quot;RC[-1]&quot;;0))/INDIRECT(&quot;RC[-1]&quot;;0)" table:style-name="ce6">
            <text:p>3.9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1c</text:p>
          </table:table-cell>
          <table:table-cell office:value-type="string" table:style-name="ce1">
            <text:p>Aumento/(Redução) de Obrigações Fiscais</text:p>
          </table:table-cell>
          <table:table-cell office:value-type="float" office:value="-2324" table:style-name="ce3">
            <text:p>-2,324</text:p>
          </table:table-cell>
          <table:table-cell office:value-type="float" office:value="3689" table:style-name="ce3">
            <text:p>3,689</text:p>
          </table:table-cell>
          <table:table-cell office:value-type="percentage" office:value="-1.6299810246679316" table:formula="of:=(INDIRECT(&quot;RC[-2]&quot;;0)-INDIRECT(&quot;RC[-1]&quot;;0))/INDIRECT(&quot;RC[-1]&quot;;0)" table:style-name="ce6">
            <text:p>-163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2c</text:p>
          </table:table-cell>
          <table:table-cell office:value-type="string" table:style-name="ce1">
            <text:p>Aumento/(Redução) de Obrigações Trabalhistas</text:p>
          </table:table-cell>
          <table:table-cell office:value-type="float" office:value="-270" table:style-name="ce3">
            <text:p>-270</text:p>
          </table:table-cell>
          <table:table-cell office:value-type="float" office:value="48" table:style-name="ce3">
            <text:p>48</text:p>
          </table:table-cell>
          <table:table-cell office:value-type="percentage" office:value="-6.625" table:formula="of:=(INDIRECT(&quot;RC[-2]&quot;;0)-INDIRECT(&quot;RC[-1]&quot;;0))/INDIRECT(&quot;RC[-1]&quot;;0)" table:style-name="ce6">
            <text:p>-662.5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3c</text:p>
          </table:table-cell>
          <table:table-cell office:value-type="string" table:style-name="ce1">
            <text:p>Aumento/(Redução) de Outras Contas a Pagar</text:p>
          </table:table-cell>
          <table:table-cell office:value-type="float" office:value="-6" table:style-name="ce3">
            <text:p>-6</text:p>
          </table:table-cell>
          <table:table-cell office:value-type="float" office:value="-1188" table:style-name="ce3">
            <text:p>-1,188</text:p>
          </table:table-cell>
          <table:table-cell office:value-type="percentage" office:value="-0.99494949494949492" table:formula="of:=(INDIRECT(&quot;RC[-2]&quot;;0)-INDIRECT(&quot;RC[-1]&quot;;0))/INDIRECT(&quot;RC[-1]&quot;;0)" table:style-name="ce6">
            <text:p>-99.4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2.14c</text:p>
          </table:table-cell>
          <table:table-cell office:value-type="string" table:style-name="ce1">
            <text:p>Aumento/(Redução) de Outras Contas a Pagar Não Circulantes</text:p>
          </table:table-cell>
          <table:table-cell office:value-type="float" office:value="-198" table:style-name="ce3">
            <text:p>-198</text:p>
          </table:table-cell>
          <table:table-cell office:value-type="float" office:value="-123" table:style-name="ce3">
            <text:p>-123</text:p>
          </table:table-cell>
          <table:table-cell office:value-type="percentage" office:value="0.6097560975609756" table:formula="of:=(INDIRECT(&quot;RC[-2]&quot;;0)-INDIRECT(&quot;RC[-1]&quot;;0))/INDIRECT(&quot;RC[-1]&quot;;0)" table:style-name="ce6">
            <text:p>60.9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3c</text:p>
          </table:table-cell>
          <table:table-cell office:value-type="string" table:style-name="ce1">
            <text:p>Outros</text:p>
          </table:table-cell>
          <table:table-cell office:value-type="float" office:value="-15561" table:style-name="ce3">
            <text:p>-15,561</text:p>
          </table:table-cell>
          <table:table-cell office:value-type="float" office:value="-11942" table:style-name="ce3">
            <text:p>-11,942</text:p>
          </table:table-cell>
          <table:table-cell office:value-type="percentage" office:value="0.30304806565064479" table:formula="of:=(INDIRECT(&quot;RC[-2]&quot;;0)-INDIRECT(&quot;RC[-1]&quot;;0))/INDIRECT(&quot;RC[-1]&quot;;0)" table:style-name="ce6">
            <text:p>30.3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3.01c</text:p>
          </table:table-cell>
          <table:table-cell office:value-type="string" table:style-name="ce1">
            <text:p>Juros Pagos</text:p>
          </table:table-cell>
          <table:table-cell office:value-type="float" office:value="-4910" table:style-name="ce3">
            <text:p>-4,910</text:p>
          </table:table-cell>
          <table:table-cell office:value-type="float" office:value="-3551" table:style-name="ce3">
            <text:p>-3,551</text:p>
          </table:table-cell>
          <table:table-cell office:value-type="percentage" office:value="0.38270909602928754" table:formula="of:=(INDIRECT(&quot;RC[-2]&quot;;0)-INDIRECT(&quot;RC[-1]&quot;;0))/INDIRECT(&quot;RC[-1]&quot;;0)" table:style-name="ce6">
            <text:p>38.2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3.02c</text:p>
          </table:table-cell>
          <table:table-cell office:value-type="string" table:style-name="ce1">
            <text:p>Imposto de Renda e Contribuição Social Pagos</text:p>
          </table:table-cell>
          <table:table-cell office:value-type="float" office:value="-10651" table:style-name="ce3">
            <text:p>-10,651</text:p>
          </table:table-cell>
          <table:table-cell office:value-type="float" office:value="-8391" table:style-name="ce3">
            <text:p>-8,391</text:p>
          </table:table-cell>
          <table:table-cell office:value-type="percentage" office:value="0.26933619354069838" table:formula="of:=(INDIRECT(&quot;RC[-2]&quot;;0)-INDIRECT(&quot;RC[-1]&quot;;0))/INDIRECT(&quot;RC[-1]&quot;;0)" table:style-name="ce6">
            <text:p>26.9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c</text:p>
          </table:table-cell>
          <table:table-cell office:value-type="string" table:style-name="ce1">
            <text:p>Caixa Líquido Atividades de Investimento</text:p>
          </table:table-cell>
          <table:table-cell office:value-type="float" office:value="-82378" table:style-name="ce3">
            <text:p>-82,378</text:p>
          </table:table-cell>
          <table:table-cell office:value-type="float" office:value="-15298" table:style-name="ce3">
            <text:p>-15,298</text:p>
          </table:table-cell>
          <table:table-cell office:value-type="percentage" office:value="4.3848869133220028" table:formula="of:=(INDIRECT(&quot;RC[-2]&quot;;0)-INDIRECT(&quot;RC[-1]&quot;;0))/INDIRECT(&quot;RC[-1]&quot;;0)" table:style-name="ce6">
            <text:p>438.4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.01c</text:p>
          </table:table-cell>
          <table:table-cell office:value-type="string" table:style-name="ce1">
            <text:p>Aquisição do Ativo Imobilizado</text:p>
          </table:table-cell>
          <table:table-cell office:value-type="float" office:value="-79173" table:style-name="ce3">
            <text:p>-79,173</text:p>
          </table:table-cell>
          <table:table-cell office:value-type="float" office:value="-9089" table:style-name="ce3">
            <text:p>-9,089</text:p>
          </table:table-cell>
          <table:table-cell office:value-type="percentage" office:value="7.7108592804488945" table:formula="of:=(INDIRECT(&quot;RC[-2]&quot;;0)-INDIRECT(&quot;RC[-1]&quot;;0))/INDIRECT(&quot;RC[-1]&quot;;0)" table:style-name="ce6">
            <text:p>771.0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.02c</text:p>
          </table:table-cell>
          <table:table-cell office:value-type="string" table:style-name="ce1">
            <text:p>Aquisição do Ativo Intangível</text:p>
          </table:table-cell>
          <table:table-cell office:value-type="float" office:value="-3415" table:style-name="ce3">
            <text:p>-3,415</text:p>
          </table:table-cell>
          <table:table-cell office:value-type="float" office:value="-6209" table:style-name="ce3">
            <text:p>-6,209</text:p>
          </table:table-cell>
          <table:table-cell office:value-type="percentage" office:value="-0.44999194717345786" table:formula="of:=(INDIRECT(&quot;RC[-2]&quot;;0)-INDIRECT(&quot;RC[-1]&quot;;0))/INDIRECT(&quot;RC[-1]&quot;;0)" table:style-name="ce6">
            <text:p>-45.0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2.03c</text:p>
          </table:table-cell>
          <table:table-cell office:value-type="string" table:style-name="ce1">
            <text:p>Recebimento na venda de ativo permanente</text:p>
          </table:table-cell>
          <table:table-cell office:value-type="float" office:value="210" table:style-name="ce3">
            <text:p>210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3c</text:p>
          </table:table-cell>
          <table:table-cell office:value-type="string" table:style-name="ce1">
            <text:p>Caixa Líquido Atividades de Financiamento</text:p>
          </table:table-cell>
          <table:table-cell office:value-type="float" office:value="102972" table:style-name="ce3">
            <text:p>102,972</text:p>
          </table:table-cell>
          <table:table-cell office:value-type="float" office:value="-1900" table:style-name="ce3">
            <text:p>-1,900</text:p>
          </table:table-cell>
          <table:table-cell office:value-type="percentage" office:value="-55.195789473684208" table:formula="of:=(INDIRECT(&quot;RC[-2]&quot;;0)-INDIRECT(&quot;RC[-1]&quot;;0))/INDIRECT(&quot;RC[-1]&quot;;0)" table:style-name="ce6">
            <text:p>-5519.5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3.01c</text:p>
          </table:table-cell>
          <table:table-cell office:value-type="string" table:style-name="ce1">
            <text:p>Captação de Empréstimos e Financiamentos</text:p>
          </table:table-cell>
          <table:table-cell office:value-type="float" office:value="171677" table:style-name="ce3">
            <text:p>171,677</text:p>
          </table:table-cell>
          <table:table-cell office:value-type="float" office:value="47658" table:style-name="ce3">
            <text:p>47,658</text:p>
          </table:table-cell>
          <table:table-cell office:value-type="percentage" office:value="2.6022703428595411" table:formula="of:=(INDIRECT(&quot;RC[-2]&quot;;0)-INDIRECT(&quot;RC[-1]&quot;;0))/INDIRECT(&quot;RC[-1]&quot;;0)" table:style-name="ce6">
            <text:p>260.2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3.02c</text:p>
          </table:table-cell>
          <table:table-cell office:value-type="string" table:style-name="ce1">
            <text:p>Pagamento de Empréstimos e Financiamentos</text:p>
          </table:table-cell>
          <table:table-cell office:value-type="float" office:value="-60155" table:style-name="ce3">
            <text:p>-60,155</text:p>
          </table:table-cell>
          <table:table-cell office:value-type="float" office:value="-49558" table:style-name="ce3">
            <text:p>-49,558</text:p>
          </table:table-cell>
          <table:table-cell office:value-type="percentage" office:value="0.21383025949392631" table:formula="of:=(INDIRECT(&quot;RC[-2]&quot;;0)-INDIRECT(&quot;RC[-1]&quot;;0))/INDIRECT(&quot;RC[-1]&quot;;0)" table:style-name="ce6">
            <text:p>21.3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3.03c</text:p>
          </table:table-cell>
          <table:table-cell office:value-type="string" table:style-name="ce1">
            <text:p>Dividendos pagos</text:p>
          </table:table-cell>
          <table:table-cell office:value-type="float" office:value="-8550" table:style-name="ce3">
            <text:p>-8,550</text:p>
          </table:table-cell>
          <table:table-cell office:value-type="float" office:value="0" table:style-name="ce3">
            <text:p>0</text:p>
          </table:table-cell>
          <table:table-cell office:value-type="percentage" office:value="0" table:formula="of:=(INDIRECT(&quot;RC[-2]&quot;;0)-INDIRECT(&quot;RC[-1]&quot;;0))/INDIRECT(&quot;RC[-1]&quot;;0)" table:style-name="ce6">
            <text:p>#DIV/0!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5c</text:p>
          </table:table-cell>
          <table:table-cell office:value-type="string" table:style-name="ce1">
            <text:p>Aumento (Redução) de Caixa e Equivalentes</text:p>
          </table:table-cell>
          <table:table-cell office:value-type="float" office:value="14477" table:style-name="ce3">
            <text:p>14,477</text:p>
          </table:table-cell>
          <table:table-cell office:value-type="float" office:value="13211" table:style-name="ce3">
            <text:p>13,211</text:p>
          </table:table-cell>
          <table:table-cell office:value-type="percentage" office:value="9.5829233214745291E-2" table:formula="of:=(INDIRECT(&quot;RC[-2]&quot;;0)-INDIRECT(&quot;RC[-1]&quot;;0))/INDIRECT(&quot;RC[-1]&quot;;0)" table:style-name="ce6">
            <text:p>9.5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5.01c</text:p>
          </table:table-cell>
          <table:table-cell office:value-type="string" table:style-name="ce1">
            <text:p>Saldo Inicial de Caixa e Equivalentes</text:p>
          </table:table-cell>
          <table:table-cell office:value-type="float" office:value="58870" table:style-name="ce3">
            <text:p>58,870</text:p>
          </table:table-cell>
          <table:table-cell office:value-type="float" office:value="10065" table:style-name="ce3">
            <text:p>10,065</text:p>
          </table:table-cell>
          <table:table-cell office:value-type="percentage" office:value="4.848981619473423" table:formula="of:=(INDIRECT(&quot;RC[-2]&quot;;0)-INDIRECT(&quot;RC[-1]&quot;;0))/INDIRECT(&quot;RC[-1]&quot;;0)" table:style-name="ce6">
            <text:p>484.9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5.02c</text:p>
          </table:table-cell>
          <table:table-cell office:value-type="string" table:style-name="ce1">
            <text:p>Saldo Final de Caixa e Equivalentes</text:p>
          </table:table-cell>
          <table:table-cell office:value-type="float" office:value="73347" table:style-name="ce3">
            <text:p>73,347</text:p>
          </table:table-cell>
          <table:table-cell office:value-type="float" office:value="23276" table:style-name="ce3">
            <text:p>23,276</text:p>
          </table:table-cell>
          <table:table-cell office:value-type="percentage" office:value="2.1511857707509883" table:formula="of:=(INDIRECT(&quot;RC[-2]&quot;;0)-INDIRECT(&quot;RC[-1]&quot;;0))/INDIRECT(&quot;RC[-1]&quot;;0)" table:style-name="ce6">
            <text:p>215.1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6.01.01.19c</text:p>
          </table:table-cell>
          <table:table-cell office:value-type="string" table:style-name="ce1">
            <text:p>Outros</text:p>
          </table:table-cell>
          <table:table-cell office:value-type="float" office:value="1037" table:style-name="ce3">
            <text:p>1,037</text:p>
          </table:table-cell>
          <table:table-cell office:value-type="float" office:value="1394" table:style-name="ce3">
            <text:p>1,394</text:p>
          </table:table-cell>
          <table:table-cell office:value-type="percentage" office:value="-0.25609756097560976" table:formula="of:=(INDIRECT(&quot;RC[-2]&quot;;0)-INDIRECT(&quot;RC[-1]&quot;;0))/INDIRECT(&quot;RC[-1]&quot;;0)" table:style-name="ce6">
            <text:p>-25.61%</text:p>
          </table:table-cell>
          <table:table-cell table:number-columns-repeated="16379"/>
        </table:table-row>
        <table:table-row table:number-rows-repeated="1048479" table:style-name="ro2">
          <table:table-cell table:number-columns-repeated="16384"/>
        </table:table-row>
      </table:table>
      <table:table table:name="DV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Demonstrações Individuais: Demonstração de valor adicion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Acumulado</text:p>
          </table:table-cell>
          <table:table-cell office:value-type="string" table:style-name="ce5">
            <text:p>Acum. Exer. Ant.</text:p>
          </table:table-cell>
          <table:table-cell office:value-type="string" table:style-name="ce5">
            <text:p>Evolu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1</text:p>
          </table:table-cell>
          <table:table-cell office:value-type="string" table:style-name="ce1">
            <text:p>Receitas</text:p>
          </table:table-cell>
          <table:table-cell office:value-type="float" office:value="452178" table:style-name="ce3">
            <text:p>452,178</text:p>
          </table:table-cell>
          <table:table-cell office:value-type="float" office:value="365240" table:style-name="ce3">
            <text:p>365,240</text:p>
          </table:table-cell>
          <table:table-cell office:value-type="percentage" office:value="0.23802978863213228" table:formula="of:=(INDIRECT(&quot;RC[-2]&quot;;0)-INDIRECT(&quot;RC[-1]&quot;;0))/INDIRECT(&quot;RC[-1]&quot;;0)" table:style-name="ce6">
            <text:p>23.8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1.01</text:p>
          </table:table-cell>
          <table:table-cell office:value-type="string" table:style-name="ce1">
            <text:p>Vendas de Mercadorias, Produtos e Serviços</text:p>
          </table:table-cell>
          <table:table-cell office:value-type="float" office:value="446086" table:style-name="ce3">
            <text:p>446,086</text:p>
          </table:table-cell>
          <table:table-cell office:value-type="float" office:value="356781" table:style-name="ce3">
            <text:p>356,781</text:p>
          </table:table-cell>
          <table:table-cell office:value-type="percentage" office:value="0.25030761167214621" table:formula="of:=(INDIRECT(&quot;RC[-2]&quot;;0)-INDIRECT(&quot;RC[-1]&quot;;0))/INDIRECT(&quot;RC[-1]&quot;;0)" table:style-name="ce6">
            <text:p>25.0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1.02</text:p>
          </table:table-cell>
          <table:table-cell office:value-type="string" table:style-name="ce1">
            <text:p>Outras Receitas</text:p>
          </table:table-cell>
          <table:table-cell office:value-type="float" office:value="6282" table:style-name="ce3">
            <text:p>6,282</text:p>
          </table:table-cell>
          <table:table-cell office:value-type="float" office:value="6624" table:style-name="ce3">
            <text:p>6,624</text:p>
          </table:table-cell>
          <table:table-cell office:value-type="percentage" office:value="-5.1630434782608696E-2" table:formula="of:=(INDIRECT(&quot;RC[-2]&quot;;0)-INDIRECT(&quot;RC[-1]&quot;;0))/INDIRECT(&quot;RC[-1]&quot;;0)" table:style-name="ce6">
            <text:p>-5.1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1.04</text:p>
          </table:table-cell>
          <table:table-cell office:value-type="string" table:style-name="ce1">
            <text:p>Provisão/Reversão de Créds. Liquidação Duvidosa</text:p>
          </table:table-cell>
          <table:table-cell office:value-type="float" office:value="-190" table:style-name="ce3">
            <text:p>-190</text:p>
          </table:table-cell>
          <table:table-cell office:value-type="float" office:value="1835" table:style-name="ce3">
            <text:p>1,835</text:p>
          </table:table-cell>
          <table:table-cell office:value-type="percentage" office:value="-1.103542234332425" table:formula="of:=(INDIRECT(&quot;RC[-2]&quot;;0)-INDIRECT(&quot;RC[-1]&quot;;0))/INDIRECT(&quot;RC[-1]&quot;;0)" table:style-name="ce6">
            <text:p>-110.3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</text:p>
          </table:table-cell>
          <table:table-cell office:value-type="string" table:style-name="ce1">
            <text:p>Insumos Adquiridos de Terceiros</text:p>
          </table:table-cell>
          <table:table-cell office:value-type="float" office:value="-233070" table:style-name="ce3">
            <text:p>-233,070</text:p>
          </table:table-cell>
          <table:table-cell office:value-type="float" office:value="-181454" table:style-name="ce3">
            <text:p>-181,454</text:p>
          </table:table-cell>
          <table:table-cell office:value-type="percentage" office:value="0.28445776891112901" table:formula="of:=(INDIRECT(&quot;RC[-2]&quot;;0)-INDIRECT(&quot;RC[-1]&quot;;0))/INDIRECT(&quot;RC[-1]&quot;;0)" table:style-name="ce6">
            <text:p>28.4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.01</text:p>
          </table:table-cell>
          <table:table-cell office:value-type="string" table:style-name="ce1">
            <text:p>Custos Prods., Mercs. e Servs. Vendidos</text:p>
          </table:table-cell>
          <table:table-cell office:value-type="float" office:value="-190860" table:style-name="ce3">
            <text:p>-190,860</text:p>
          </table:table-cell>
          <table:table-cell office:value-type="float" office:value="-143228" table:style-name="ce3">
            <text:p>-143,228</text:p>
          </table:table-cell>
          <table:table-cell office:value-type="percentage" office:value="0.33256067249420507" table:formula="of:=(INDIRECT(&quot;RC[-2]&quot;;0)-INDIRECT(&quot;RC[-1]&quot;;0))/INDIRECT(&quot;RC[-1]&quot;;0)" table:style-name="ce6">
            <text:p>33.2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.02</text:p>
          </table:table-cell>
          <table:table-cell office:value-type="string" table:style-name="ce1">
            <text:p>Materiais, Energia, Servs. de Terceiros e Outros</text:p>
          </table:table-cell>
          <table:table-cell office:value-type="float" office:value="-43906" table:style-name="ce3">
            <text:p>-43,906</text:p>
          </table:table-cell>
          <table:table-cell office:value-type="float" office:value="-36010" table:style-name="ce3">
            <text:p>-36,010</text:p>
          </table:table-cell>
          <table:table-cell office:value-type="percentage" office:value="0.21927242432657595" table:formula="of:=(INDIRECT(&quot;RC[-2]&quot;;0)-INDIRECT(&quot;RC[-1]&quot;;0))/INDIRECT(&quot;RC[-1]&quot;;0)" table:style-name="ce6">
            <text:p>21.9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.03</text:p>
          </table:table-cell>
          <table:table-cell office:value-type="string" table:style-name="ce1">
            <text:p>Perda/Recuperação de Valores Ativos</text:p>
          </table:table-cell>
          <table:table-cell office:value-type="float" office:value="1696" table:style-name="ce3">
            <text:p>1,696</text:p>
          </table:table-cell>
          <table:table-cell office:value-type="float" office:value="-2216" table:style-name="ce3">
            <text:p>-2,216</text:p>
          </table:table-cell>
          <table:table-cell office:value-type="percentage" office:value="-1.7653429602888087" table:formula="of:=(INDIRECT(&quot;RC[-2]&quot;;0)-INDIRECT(&quot;RC[-1]&quot;;0))/INDIRECT(&quot;RC[-1]&quot;;0)" table:style-name="ce6">
            <text:p>-176.5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3</text:p>
          </table:table-cell>
          <table:table-cell office:value-type="string" table:style-name="ce1">
            <text:p>Valor Adicionado Bruto</text:p>
          </table:table-cell>
          <table:table-cell office:value-type="float" office:value="219108" table:style-name="ce3">
            <text:p>219,108</text:p>
          </table:table-cell>
          <table:table-cell office:value-type="float" office:value="183786" table:style-name="ce3">
            <text:p>183,786</text:p>
          </table:table-cell>
          <table:table-cell office:value-type="percentage" office:value="0.19219091769775717" table:formula="of:=(INDIRECT(&quot;RC[-2]&quot;;0)-INDIRECT(&quot;RC[-1]&quot;;0))/INDIRECT(&quot;RC[-1]&quot;;0)" table:style-name="ce6">
            <text:p>19.2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4</text:p>
          </table:table-cell>
          <table:table-cell office:value-type="string" table:style-name="ce1">
            <text:p>Retenções</text:p>
          </table:table-cell>
          <table:table-cell office:value-type="float" office:value="-7161" table:style-name="ce3">
            <text:p>-7,161</text:p>
          </table:table-cell>
          <table:table-cell office:value-type="float" office:value="-8145" table:style-name="ce3">
            <text:p>-8,145</text:p>
          </table:table-cell>
          <table:table-cell office:value-type="percentage" office:value="-0.12081031307550645" table:formula="of:=(INDIRECT(&quot;RC[-2]&quot;;0)-INDIRECT(&quot;RC[-1]&quot;;0))/INDIRECT(&quot;RC[-1]&quot;;0)" table:style-name="ce6">
            <text:p>-12.0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4.01</text:p>
          </table:table-cell>
          <table:table-cell office:value-type="string" table:style-name="ce1">
            <text:p>Depreciação, Amortização e Exaustão</text:p>
          </table:table-cell>
          <table:table-cell office:value-type="float" office:value="-7161" table:style-name="ce3">
            <text:p>-7,161</text:p>
          </table:table-cell>
          <table:table-cell office:value-type="float" office:value="-8145" table:style-name="ce3">
            <text:p>-8,145</text:p>
          </table:table-cell>
          <table:table-cell office:value-type="percentage" office:value="-0.12081031307550645" table:formula="of:=(INDIRECT(&quot;RC[-2]&quot;;0)-INDIRECT(&quot;RC[-1]&quot;;0))/INDIRECT(&quot;RC[-1]&quot;;0)" table:style-name="ce6">
            <text:p>-12.0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5</text:p>
          </table:table-cell>
          <table:table-cell office:value-type="string" table:style-name="ce1">
            <text:p>Valor Adicionado Líquido Produzido</text:p>
          </table:table-cell>
          <table:table-cell office:value-type="float" office:value="211947" table:style-name="ce3">
            <text:p>211,947</text:p>
          </table:table-cell>
          <table:table-cell office:value-type="float" office:value="175641" table:style-name="ce3">
            <text:p>175,641</text:p>
          </table:table-cell>
          <table:table-cell office:value-type="percentage" office:value="0.20670572360667497" table:formula="of:=(INDIRECT(&quot;RC[-2]&quot;;0)-INDIRECT(&quot;RC[-1]&quot;;0))/INDIRECT(&quot;RC[-1]&quot;;0)" table:style-name="ce6">
            <text:p>20.6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6</text:p>
          </table:table-cell>
          <table:table-cell office:value-type="string" table:style-name="ce1">
            <text:p>Vlr Adicionado Recebido em Transferência</text:p>
          </table:table-cell>
          <table:table-cell office:value-type="float" office:value="26565" table:style-name="ce3">
            <text:p>26,565</text:p>
          </table:table-cell>
          <table:table-cell office:value-type="float" office:value="26089" table:style-name="ce3">
            <text:p>26,089</text:p>
          </table:table-cell>
          <table:table-cell office:value-type="percentage" office:value="1.8245237456399249E-2" table:formula="of:=(INDIRECT(&quot;RC[-2]&quot;;0)-INDIRECT(&quot;RC[-1]&quot;;0))/INDIRECT(&quot;RC[-1]&quot;;0)" table:style-name="ce6">
            <text:p>1.8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6.01</text:p>
          </table:table-cell>
          <table:table-cell office:value-type="string" table:style-name="ce1">
            <text:p>Resultado de Equivalência Patrimonial</text:p>
          </table:table-cell>
          <table:table-cell office:value-type="float" office:value="5375" table:style-name="ce3">
            <text:p>5,375</text:p>
          </table:table-cell>
          <table:table-cell office:value-type="float" office:value="6047" table:style-name="ce3">
            <text:p>6,047</text:p>
          </table:table-cell>
          <table:table-cell office:value-type="percentage" office:value="-0.11112948569538614" table:formula="of:=(INDIRECT(&quot;RC[-2]&quot;;0)-INDIRECT(&quot;RC[-1]&quot;;0))/INDIRECT(&quot;RC[-1]&quot;;0)" table:style-name="ce6">
            <text:p>-11.1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6.02</text:p>
          </table:table-cell>
          <table:table-cell office:value-type="string" table:style-name="ce1">
            <text:p>Receitas Financeiras</text:p>
          </table:table-cell>
          <table:table-cell office:value-type="float" office:value="21190" table:style-name="ce3">
            <text:p>21,190</text:p>
          </table:table-cell>
          <table:table-cell office:value-type="float" office:value="20042" table:style-name="ce3">
            <text:p>20,042</text:p>
          </table:table-cell>
          <table:table-cell office:value-type="percentage" office:value="5.7279712603532582E-2" table:formula="of:=(INDIRECT(&quot;RC[-2]&quot;;0)-INDIRECT(&quot;RC[-1]&quot;;0))/INDIRECT(&quot;RC[-1]&quot;;0)" table:style-name="ce6">
            <text:p>5.7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7</text:p>
          </table:table-cell>
          <table:table-cell office:value-type="string" table:style-name="ce1">
            <text:p>Valor Adicionado Total a Distribuir</text:p>
          </table:table-cell>
          <table:table-cell office:value-type="float" office:value="238512" table:style-name="ce3">
            <text:p>238,512</text:p>
          </table:table-cell>
          <table:table-cell office:value-type="float" office:value="201730" table:style-name="ce3">
            <text:p>201,730</text:p>
          </table:table-cell>
          <table:table-cell office:value-type="percentage" office:value="0.18233282109750656" table:formula="of:=(INDIRECT(&quot;RC[-2]&quot;;0)-INDIRECT(&quot;RC[-1]&quot;;0))/INDIRECT(&quot;RC[-1]&quot;;0)" table:style-name="ce6">
            <text:p>18.2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</text:p>
          </table:table-cell>
          <table:table-cell office:value-type="string" table:style-name="ce1">
            <text:p>Distribuição do Valor Adicionado</text:p>
          </table:table-cell>
          <table:table-cell office:value-type="float" office:value="238512" table:style-name="ce3">
            <text:p>238,512</text:p>
          </table:table-cell>
          <table:table-cell office:value-type="float" office:value="201730" table:style-name="ce3">
            <text:p>201,730</text:p>
          </table:table-cell>
          <table:table-cell office:value-type="percentage" office:value="0.18233282109750656" table:formula="of:=(INDIRECT(&quot;RC[-2]&quot;;0)-INDIRECT(&quot;RC[-1]&quot;;0))/INDIRECT(&quot;RC[-1]&quot;;0)" table:style-name="ce6">
            <text:p>18.2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1</text:p>
          </table:table-cell>
          <table:table-cell office:value-type="string" table:style-name="ce1">
            <text:p>Pessoal</text:p>
          </table:table-cell>
          <table:table-cell office:value-type="float" office:value="63806" table:style-name="ce3">
            <text:p>63,806</text:p>
          </table:table-cell>
          <table:table-cell office:value-type="float" office:value="54250" table:style-name="ce3">
            <text:p>54,250</text:p>
          </table:table-cell>
          <table:table-cell office:value-type="percentage" office:value="0.17614746543778803" table:formula="of:=(INDIRECT(&quot;RC[-2]&quot;;0)-INDIRECT(&quot;RC[-1]&quot;;0))/INDIRECT(&quot;RC[-1]&quot;;0)" table:style-name="ce6">
            <text:p>17.6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1.01</text:p>
          </table:table-cell>
          <table:table-cell office:value-type="string" table:style-name="ce1">
            <text:p>Remuneração Direta</text:p>
          </table:table-cell>
          <table:table-cell office:value-type="float" office:value="55679" table:style-name="ce3">
            <text:p>55,679</text:p>
          </table:table-cell>
          <table:table-cell office:value-type="float" office:value="46527" table:style-name="ce3">
            <text:p>46,527</text:p>
          </table:table-cell>
          <table:table-cell office:value-type="percentage" office:value="0.19670298966191674" table:formula="of:=(INDIRECT(&quot;RC[-2]&quot;;0)-INDIRECT(&quot;RC[-1]&quot;;0))/INDIRECT(&quot;RC[-1]&quot;;0)" table:style-name="ce6">
            <text:p>19.6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1.02</text:p>
          </table:table-cell>
          <table:table-cell office:value-type="string" table:style-name="ce1">
            <text:p>Benefícios</text:p>
          </table:table-cell>
          <table:table-cell office:value-type="float" office:value="4616" table:style-name="ce3">
            <text:p>4,616</text:p>
          </table:table-cell>
          <table:table-cell office:value-type="float" office:value="4408" table:style-name="ce3">
            <text:p>4,408</text:p>
          </table:table-cell>
          <table:table-cell office:value-type="percentage" office:value="4.7186932849364795E-2" table:formula="of:=(INDIRECT(&quot;RC[-2]&quot;;0)-INDIRECT(&quot;RC[-1]&quot;;0))/INDIRECT(&quot;RC[-1]&quot;;0)" table:style-name="ce6">
            <text:p>4.7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1.03</text:p>
          </table:table-cell>
          <table:table-cell office:value-type="string" table:style-name="ce1">
            <text:p>F.G.T.S.</text:p>
          </table:table-cell>
          <table:table-cell office:value-type="float" office:value="3511" table:style-name="ce3">
            <text:p>3,511</text:p>
          </table:table-cell>
          <table:table-cell office:value-type="float" office:value="3315" table:style-name="ce3">
            <text:p>3,315</text:p>
          </table:table-cell>
          <table:table-cell office:value-type="percentage" office:value="5.9125188536953241E-2" table:formula="of:=(INDIRECT(&quot;RC[-2]&quot;;0)-INDIRECT(&quot;RC[-1]&quot;;0))/INDIRECT(&quot;RC[-1]&quot;;0)" table:style-name="ce6">
            <text:p>5.9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2</text:p>
          </table:table-cell>
          <table:table-cell office:value-type="string" table:style-name="ce1">
            <text:p>Impostos, Taxas e Contribuições</text:p>
          </table:table-cell>
          <table:table-cell office:value-type="float" office:value="107927" table:style-name="ce3">
            <text:p>107,927</text:p>
          </table:table-cell>
          <table:table-cell office:value-type="float" office:value="89669" table:style-name="ce3">
            <text:p>89,669</text:p>
          </table:table-cell>
          <table:table-cell office:value-type="percentage" office:value="0.20361551929875429" table:formula="of:=(INDIRECT(&quot;RC[-2]&quot;;0)-INDIRECT(&quot;RC[-1]&quot;;0))/INDIRECT(&quot;RC[-1]&quot;;0)" table:style-name="ce6">
            <text:p>20.3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2.01</text:p>
          </table:table-cell>
          <table:table-cell office:value-type="string" table:style-name="ce1">
            <text:p>Federais</text:p>
          </table:table-cell>
          <table:table-cell office:value-type="float" office:value="59691" table:style-name="ce3">
            <text:p>59,691</text:p>
          </table:table-cell>
          <table:table-cell office:value-type="float" office:value="49067" table:style-name="ce3">
            <text:p>49,067</text:p>
          </table:table-cell>
          <table:table-cell office:value-type="percentage" office:value="0.21652026820469969" table:formula="of:=(INDIRECT(&quot;RC[-2]&quot;;0)-INDIRECT(&quot;RC[-1]&quot;;0))/INDIRECT(&quot;RC[-1]&quot;;0)" table:style-name="ce6">
            <text:p>21.6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2.02</text:p>
          </table:table-cell>
          <table:table-cell office:value-type="string" table:style-name="ce1">
            <text:p>Estaduais</text:p>
          </table:table-cell>
          <table:table-cell office:value-type="float" office:value="47991" table:style-name="ce3">
            <text:p>47,991</text:p>
          </table:table-cell>
          <table:table-cell office:value-type="float" office:value="40455" table:style-name="ce3">
            <text:p>40,455</text:p>
          </table:table-cell>
          <table:table-cell office:value-type="percentage" office:value="0.18628105302187617" table:formula="of:=(INDIRECT(&quot;RC[-2]&quot;;0)-INDIRECT(&quot;RC[-1]&quot;;0))/INDIRECT(&quot;RC[-1]&quot;;0)" table:style-name="ce6">
            <text:p>18.6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2.03</text:p>
          </table:table-cell>
          <table:table-cell office:value-type="string" table:style-name="ce1">
            <text:p>Municipais</text:p>
          </table:table-cell>
          <table:table-cell office:value-type="float" office:value="245" table:style-name="ce3">
            <text:p>245</text:p>
          </table:table-cell>
          <table:table-cell office:value-type="float" office:value="147" table:style-name="ce3">
            <text:p>147</text:p>
          </table:table-cell>
          <table:table-cell office:value-type="percentage" office:value="0.66666666666666663" table:formula="of:=(INDIRECT(&quot;RC[-2]&quot;;0)-INDIRECT(&quot;RC[-1]&quot;;0))/INDIRECT(&quot;RC[-1]&quot;;0)" table:style-name="ce6">
            <text:p>66.6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3</text:p>
          </table:table-cell>
          <table:table-cell office:value-type="string" table:style-name="ce1">
            <text:p>Remuneração de Capitais de Terceiros</text:p>
          </table:table-cell>
          <table:table-cell office:value-type="float" office:value="37462" table:style-name="ce3">
            <text:p>37,462</text:p>
          </table:table-cell>
          <table:table-cell office:value-type="float" office:value="34021" table:style-name="ce3">
            <text:p>34,021</text:p>
          </table:table-cell>
          <table:table-cell office:value-type="percentage" office:value="0.10114341142235678" table:formula="of:=(INDIRECT(&quot;RC[-2]&quot;;0)-INDIRECT(&quot;RC[-1]&quot;;0))/INDIRECT(&quot;RC[-1]&quot;;0)" table:style-name="ce6">
            <text:p>10.1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3.01</text:p>
          </table:table-cell>
          <table:table-cell office:value-type="string" table:style-name="ce1">
            <text:p>Juros</text:p>
          </table:table-cell>
          <table:table-cell office:value-type="float" office:value="33364" table:style-name="ce3">
            <text:p>33,364</text:p>
          </table:table-cell>
          <table:table-cell office:value-type="float" office:value="30128" table:style-name="ce3">
            <text:p>30,128</text:p>
          </table:table-cell>
          <table:table-cell office:value-type="percentage" office:value="0.10740839086563994" table:formula="of:=(INDIRECT(&quot;RC[-2]&quot;;0)-INDIRECT(&quot;RC[-1]&quot;;0))/INDIRECT(&quot;RC[-1]&quot;;0)" table:style-name="ce6">
            <text:p>10.7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3.02</text:p>
          </table:table-cell>
          <table:table-cell office:value-type="string" table:style-name="ce1">
            <text:p>Aluguéis</text:p>
          </table:table-cell>
          <table:table-cell office:value-type="float" office:value="4098" table:style-name="ce3">
            <text:p>4,098</text:p>
          </table:table-cell>
          <table:table-cell office:value-type="float" office:value="3893" table:style-name="ce3">
            <text:p>3,893</text:p>
          </table:table-cell>
          <table:table-cell office:value-type="percentage" office:value="5.2658618032365788E-2" table:formula="of:=(INDIRECT(&quot;RC[-2]&quot;;0)-INDIRECT(&quot;RC[-1]&quot;;0))/INDIRECT(&quot;RC[-1]&quot;;0)" table:style-name="ce6">
            <text:p>5.2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4</text:p>
          </table:table-cell>
          <table:table-cell office:value-type="string" table:style-name="ce1">
            <text:p>Remuneração de Capitais Próprios</text:p>
          </table:table-cell>
          <table:table-cell office:value-type="float" office:value="29317" table:style-name="ce3">
            <text:p>29,317</text:p>
          </table:table-cell>
          <table:table-cell office:value-type="float" office:value="23790" table:style-name="ce3">
            <text:p>23,790</text:p>
          </table:table-cell>
          <table:table-cell office:value-type="percentage" office:value="0.23232450609499788" table:formula="of:=(INDIRECT(&quot;RC[-2]&quot;;0)-INDIRECT(&quot;RC[-1]&quot;;0))/INDIRECT(&quot;RC[-1]&quot;;0)" table:style-name="ce6">
            <text:p>23.2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4.03</text:p>
          </table:table-cell>
          <table:table-cell office:value-type="string" table:style-name="ce1">
            <text:p>Lucros Retidos / Prejuízo do Período</text:p>
          </table:table-cell>
          <table:table-cell office:value-type="float" office:value="29317" table:style-name="ce3">
            <text:p>29,317</text:p>
          </table:table-cell>
          <table:table-cell office:value-type="float" office:value="23790" table:style-name="ce3">
            <text:p>23,790</text:p>
          </table:table-cell>
          <table:table-cell office:value-type="percentage" office:value="0.23232450609499788" table:formula="of:=(INDIRECT(&quot;RC[-2]&quot;;0)-INDIRECT(&quot;RC[-1]&quot;;0))/INDIRECT(&quot;RC[-1]&quot;;0)" table:style-name="ce6">
            <text:p>23.2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monstrações Consolidadas: Demonstração de valor adicion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onta</text:p>
          </table:table-cell>
          <table:table-cell office:value-type="string" table:style-name="ce4">
            <text:p>Descripção Conta</text:p>
          </table:table-cell>
          <table:table-cell office:value-type="string" table:style-name="ce5">
            <text:p>Acumulado</text:p>
          </table:table-cell>
          <table:table-cell office:value-type="string" table:style-name="ce5">
            <text:p>Acum. Exer. Ant.</text:p>
          </table:table-cell>
          <table:table-cell office:value-type="string" table:style-name="ce5">
            <text:p>Evolu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1c</text:p>
          </table:table-cell>
          <table:table-cell office:value-type="string" table:style-name="ce1">
            <text:p>Receitas</text:p>
          </table:table-cell>
          <table:table-cell office:value-type="float" office:value="476118" table:style-name="ce3">
            <text:p>476,118</text:p>
          </table:table-cell>
          <table:table-cell office:value-type="float" office:value="385888" table:style-name="ce3">
            <text:p>385,888</text:p>
          </table:table-cell>
          <table:table-cell office:value-type="percentage" office:value="0.23382432208309148" table:formula="of:=(INDIRECT(&quot;RC[-2]&quot;;0)-INDIRECT(&quot;RC[-1]&quot;;0))/INDIRECT(&quot;RC[-1]&quot;;0)" table:style-name="ce6">
            <text:p>23.3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1.01c</text:p>
          </table:table-cell>
          <table:table-cell office:value-type="string" table:style-name="ce1">
            <text:p>Vendas de Mercadorias, Produtos e Serviços</text:p>
          </table:table-cell>
          <table:table-cell office:value-type="float" office:value="474175" table:style-name="ce3">
            <text:p>474,175</text:p>
          </table:table-cell>
          <table:table-cell office:value-type="float" office:value="381324" table:style-name="ce3">
            <text:p>381,324</text:p>
          </table:table-cell>
          <table:table-cell office:value-type="percentage" office:value="0.24349634431611963" table:formula="of:=(INDIRECT(&quot;RC[-2]&quot;;0)-INDIRECT(&quot;RC[-1]&quot;;0))/INDIRECT(&quot;RC[-1]&quot;;0)" table:style-name="ce6">
            <text:p>24.3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1.02c</text:p>
          </table:table-cell>
          <table:table-cell office:value-type="string" table:style-name="ce1">
            <text:p>Outras Receitas</text:p>
          </table:table-cell>
          <table:table-cell office:value-type="float" office:value="2130" table:style-name="ce3">
            <text:p>2,130</text:p>
          </table:table-cell>
          <table:table-cell office:value-type="float" office:value="2614" table:style-name="ce3">
            <text:p>2,614</text:p>
          </table:table-cell>
          <table:table-cell office:value-type="percentage" office:value="-0.18515684774292274" table:formula="of:=(INDIRECT(&quot;RC[-2]&quot;;0)-INDIRECT(&quot;RC[-1]&quot;;0))/INDIRECT(&quot;RC[-1]&quot;;0)" table:style-name="ce6">
            <text:p>-18.5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1.04c</text:p>
          </table:table-cell>
          <table:table-cell office:value-type="string" table:style-name="ce1">
            <text:p>Provisão/Reversão de Créds. Liquidação Duvidosa</text:p>
          </table:table-cell>
          <table:table-cell office:value-type="float" office:value="-187" table:style-name="ce3">
            <text:p>-187</text:p>
          </table:table-cell>
          <table:table-cell office:value-type="float" office:value="1950" table:style-name="ce3">
            <text:p>1,950</text:p>
          </table:table-cell>
          <table:table-cell office:value-type="percentage" office:value="-1.0958974358974358" table:formula="of:=(INDIRECT(&quot;RC[-2]&quot;;0)-INDIRECT(&quot;RC[-1]&quot;;0))/INDIRECT(&quot;RC[-1]&quot;;0)" table:style-name="ce6">
            <text:p>-109.5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c</text:p>
          </table:table-cell>
          <table:table-cell office:value-type="string" table:style-name="ce1">
            <text:p>Insumos Adquiridos de Terceiros</text:p>
          </table:table-cell>
          <table:table-cell office:value-type="float" office:value="-241373" table:style-name="ce3">
            <text:p>-241,373</text:p>
          </table:table-cell>
          <table:table-cell office:value-type="float" office:value="-186272" table:style-name="ce3">
            <text:p>-186,272</text:p>
          </table:table-cell>
          <table:table-cell office:value-type="percentage" office:value="0.29580935406287578" table:formula="of:=(INDIRECT(&quot;RC[-2]&quot;;0)-INDIRECT(&quot;RC[-1]&quot;;0))/INDIRECT(&quot;RC[-1]&quot;;0)" table:style-name="ce6">
            <text:p>29.5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.01c</text:p>
          </table:table-cell>
          <table:table-cell office:value-type="string" table:style-name="ce1">
            <text:p>Custos Prods., Mercs. e Servs. Vendidos</text:p>
          </table:table-cell>
          <table:table-cell office:value-type="float" office:value="-190458" table:style-name="ce3">
            <text:p>-190,458</text:p>
          </table:table-cell>
          <table:table-cell office:value-type="float" office:value="-142825" table:style-name="ce3">
            <text:p>-142,825</text:p>
          </table:table-cell>
          <table:table-cell office:value-type="percentage" office:value="0.33350603885874319" table:formula="of:=(INDIRECT(&quot;RC[-2]&quot;;0)-INDIRECT(&quot;RC[-1]&quot;;0))/INDIRECT(&quot;RC[-1]&quot;;0)" table:style-name="ce6">
            <text:p>33.3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.02c</text:p>
          </table:table-cell>
          <table:table-cell office:value-type="string" table:style-name="ce1">
            <text:p>Materiais, Energia, Servs. de Terceiros e Outros</text:p>
          </table:table-cell>
          <table:table-cell office:value-type="float" office:value="-52584" table:style-name="ce3">
            <text:p>-52,584</text:p>
          </table:table-cell>
          <table:table-cell office:value-type="float" office:value="-41152" table:style-name="ce3">
            <text:p>-41,152</text:p>
          </table:table-cell>
          <table:table-cell office:value-type="percentage" office:value="0.27779937791601866" table:formula="of:=(INDIRECT(&quot;RC[-2]&quot;;0)-INDIRECT(&quot;RC[-1]&quot;;0))/INDIRECT(&quot;RC[-1]&quot;;0)" table:style-name="ce6">
            <text:p>27.7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.03c</text:p>
          </table:table-cell>
          <table:table-cell office:value-type="string" table:style-name="ce1">
            <text:p>Perda/Recuperação de Valores Ativos</text:p>
          </table:table-cell>
          <table:table-cell office:value-type="float" office:value="1696" table:style-name="ce3">
            <text:p>1,696</text:p>
          </table:table-cell>
          <table:table-cell office:value-type="float" office:value="-2657" table:style-name="ce3">
            <text:p>-2,657</text:p>
          </table:table-cell>
          <table:table-cell office:value-type="percentage" office:value="-1.6383138878434325" table:formula="of:=(INDIRECT(&quot;RC[-2]&quot;;0)-INDIRECT(&quot;RC[-1]&quot;;0))/INDIRECT(&quot;RC[-1]&quot;;0)" table:style-name="ce6">
            <text:p>-163.8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.04c</text:p>
          </table:table-cell>
          <table:table-cell office:value-type="string" table:style-name="ce1">
            <text:p>Outros</text:p>
          </table:table-cell>
          <table:table-cell office:value-type="float" office:value="-27" table:style-name="ce3">
            <text:p>-27</text:p>
          </table:table-cell>
          <table:table-cell office:value-type="float" office:value="362" table:style-name="ce3">
            <text:p>362</text:p>
          </table:table-cell>
          <table:table-cell office:value-type="percentage" office:value="-1.0745856353591161" table:formula="of:=(INDIRECT(&quot;RC[-2]&quot;;0)-INDIRECT(&quot;RC[-1]&quot;;0))/INDIRECT(&quot;RC[-1]&quot;;0)" table:style-name="ce6">
            <text:p>-107.4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2.04.01c</text:p>
          </table:table-cell>
          <table:table-cell office:value-type="string" table:style-name="ce1">
            <text:p>Resultado de Operações Descontinuadas</text:p>
          </table:table-cell>
          <table:table-cell office:value-type="float" office:value="-27" table:style-name="ce3">
            <text:p>-27</text:p>
          </table:table-cell>
          <table:table-cell office:value-type="float" office:value="362" table:style-name="ce3">
            <text:p>362</text:p>
          </table:table-cell>
          <table:table-cell office:value-type="percentage" office:value="-1.0745856353591161" table:formula="of:=(INDIRECT(&quot;RC[-2]&quot;;0)-INDIRECT(&quot;RC[-1]&quot;;0))/INDIRECT(&quot;RC[-1]&quot;;0)" table:style-name="ce6">
            <text:p>-107.4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3c</text:p>
          </table:table-cell>
          <table:table-cell office:value-type="string" table:style-name="ce1">
            <text:p>Valor Adicionado Bruto</text:p>
          </table:table-cell>
          <table:table-cell office:value-type="float" office:value="234745" table:style-name="ce3">
            <text:p>234,745</text:p>
          </table:table-cell>
          <table:table-cell office:value-type="float" office:value="199616" table:style-name="ce3">
            <text:p>199,616</text:p>
          </table:table-cell>
          <table:table-cell office:value-type="percentage" office:value="0.17598288714331517" table:formula="of:=(INDIRECT(&quot;RC[-2]&quot;;0)-INDIRECT(&quot;RC[-1]&quot;;0))/INDIRECT(&quot;RC[-1]&quot;;0)" table:style-name="ce6">
            <text:p>17.60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4c</text:p>
          </table:table-cell>
          <table:table-cell office:value-type="string" table:style-name="ce1">
            <text:p>Retenções</text:p>
          </table:table-cell>
          <table:table-cell office:value-type="float" office:value="-7197" table:style-name="ce3">
            <text:p>-7,197</text:p>
          </table:table-cell>
          <table:table-cell office:value-type="float" office:value="-8166" table:style-name="ce3">
            <text:p>-8,166</text:p>
          </table:table-cell>
          <table:table-cell office:value-type="percentage" office:value="-0.11866274797942689" table:formula="of:=(INDIRECT(&quot;RC[-2]&quot;;0)-INDIRECT(&quot;RC[-1]&quot;;0))/INDIRECT(&quot;RC[-1]&quot;;0)" table:style-name="ce6">
            <text:p>-11.8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4.01c</text:p>
          </table:table-cell>
          <table:table-cell office:value-type="string" table:style-name="ce1">
            <text:p>Depreciação, Amortização e Exaustão</text:p>
          </table:table-cell>
          <table:table-cell office:value-type="float" office:value="-7197" table:style-name="ce3">
            <text:p>-7,197</text:p>
          </table:table-cell>
          <table:table-cell office:value-type="float" office:value="-8166" table:style-name="ce3">
            <text:p>-8,166</text:p>
          </table:table-cell>
          <table:table-cell office:value-type="percentage" office:value="-0.11866274797942689" table:formula="of:=(INDIRECT(&quot;RC[-2]&quot;;0)-INDIRECT(&quot;RC[-1]&quot;;0))/INDIRECT(&quot;RC[-1]&quot;;0)" table:style-name="ce6">
            <text:p>-11.8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5c</text:p>
          </table:table-cell>
          <table:table-cell office:value-type="string" table:style-name="ce1">
            <text:p>Valor Adicionado Líquido Produzido</text:p>
          </table:table-cell>
          <table:table-cell office:value-type="float" office:value="227548" table:style-name="ce3">
            <text:p>227,548</text:p>
          </table:table-cell>
          <table:table-cell office:value-type="float" office:value="191450" table:style-name="ce3">
            <text:p>191,450</text:p>
          </table:table-cell>
          <table:table-cell office:value-type="percentage" office:value="0.18855053538782973" table:formula="of:=(INDIRECT(&quot;RC[-2]&quot;;0)-INDIRECT(&quot;RC[-1]&quot;;0))/INDIRECT(&quot;RC[-1]&quot;;0)" table:style-name="ce6">
            <text:p>18.86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6c</text:p>
          </table:table-cell>
          <table:table-cell office:value-type="string" table:style-name="ce1">
            <text:p>Vlr Adicionado Recebido em Transferência</text:p>
          </table:table-cell>
          <table:table-cell office:value-type="float" office:value="21550" table:style-name="ce3">
            <text:p>21,550</text:p>
          </table:table-cell>
          <table:table-cell office:value-type="float" office:value="20179" table:style-name="ce3">
            <text:p>20,179</text:p>
          </table:table-cell>
          <table:table-cell office:value-type="percentage" office:value="6.7941919817632188E-2" table:formula="of:=(INDIRECT(&quot;RC[-2]&quot;;0)-INDIRECT(&quot;RC[-1]&quot;;0))/INDIRECT(&quot;RC[-1]&quot;;0)" table:style-name="ce6">
            <text:p>6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6.02c</text:p>
          </table:table-cell>
          <table:table-cell office:value-type="string" table:style-name="ce1">
            <text:p>Receitas Financeiras</text:p>
          </table:table-cell>
          <table:table-cell office:value-type="float" office:value="21550" table:style-name="ce3">
            <text:p>21,550</text:p>
          </table:table-cell>
          <table:table-cell office:value-type="float" office:value="20179" table:style-name="ce3">
            <text:p>20,179</text:p>
          </table:table-cell>
          <table:table-cell office:value-type="percentage" office:value="6.7941919817632188E-2" table:formula="of:=(INDIRECT(&quot;RC[-2]&quot;;0)-INDIRECT(&quot;RC[-1]&quot;;0))/INDIRECT(&quot;RC[-1]&quot;;0)" table:style-name="ce6">
            <text:p>6.7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7c</text:p>
          </table:table-cell>
          <table:table-cell office:value-type="string" table:style-name="ce1">
            <text:p>Valor Adicionado Total a Distribuir</text:p>
          </table:table-cell>
          <table:table-cell office:value-type="float" office:value="249098" table:style-name="ce3">
            <text:p>249,098</text:p>
          </table:table-cell>
          <table:table-cell office:value-type="float" office:value="211629" table:style-name="ce3">
            <text:p>211,629</text:p>
          </table:table-cell>
          <table:table-cell office:value-type="percentage" office:value="0.17705040424516488" table:formula="of:=(INDIRECT(&quot;RC[-2]&quot;;0)-INDIRECT(&quot;RC[-1]&quot;;0))/INDIRECT(&quot;RC[-1]&quot;;0)" table:style-name="ce6">
            <text:p>17.7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c</text:p>
          </table:table-cell>
          <table:table-cell office:value-type="string" table:style-name="ce1">
            <text:p>Distribuição do Valor Adicionado</text:p>
          </table:table-cell>
          <table:table-cell office:value-type="float" office:value="249098" table:style-name="ce3">
            <text:p>249,098</text:p>
          </table:table-cell>
          <table:table-cell office:value-type="float" office:value="211629" table:style-name="ce3">
            <text:p>211,629</text:p>
          </table:table-cell>
          <table:table-cell office:value-type="percentage" office:value="0.17705040424516488" table:formula="of:=(INDIRECT(&quot;RC[-2]&quot;;0)-INDIRECT(&quot;RC[-1]&quot;;0))/INDIRECT(&quot;RC[-1]&quot;;0)" table:style-name="ce6">
            <text:p>17.7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1c</text:p>
          </table:table-cell>
          <table:table-cell office:value-type="string" table:style-name="ce1">
            <text:p>Pessoal</text:p>
          </table:table-cell>
          <table:table-cell office:value-type="float" office:value="67101" table:style-name="ce3">
            <text:p>67,101</text:p>
          </table:table-cell>
          <table:table-cell office:value-type="float" office:value="57710" table:style-name="ce3">
            <text:p>57,710</text:p>
          </table:table-cell>
          <table:table-cell office:value-type="percentage" office:value="0.16272743025472189" table:formula="of:=(INDIRECT(&quot;RC[-2]&quot;;0)-INDIRECT(&quot;RC[-1]&quot;;0))/INDIRECT(&quot;RC[-1]&quot;;0)" table:style-name="ce6">
            <text:p>16.27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1.01c</text:p>
          </table:table-cell>
          <table:table-cell office:value-type="string" table:style-name="ce1">
            <text:p>Remuneração Direta</text:p>
          </table:table-cell>
          <table:table-cell office:value-type="float" office:value="58543" table:style-name="ce3">
            <text:p>58,543</text:p>
          </table:table-cell>
          <table:table-cell office:value-type="float" office:value="49600" table:style-name="ce3">
            <text:p>49,600</text:p>
          </table:table-cell>
          <table:table-cell office:value-type="percentage" office:value="0.18030241935483871" table:formula="of:=(INDIRECT(&quot;RC[-2]&quot;;0)-INDIRECT(&quot;RC[-1]&quot;;0))/INDIRECT(&quot;RC[-1]&quot;;0)" table:style-name="ce6">
            <text:p>18.0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1.02c</text:p>
          </table:table-cell>
          <table:table-cell office:value-type="string" table:style-name="ce1">
            <text:p>Benefícios</text:p>
          </table:table-cell>
          <table:table-cell office:value-type="float" office:value="4867" table:style-name="ce3">
            <text:p>4,867</text:p>
          </table:table-cell>
          <table:table-cell office:value-type="float" office:value="4645" table:style-name="ce3">
            <text:p>4,645</text:p>
          </table:table-cell>
          <table:table-cell office:value-type="percentage" office:value="4.7793326157158235E-2" table:formula="of:=(INDIRECT(&quot;RC[-2]&quot;;0)-INDIRECT(&quot;RC[-1]&quot;;0))/INDIRECT(&quot;RC[-1]&quot;;0)" table:style-name="ce6">
            <text:p>4.7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1.03c</text:p>
          </table:table-cell>
          <table:table-cell office:value-type="string" table:style-name="ce1">
            <text:p>F.G.T.S.</text:p>
          </table:table-cell>
          <table:table-cell office:value-type="float" office:value="3691" table:style-name="ce3">
            <text:p>3,691</text:p>
          </table:table-cell>
          <table:table-cell office:value-type="float" office:value="3465" table:style-name="ce3">
            <text:p>3,465</text:p>
          </table:table-cell>
          <table:table-cell office:value-type="percentage" office:value="6.5223665223665225E-2" table:formula="of:=(INDIRECT(&quot;RC[-2]&quot;;0)-INDIRECT(&quot;RC[-1]&quot;;0))/INDIRECT(&quot;RC[-1]&quot;;0)" table:style-name="ce6">
            <text:p>6.52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2c</text:p>
          </table:table-cell>
          <table:table-cell office:value-type="string" table:style-name="ce1">
            <text:p>Impostos, Taxas e Contribuições</text:p>
          </table:table-cell>
          <table:table-cell office:value-type="float" office:value="114694" table:style-name="ce3">
            <text:p>114,694</text:p>
          </table:table-cell>
          <table:table-cell office:value-type="float" office:value="95794" table:style-name="ce3">
            <text:p>95,794</text:p>
          </table:table-cell>
          <table:table-cell office:value-type="percentage" office:value="0.19729836941770884" table:formula="of:=(INDIRECT(&quot;RC[-2]&quot;;0)-INDIRECT(&quot;RC[-1]&quot;;0))/INDIRECT(&quot;RC[-1]&quot;;0)" table:style-name="ce6">
            <text:p>19.7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2.01c</text:p>
          </table:table-cell>
          <table:table-cell office:value-type="string" table:style-name="ce1">
            <text:p>Federais</text:p>
          </table:table-cell>
          <table:table-cell office:value-type="float" office:value="66420" table:style-name="ce3">
            <text:p>66,420</text:p>
          </table:table-cell>
          <table:table-cell office:value-type="float" office:value="55175" table:style-name="ce3">
            <text:p>55,175</text:p>
          </table:table-cell>
          <table:table-cell office:value-type="percentage" office:value="0.20380607159039421" table:formula="of:=(INDIRECT(&quot;RC[-2]&quot;;0)-INDIRECT(&quot;RC[-1]&quot;;0))/INDIRECT(&quot;RC[-1]&quot;;0)" table:style-name="ce6">
            <text:p>20.3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2.02c</text:p>
          </table:table-cell>
          <table:table-cell office:value-type="string" table:style-name="ce1">
            <text:p>Estaduais</text:p>
          </table:table-cell>
          <table:table-cell office:value-type="float" office:value="47996" table:style-name="ce3">
            <text:p>47,996</text:p>
          </table:table-cell>
          <table:table-cell office:value-type="float" office:value="40455" table:style-name="ce3">
            <text:p>40,455</text:p>
          </table:table-cell>
          <table:table-cell office:value-type="percentage" office:value="0.1864046471387962" table:formula="of:=(INDIRECT(&quot;RC[-2]&quot;;0)-INDIRECT(&quot;RC[-1]&quot;;0))/INDIRECT(&quot;RC[-1]&quot;;0)" table:style-name="ce6">
            <text:p>18.64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2.03c</text:p>
          </table:table-cell>
          <table:table-cell office:value-type="string" table:style-name="ce1">
            <text:p>Municipais</text:p>
          </table:table-cell>
          <table:table-cell office:value-type="float" office:value="278" table:style-name="ce3">
            <text:p>278</text:p>
          </table:table-cell>
          <table:table-cell office:value-type="float" office:value="164" table:style-name="ce3">
            <text:p>164</text:p>
          </table:table-cell>
          <table:table-cell office:value-type="percentage" office:value="0.69512195121951215" table:formula="of:=(INDIRECT(&quot;RC[-2]&quot;;0)-INDIRECT(&quot;RC[-1]&quot;;0))/INDIRECT(&quot;RC[-1]&quot;;0)" table:style-name="ce6">
            <text:p>69.51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3c</text:p>
          </table:table-cell>
          <table:table-cell office:value-type="string" table:style-name="ce1">
            <text:p>Remuneração de Capitais de Terceiros</text:p>
          </table:table-cell>
          <table:table-cell office:value-type="float" office:value="37979" table:style-name="ce3">
            <text:p>37,979</text:p>
          </table:table-cell>
          <table:table-cell office:value-type="float" office:value="34329" table:style-name="ce3">
            <text:p>34,329</text:p>
          </table:table-cell>
          <table:table-cell office:value-type="percentage" office:value="0.10632409915814617" table:formula="of:=(INDIRECT(&quot;RC[-2]&quot;;0)-INDIRECT(&quot;RC[-1]&quot;;0))/INDIRECT(&quot;RC[-1]&quot;;0)" table:style-name="ce6">
            <text:p>10.6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3.01c</text:p>
          </table:table-cell>
          <table:table-cell office:value-type="string" table:style-name="ce1">
            <text:p>Juros</text:p>
          </table:table-cell>
          <table:table-cell office:value-type="float" office:value="33669" table:style-name="ce3">
            <text:p>33,669</text:p>
          </table:table-cell>
          <table:table-cell office:value-type="float" office:value="30374" table:style-name="ce3">
            <text:p>30,374</text:p>
          </table:table-cell>
          <table:table-cell office:value-type="percentage" office:value="0.10848093764403767" table:formula="of:=(INDIRECT(&quot;RC[-2]&quot;;0)-INDIRECT(&quot;RC[-1]&quot;;0))/INDIRECT(&quot;RC[-1]&quot;;0)" table:style-name="ce6">
            <text:p>10.85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3.02c</text:p>
          </table:table-cell>
          <table:table-cell office:value-type="string" table:style-name="ce1">
            <text:p>Aluguéis</text:p>
          </table:table-cell>
          <table:table-cell office:value-type="float" office:value="4310" table:style-name="ce3">
            <text:p>4,310</text:p>
          </table:table-cell>
          <table:table-cell office:value-type="float" office:value="3955" table:style-name="ce3">
            <text:p>3,955</text:p>
          </table:table-cell>
          <table:table-cell office:value-type="percentage" office:value="8.9759797724399501E-2" table:formula="of:=(INDIRECT(&quot;RC[-2]&quot;;0)-INDIRECT(&quot;RC[-1]&quot;;0))/INDIRECT(&quot;RC[-1]&quot;;0)" table:style-name="ce6">
            <text:p>8.9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4c</text:p>
          </table:table-cell>
          <table:table-cell office:value-type="string" table:style-name="ce1">
            <text:p>Remuneração de Capitais Próprios</text:p>
          </table:table-cell>
          <table:table-cell office:value-type="float" office:value="29324" table:style-name="ce3">
            <text:p>29,324</text:p>
          </table:table-cell>
          <table:table-cell office:value-type="float" office:value="23796" table:style-name="ce3">
            <text:p>23,796</text:p>
          </table:table-cell>
          <table:table-cell office:value-type="percentage" office:value="0.23230795091612036" table:formula="of:=(INDIRECT(&quot;RC[-2]&quot;;0)-INDIRECT(&quot;RC[-1]&quot;;0))/INDIRECT(&quot;RC[-1]&quot;;0)" table:style-name="ce6">
            <text:p>23.2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4.03c</text:p>
          </table:table-cell>
          <table:table-cell office:value-type="string" table:style-name="ce1">
            <text:p>Lucros Retidos / Prejuízo do Período</text:p>
          </table:table-cell>
          <table:table-cell office:value-type="float" office:value="29317" table:style-name="ce3">
            <text:p>29,317</text:p>
          </table:table-cell>
          <table:table-cell office:value-type="float" office:value="23790" table:style-name="ce3">
            <text:p>23,790</text:p>
          </table:table-cell>
          <table:table-cell office:value-type="percentage" office:value="0.23232450609499788" table:formula="of:=(INDIRECT(&quot;RC[-2]&quot;;0)-INDIRECT(&quot;RC[-1]&quot;;0))/INDIRECT(&quot;RC[-1]&quot;;0)" table:style-name="ce6">
            <text:p>23.2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7.08.04.04c</text:p>
          </table:table-cell>
          <table:table-cell office:value-type="string" table:style-name="ce1">
            <text:p>Part. Não Controladores nos Lucros Retidos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percentage" office:value="0.16666666666666666" table:formula="of:=(INDIRECT(&quot;RC[-2]&quot;;0)-INDIRECT(&quot;RC[-1]&quot;;0))/INDIRECT(&quot;RC[-1]&quot;;0)" table:style-name="ce6">
            <text:p>16.67%</text:p>
          </table:table-cell>
          <table:table-cell table:number-columns-repeated="16379"/>
        </table:table-row>
        <table:table-row table:number-rows-repeated="1048510" table:style-name="ro2">
          <table:table-cell table:number-columns-repeated="16384"/>
        </table:table-row>
      </table:table>
      <table:table table:name="Indicadores" table:style-name="ta1">
        <table:table-column table:style-name="co2" table:default-cell-style-name="ce1"/>
        <table:table-column table:style-name="co1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Indicadores Individua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De eficência operacional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Acum. Ano</text:p>
          </table:table-cell>
          <table:table-cell office:value-type="string" table:style-name="ce5">
            <text:p>Trim. Ex. Ant.</text:p>
          </table:table-cell>
          <table:table-cell office:value-type="string" table:style-name="ce5">
            <text:p>Acum. Ex. Ant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rgem Bruta</text:p>
          </table:table-cell>
          <table:table-cell office:value-type="percentage" office:value="0.30234020618556701" table:formula="of:=VLOOKUP(&quot;3.03&quot;;[Resultado.A1:.C10000];3;0)/VLOOKUP(&quot;3.01&quot;;[Resultado.A1:.F10000];3;0)" table:style-name="ce6">
            <text:p>30.23%</text:p>
          </table:table-cell>
          <table:table-cell office:value-type="percentage" office:value="0.30017076207800458" table:formula="of:=VLOOKUP(&quot;3.03&quot;;[Resultado.A1:.F10000];4;0)/VLOOKUP(&quot;3.01&quot;;[Resultado.A1:.F10000];4;0)" table:style-name="ce6">
            <text:p>30.02%</text:p>
          </table:table-cell>
          <table:table-cell office:value-type="percentage" office:value="0.30701598700288069" table:formula="of:=VLOOKUP(&quot;3.03&quot;;[Resultado.A1:.F10000];5;0)/VLOOKUP(&quot;3.01&quot;;[Resultado.A1:.F10000];5;0)" table:style-name="ce6">
            <text:p>30.70%</text:p>
          </table:table-cell>
          <table:table-cell office:value-type="percentage" office:value="0.29625574545785266" table:formula="of:=VLOOKUP(&quot;3.03&quot;;[Resultado.A1:.F10000];6;0)/VLOOKUP(&quot;3.01&quot;;[Resultado.A1:.F10000];6;0)" table:style-name="ce6">
            <text:p>29.6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rgem EBIT</text:p>
          </table:table-cell>
          <table:table-cell office:value-type="percentage" office:value="0.15691237113402062" table:formula="of:=VLOOKUP(&quot;3.05&quot;;[Resultado.A1:.C10000];3;0)/VLOOKUP(&quot;3.01&quot;;[Resultado.A1:.C10000];3;0)" table:style-name="ce6">
            <text:p>15.69%</text:p>
          </table:table-cell>
          <table:table-cell office:value-type="percentage" office:value="0.14754902097337169" table:formula="of:=VLOOKUP(&quot;3.05&quot;;[Resultado.A1:.F10000];4;0)/VLOOKUP(&quot;3.01&quot;;[Resultado.A1:.F10000];4;0)" table:style-name="ce6">
            <text:p>14.75%</text:p>
          </table:table-cell>
          <table:table-cell office:value-type="percentage" office:value="0.17299002006908132" table:formula="of:=VLOOKUP(&quot;3.05&quot;;[Resultado.A1:.F10000];5;0)/VLOOKUP(&quot;3.01&quot;;[Resultado.A1:.F10000];5;0)" table:style-name="ce6">
            <text:p>17.30%</text:p>
          </table:table-cell>
          <table:table-cell office:value-type="percentage" office:value="0.15576224823176321" table:formula="of:=VLOOKUP(&quot;3.05&quot;;[Resultado.A1:.F10000];6;0)/VLOOKUP(&quot;3.01&quot;;[Resultado.A1:.F10000];6;0)" table:style-name="ce6">
            <text:p>15.58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rgem Líquida</text:p>
          </table:table-cell>
          <table:table-cell office:value-type="percentage" office:value="8.3788659793814432E-2" table:formula="of:=VLOOKUP(&quot;3.11&quot;;[Resultado.A1:.C10000];3;0)/VLOOKUP(&quot;3.01&quot;;[Resultado.A1:.C10000];3;0)" table:style-name="ce6">
            <text:p>8.38%</text:p>
          </table:table-cell>
          <table:table-cell office:value-type="percentage" office:value="8.1667729867206718E-2" table:formula="of:=VLOOKUP(&quot;3.11&quot;;[Resultado.A1:.F10000];4;0)/VLOOKUP(&quot;3.01&quot;;[Resultado.A1:.F10000];4;0)" table:style-name="ce6">
            <text:p>8.17%</text:p>
          </table:table-cell>
          <table:table-cell office:value-type="percentage" office:value="8.6249266181550099E-2" table:formula="of:=VLOOKUP(&quot;3.11&quot;;[Resultado.A1:.F10000];5;0)/VLOOKUP(&quot;3.01&quot;;[Resultado.A1:.F10000];5;0)" table:style-name="ce6">
            <text:p>8.62%</text:p>
          </table:table-cell>
          <table:table-cell office:value-type="percentage" office:value="8.3217316477658301E-2" table:formula="of:=VLOOKUP(&quot;3.11&quot;;[Resultado.A1:.F10000];6;0)/VLOOKUP(&quot;3.01&quot;;[Resultado.A1:.F10000];6;0)" table:style-name="ce6">
            <text:p>8.32%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ROE anualizado</text:p>
          </table:table-cell>
          <table:table-cell office:value-type="percentage" office:value="0.42513681925473557" table:formula="of:=4*VLOOKUP(&quot;3.11&quot;;[Resultado.A1:.C10000];3;0)/VLOOKUP(&quot;2.03&quot;;[Passivo.A1:.C10000];3;0)" table:style-name="ce6">
            <text:p>42.51%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BIT/Ativos anualizado</text:p>
          </table:table-cell>
          <table:table-cell office:value-type="percentage" office:value="0.13753189413012465" table:formula="of:=4*VLOOKUP(&quot;3.05&quot;;[Resultado.A1:.C10000];3;0)/VLOOKUP(&quot;1&quot;;[Ativo.A1:.C10000];3;0)" table:style-name="ce6">
            <text:p>13.75%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L/Ativos anualizado</text:p>
          </table:table-cell>
          <table:table-cell office:value-type="percentage" office:value="0.87648853392609261" table:formula="of:=4*VLOOKUP(&quot;3.01&quot;;[Resultado.A1:.C10000];3;0)/VLOOKUP(&quot;1&quot;;[Ativo.A1:.C10000];3;0)" table:style-name="ce6">
            <text:p>87.65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Indicadores de preç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/L Anualizado</text:p>
          </table:table-cell>
          <table:table-cell office:value-type="float" office:value="-47205.796875" table:formula="of:=(VLOOKUP(&quot;3.99.99.10&quot;;[Resultado.A1:.C10000];3)*VLOOKUP(&quot;3.99.99.11&quot;;[Resultado.A1:.C10000];3))/(4*VLOOKUP(&quot;3.11&quot;;[Resultado.A1:.C10000];3))" table:style-name="ce7">
            <text:p>-47,205.8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/VP</text:p>
          </table:table-cell>
          <table:table-cell office:value-type="float" office:value="14.499208131766874" table:formula="of:=(VLOOKUP(&quot;3.99.99.10&quot;;[Resultado.A1:.C10000];3)*VLOOKUP(&quot;3.99.99.11&quot;;[Resultado.A1:.C10000];3))/VLOOKUP(&quot;2.03&quot;;[Passivo.A1:.C10000];3)" table:style-name="ce7">
            <text:p>14.5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/EBIT Anualizado</text:p>
          </table:table-cell>
          <table:table-cell office:value-type="float" office:value="-38.402112568639417" table:formula="of:=(VLOOKUP(&quot;3.99.99.10&quot;;[Resultado.A1:.C10000];3)*VLOOKUP(&quot;3.99.99.11&quot;;[Resultado.A1:.C10000];3))/(4*VLOOKUP(&quot;3.05&quot;;[Resultado.A1:.C10000];3))" table:style-name="ce7">
            <text:p>-38.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a dívid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Fim Exer. Ant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iv. Br./PL</text:p>
          </table:table-cell>
          <table:table-cell office:value-type="percentage" office:value="1.8552690942140331" table:formula="of:=(VLOOKUP(&quot;2.01.04&quot;;[Passivo.A1:.C10000];3;0)+VLOOKUP(&quot;2.02.01&quot;;[Passivo.A1:.C10000];3;0))/VLOOKUP(&quot;2.03&quot;;[Passivo.A1:.C10000];3;0)" table:style-name="ce6">
            <text:p>185.53%</text:p>
          </table:table-cell>
          <table:table-cell office:value-type="percentage" office:value="1.3027163523942134" table:formula="of:=(VLOOKUP(&quot;2.01.04&quot;;[Passivo.A1:.D10000];4;0)+VLOOKUP(&quot;2.02.01&quot;;[Passivo.A1:.D10000];4;0))/VLOOKUP(&quot;2.03&quot;;[Passivo.A1:.D10000];4;0)" table:style-name="ce6">
            <text:p>130.27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iv. CP./Div. Bruta</text:p>
          </table:table-cell>
          <table:table-cell office:value-type="percentage" office:value="0.374314079994925" table:formula="of:=VLOOKUP(&quot;2.01.04&quot;;[Passivo.A1:.C10000];3;0)/(VLOOKUP(&quot;2.01.04&quot;;[Passivo.A1:.C10000];3;0)+VLOOKUP(&quot;2.02.01&quot;;[Passivo.A1:.C10000];3;0))" table:style-name="ce6">
            <text:p>37.43%</text:p>
          </table:table-cell>
          <table:table-cell office:value-type="percentage" office:value="0.45642512077294684" table:formula="of:=VLOOKUP(&quot;2.01.04&quot;;[Passivo.A1:.D10000];4;0)/(VLOOKUP(&quot;2.01.04&quot;;[Passivo.A1:.D10000];4;0)+VLOOKUP(&quot;2.02.01&quot;;[Passivo.A1:.D10000];4;0))" table:style-name="ce6">
            <text:p>45.64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iquidez corrente</text:p>
          </table:table-cell>
          <table:table-cell office:value-type="percentage" office:value="1.18064947246455" table:formula="of:=VLOOKUP(&quot;1.01&quot;;[Ativo.A1:.C10000];3;0)/VLOOKUP(&quot;2.01&quot;;[Passivo.A1:.C10000];3;0)" table:style-name="ce6">
            <text:p>118.06%</text:p>
          </table:table-cell>
          <table:table-cell office:value-type="percentage" office:value="1.0968535632981049" table:formula="of:=VLOOKUP(&quot;1.01&quot;;[Ativo.A1:.D10000];4;0)/VLOOKUP(&quot;2.01&quot;;[Passivo.A1:.D10000];4;0)" table:style-name="ce6">
            <text:p>109.69%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uros Acum/Div. Br. Fim. Ex.</text:p>
          </table:table-cell>
          <table:table-cell office:value-type="percentage" office:value="0.20147342995169082" table:formula="of:=VLOOKUP(&quot;7.08.03.01&quot;;[DVA.A1:.C10000];3;0)/(VLOOKUP(&quot;2.01.04&quot;;[Passivo.A1:.D10000];4;0)+VLOOKUP(&quot;2.02.01&quot;;[Passivo.A1:.D10000];4;0))" table:style-name="ce6">
            <text:p>20.15%</text:p>
          </table:table-cell>
          <table:table-cell office:value-type="percentage" office:value="0.18193236714975847" table:formula="of:=VLOOKUP(&quot;7.08.03.01&quot;;[DVA.A1:.D10000];4;0)/(VLOOKUP(&quot;2.01.04&quot;;[Passivo.A1:.D10000];4;0)+VLOOKUP(&quot;2.02.01&quot;;[Passivo.A1:.D10000];4;0))" table:style-name="ce6">
            <text:p>18.19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Indicadores Consolid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De eficência operacional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Acum. Ano</text:p>
          </table:table-cell>
          <table:table-cell office:value-type="string" table:style-name="ce5">
            <text:p>Trim. Ex. Ant.</text:p>
          </table:table-cell>
          <table:table-cell office:value-type="string" table:style-name="ce5">
            <text:p>Acum. Ex. Ant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rgem Bruta</text:p>
          </table:table-cell>
          <table:table-cell office:value-type="percentage" office:value="0.34903492757742016" table:formula="of:=VLOOKUP(&quot;3.03c&quot;;[Resultado.A1:.C10000];3;0)/VLOOKUP(&quot;3.01c&quot;;[Resultado.A1:.F10000];3;0)" table:style-name="ce6">
            <text:p>34.90%</text:p>
          </table:table-cell>
          <table:table-cell office:value-type="percentage" office:value="0.34564217072381809" table:formula="of:=VLOOKUP(&quot;3.03c&quot;;[Resultado.A1:.F10000];4;0)/VLOOKUP(&quot;3.01c&quot;;[Resultado.A1:.F10000];4;0)" table:style-name="ce6">
            <text:p>34.56%</text:p>
          </table:table-cell>
          <table:table-cell office:value-type="percentage" office:value="0.35547086257468075" table:formula="of:=VLOOKUP(&quot;3.03c&quot;;[Resultado.A1:.F10000];5;0)/VLOOKUP(&quot;3.01c&quot;;[Resultado.A1:.F10000];5;0)" table:style-name="ce6">
            <text:p>35.55%</text:p>
          </table:table-cell>
          <table:table-cell office:value-type="percentage" office:value="0.34627004642501352" table:formula="of:=VLOOKUP(&quot;3.03c&quot;;[Resultado.A1:.F10000];6;0)/VLOOKUP(&quot;3.01c&quot;;[Resultado.A1:.F10000];6;0)" table:style-name="ce6">
            <text:p>34.63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rgem EBIT</text:p>
          </table:table-cell>
          <table:table-cell office:value-type="percentage" office:value="0.15526900159440465" table:formula="of:=VLOOKUP(&quot;3.05c&quot;;[Resultado.A1:.C10000];3;0)/VLOOKUP(&quot;3.01c&quot;;[Resultado.A1:.C10000];3;0)" table:style-name="ce6">
            <text:p>15.53%</text:p>
          </table:table-cell>
          <table:table-cell office:value-type="percentage" office:value="0.14723390269097131" table:formula="of:=VLOOKUP(&quot;3.05c&quot;;[Resultado.A1:.F10000];4;0)/VLOOKUP(&quot;3.01c&quot;;[Resultado.A1:.F10000];4;0)" table:style-name="ce6">
            <text:p>14.72%</text:p>
          </table:table-cell>
          <table:table-cell office:value-type="percentage" office:value="0.16792751751299556" table:formula="of:=VLOOKUP(&quot;3.05c&quot;;[Resultado.A1:.F10000];5;0)/VLOOKUP(&quot;3.01c&quot;;[Resultado.A1:.F10000];5;0)" table:style-name="ce6">
            <text:p>16.79%</text:p>
          </table:table-cell>
          <table:table-cell office:value-type="percentage" office:value="0.15487267305200514" table:formula="of:=VLOOKUP(&quot;3.05c&quot;;[Resultado.A1:.F10000];6;0)/VLOOKUP(&quot;3.01c&quot;;[Resultado.A1:.F10000];6;0)" table:style-name="ce6">
            <text:p>15.49%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rgem Líquida</text:p>
          </table:table-cell>
          <table:table-cell office:value-type="percentage" office:value="7.8318505209512473E-2" table:formula="of:=VLOOKUP(&quot;3.11c&quot;;[Resultado.A1:.C10000];3;0)/VLOOKUP(&quot;3.01c&quot;;[Resultado.A1:.C10000];3;0)" table:style-name="ce6">
            <text:p>7.83%</text:p>
          </table:table-cell>
          <table:table-cell office:value-type="percentage" office:value="7.6492868247790571E-2" table:formula="of:=VLOOKUP(&quot;3.11c&quot;;[Resultado.A1:.F10000];4;0)/VLOOKUP(&quot;3.01c&quot;;[Resultado.A1:.F10000];4;0)" table:style-name="ce6">
            <text:p>7.65%</text:p>
          </table:table-cell>
          <table:table-cell office:value-type="percentage" office:value="8.0410259020544758E-2" table:formula="of:=VLOOKUP(&quot;3.11c&quot;;[Resultado.A1:.F10000];5;0)/VLOOKUP(&quot;3.01c&quot;;[Resultado.A1:.F10000];5;0)" table:style-name="ce6">
            <text:p>8.04%</text:p>
          </table:table-cell>
          <table:table-cell office:value-type="percentage" office:value="7.7470520441981758E-2" table:formula="of:=VLOOKUP(&quot;3.11c&quot;;[Resultado.A1:.F10000];6;0)/VLOOKUP(&quot;3.01c&quot;;[Resultado.A1:.F10000];6;0)" table:style-name="ce6">
            <text:p>7.75%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ROE anualizado</text:p>
          </table:table-cell>
          <table:table-cell office:value-type="percentage" office:value="0.42519973325313493" table:formula="of:=4*VLOOKUP(&quot;3.11c&quot;;[Resultado.A1:.C10000];3;0)/VLOOKUP(&quot;2.03c&quot;;[Passivo.A1:.C10000];3;0)" table:style-name="ce6">
            <text:p>42.52%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BIT/Ativos anualizado</text:p>
          </table:table-cell>
          <table:table-cell office:value-type="percentage" office:value="0.15431420562939985" table:formula="of:=4*VLOOKUP(&quot;3.05c&quot;;[Resultado.A1:.C10000];3;0)/VLOOKUP(&quot;1c&quot;;[Ativo.A1:.C10000];3;0)" table:style-name="ce6">
            <text:p>15.43%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L/Ativos anualizado</text:p>
          </table:table-cell>
          <table:table-cell office:value-type="percentage" office:value="0.99385069810972992" table:formula="of:=4*VLOOKUP(&quot;3.01c&quot;;[Resultado.A1:.C10000];3;0)/VLOOKUP(&quot;1c&quot;;[Ativo.A1:.C10000];3;0)" table:style-name="ce6">
            <text:p>99.39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Indicadores de preç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/L Anualizado</text:p>
          </table:table-cell>
          <table:table-cell office:value-type="float" office:value="11.613456393382126" table:formula="of:=(VLOOKUP(&quot;3.99.99.10&quot;;[Resultado.A1:.C10000];3)*VLOOKUP(&quot;3.99.99.11&quot;;[Resultado.A1:.C10000];3))/(4*VLOOKUP(&quot;3.11c&quot;;[Resultado.A1:.C10000];3))" table:style-name="ce7">
            <text:p>11.6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/VP</text:p>
          </table:table-cell>
          <table:table-cell office:value-type="float" office:value="205.13111080934274" table:formula="of:=(VLOOKUP(&quot;3.99.99.10&quot;;[Resultado.A1:.C10000];3)*VLOOKUP(&quot;3.99.99.11&quot;;[Resultado.A1:.C10000];3))/VLOOKUP(&quot;2.03c&quot;;[Passivo.A1:.C10000];3)" table:style-name="ce7">
            <text:p>205.1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/EBIT Anualizado</text:p>
          </table:table-cell>
          <table:table-cell office:value-type="float" office:value="5.8578887975429668" table:formula="of:=(VLOOKUP(&quot;3.99.99.10&quot;;[Resultado.A1:.C10000];3)*VLOOKUP(&quot;3.99.99.11&quot;;[Resultado.A1:.C10000];3))/(4*VLOOKUP(&quot;3.05c&quot;;[Resultado.A1:.C10000];3))" table:style-name="ce7">
            <text:p>5.8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a dívida</text:p>
          </table:table-cell>
          <table:table-cell office:value-type="string" table:style-name="ce5">
            <text:p>Trimestre Actual</text:p>
          </table:table-cell>
          <table:table-cell office:value-type="string" table:style-name="ce5">
            <text:p>Fim Exer. Ant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iv. Br./PL</text:p>
          </table:table-cell>
          <table:table-cell office:value-type="percentage" office:value="1.8609320449285407" table:formula="of:=(VLOOKUP(&quot;2.01.04c&quot;;[Passivo.A1:.C10000];3;0)+VLOOKUP(&quot;2.02.01c&quot;;[Passivo.A1:.C10000];3;0))/VLOOKUP(&quot;2.03c&quot;;[Passivo.A1:.C10000];3;0)" table:style-name="ce6">
            <text:p>186.09%</text:p>
          </table:table-cell>
          <table:table-cell office:value-type="percentage" office:value="1.3098319003830814" table:formula="of:=(VLOOKUP(&quot;2.01.04c&quot;;[Passivo.A1:.D10000];4;0)+VLOOKUP(&quot;2.02.01c&quot;;[Passivo.A1:.D10000];4;0))/VLOOKUP(&quot;2.03c&quot;;[Passivo.A1:.D10000];4;0)" table:style-name="ce6">
            <text:p>130.98%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iv. CP./Div. Bruta</text:p>
          </table:table-cell>
          <table:table-cell office:value-type="percentage" office:value="0.37313841840660211" table:formula="of:=VLOOKUP(&quot;2.01.04c&quot;;[Passivo.A1:.C10000];3;0)/(VLOOKUP(&quot;2.01.04c&quot;;[Passivo.A1:.C10000];3;0)+VLOOKUP(&quot;2.02.01c&quot;;[Passivo.A1:.C10000];3;0))" table:style-name="ce6">
            <text:p>37.31%</text:p>
          </table:table-cell>
          <table:table-cell office:value-type="percentage" office:value="0.45391706452872116" table:formula="of:=VLOOKUP(&quot;2.01.04c&quot;;[Passivo.A1:.D10000];4;0)/(VLOOKUP(&quot;2.01.04c&quot;;[Passivo.A1:.D10000];4;0)+VLOOKUP(&quot;2.02.01c&quot;;[Passivo.A1:.D10000];4;0))" table:style-name="ce6">
            <text:p>45.39%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iquidez corrente</text:p>
          </table:table-cell>
          <table:table-cell office:value-type="percentage" office:value="1.2033732314406471" table:formula="of:=VLOOKUP(&quot;1.01c&quot;;[Ativo.A1:.C10000];3;0)/VLOOKUP(&quot;2.01c&quot;;[Passivo.A1:.C10000];3;0)" table:style-name="ce6">
            <text:p>120.34%</text:p>
          </table:table-cell>
          <table:table-cell office:value-type="percentage" office:value="1.1112314853999155" table:formula="of:=VLOOKUP(&quot;1.01c&quot;;[Ativo.A1:.D10000];4;0)/VLOOKUP(&quot;2.01c&quot;;[Passivo.A1:.D10000];4;0)" table:style-name="ce6">
            <text:p>111.12%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uros Acum/Div. Br. Fim. Ex.</text:p>
          </table:table-cell>
          <table:table-cell office:value-type="percentage" office:value="0.20219800018016396" table:formula="of:=VLOOKUP(&quot;7.08.03.01c&quot;;[DVA.A1:.C10000];3;0)/(VLOOKUP(&quot;2.01.04c&quot;;[Passivo.A1:.D10000];4;0)+VLOOKUP(&quot;2.02.01c&quot;;[Passivo.A1:.D10000];4;0))" table:style-name="ce6">
            <text:p>20.22%</text:p>
          </table:table-cell>
          <table:table-cell office:value-type="percentage" office:value="0.18240999309371528" table:formula="of:=VLOOKUP(&quot;7.08.03.01c&quot;;[DVA.A1:.D10000];4;0)/(VLOOKUP(&quot;2.01.04c&quot;;[Passivo.A1:.D10000];4;0)+VLOOKUP(&quot;2.02.01c&quot;;[Passivo.A1:.D10000];4;0))" table:style-name="ce6">
            <text:p>18.24%</text:p>
          </table:table-cell>
          <table:table-cell table:number-columns-repeated="16381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Per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5</meta:generator>
    <dc:creator>Microsoft Office User</dc:creator>
    <meta:creation-date>2018-11-10T10:01:46Z</meta:creation-date>
    <dc:date>2018-11-10T10:02:14Z</dc:date>
  </office:meta>
</office:document-meta>
</file>